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0.875cm"/>
    </style:style>
    <style:style style:name="co5" style:family="table-column">
      <style:table-column-properties fo:break-before="auto" style:column-width="1.025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0.951cm"/>
    </style:style>
    <style:style style:name="co8" style:family="table-column">
      <style:table-column-properties fo:break-before="auto" style:column-width="0.857cm"/>
    </style:style>
    <style:style style:name="co9" style:family="table-column">
      <style:table-column-properties fo:break-before="auto" style:column-width="0.8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854cm"/>
    </style:style>
    <style:style style:name="co12" style:family="table-column">
      <style:table-column-properties fo:break-before="auto" style:column-width="0.764cm"/>
    </style:style>
    <style:style style:name="co13" style:family="table-column">
      <style:table-column-properties fo:break-before="auto" style:column-width="0.801cm"/>
    </style:style>
    <style:style style:name="co14" style:family="table-column">
      <style:table-column-properties fo:break-before="auto" style:column-width="1.005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304cm"/>
    </style:style>
    <style:style style:name="co18" style:family="table-column">
      <style:table-column-properties fo:break-before="auto" style:column-width="1.64cm"/>
    </style:style>
    <style:style style:name="co19" style:family="table-column">
      <style:table-column-properties fo:break-before="auto" style:column-width="0.464cm"/>
    </style:style>
    <style:style style:name="co20" style:family="table-column">
      <style:table-column-properties fo:break-before="auto" style:column-width="1.545cm"/>
    </style:style>
    <style:style style:name="co21" style:family="table-column">
      <style:table-column-properties fo:break-before="auto" style:column-width="0.66cm"/>
    </style:style>
    <style:style style:name="co22" style:family="table-column">
      <style:table-column-properties fo:break-before="auto" style:column-width="0.96cm"/>
    </style:style>
    <style:style style:name="co23" style:family="table-column">
      <style:table-column-properties fo:break-before="auto" style:column-width="0.766cm"/>
    </style:style>
    <style:style style:name="ro1" style:family="table-row">
      <style:table-row-properties style:row-height="0.41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76cm" fo:break-before="auto" style:use-optimal-row-height="true"/>
    </style:style>
    <style:style style:name="ro4" style:family="table-row">
      <style:table-row-properties style:row-height="1.106cm" fo:break-before="auto" style:use-optimal-row-height="true"/>
    </style:style>
    <style:style style:name="ro5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de" style:country-asian="DE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de" style:country-asian="DE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de" style:country-asian="DE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de" style:country-asian="DE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de" style:country-asian="DE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9" table:number-columns-repeated="4" table:default-cell-style-name="Default"/>
        <table:table-column table:style-name="co10" table:number-columns-repeated="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row table:style-name="ro1">
          <table:table-cell office:value-type="string">
            <text:p>uk</text:p>
          </table:table-cell>
          <table:table-cell office:value-type="string">
            <text:p>ru</text:p>
          </table:table-cell>
          <table:table-cell office:value-type="string">
            <text:p>pos</text:p>
          </table:table-cell>
          <table:table-cell office:value-type="string">
            <text:p>abs</text:p>
          </table:table-cell>
          <table:table-cell office:value-type="string">
            <text:p>L0r</text:p>
          </table:table-cell>
          <table:table-cell office:value-type="string">
            <text:p>L0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1r</text:p>
          </table:table-cell>
          <table:table-cell office:value-type="string">
            <text:p>L1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2r</text:p>
          </table:table-cell>
          <table:table-cell office:value-type="string">
            <text:p>Li2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4r</text:p>
          </table:table-cell>
          <table:table-cell office:value-type="string">
            <text:p>Li4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6r</text:p>
          </table:table-cell>
          <table:table-cell office:value-type="string">
            <text:p>Li6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/>
          <table:table-cell office:value-type="string">
            <text:p>Li8r</text:p>
          </table:table-cell>
          <table:table-cell office:value-type="string">
            <text:p>Li8n</text:p>
          </table:table-cell>
          <table:table-cell office:value-type="string">
            <text:p>n1</text:p>
          </table:table-cell>
          <table:table-cell office:value-type="string">
            <text:p>n5</text:p>
          </table:table-cell>
          <table:table-cell office:value-type="string">
            <text:p>n10</text:p>
          </table:table-cell>
          <table:table-cell office:value-type="string">
            <text:p>n25</text:p>
          </table:table-cell>
          <table:table-cell table:number-columns-repeated="14"/>
        </table:table-row>
        <table:table-row table:style-name="ro2">
          <table:table-cell office:value-type="string">
            <text:p>загадковий</text:p>
          </table:table-cell>
          <table:table-cell office:value-type="string">
            <text:p>загадо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table:number-columns-repeated="2" office:value-type="string">
            <text:p>ки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роходити</text:p>
          </table:table-cell>
          <table:table-cell office:value-type="string">
            <text:p>прохо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доводити</text:p>
          </table:table-cell>
          <table:table-cell office:value-type="string">
            <text:p>дово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75">
            <text:p>0.175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парафіянин</text:p>
          </table:table-cell>
          <table:table-cell office:value-type="string">
            <text:p>прихожани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5">
            <text:p>6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322">
            <text:p>3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38">
            <text:p>0.38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зв’язатися</text:p>
          </table:table-cell>
          <table:table-cell office:value-type="string">
            <text:p>связ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черга</text:p>
          </table:table-cell>
          <table:table-cell office:value-type="string">
            <text:p>очеред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7">
            <text:p>3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3560">
            <text:p>35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 office:value-type="float" office:value="31284">
            <text:p>312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19903">
            <text:p>199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9647">
            <text:p>96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5016">
            <text:p>50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нарахування</text:p>
          </table:table-cell>
          <table:table-cell office:value-type="string">
            <text:p>начис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255">
            <text:p>5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1008">
            <text:p>10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4">
            <text:p>164</text:p>
          </table:table-cell>
          <table:table-cell office:value-type="float" office:value="11611">
            <text:p>116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5542">
            <text:p>5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4423">
            <text:p>44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1543">
            <text:p>15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45455">
            <text:p>0.4545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</table:table-row>
        <table:table-row table:style-name="ro2">
          <table:table-cell office:value-type="string">
            <text:p>дух</text:p>
          </table:table-cell>
          <table:table-cell office:value-type="string">
            <text:p>запах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64">
            <text:p>2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731">
            <text:p>7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2624">
            <text:p>26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428">
            <text:p>4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402">
            <text:p>4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372">
            <text:p>3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2">
            <text:p>0.52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table:number-columns-repeated="2" office:value-type="string">
            <text:p>дух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гнати</text:p>
          </table:table-cell>
          <table:table-cell office:value-type="string">
            <text:p>нагн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мавпячий</text:p>
          </table:table-cell>
          <table:table-cell office:value-type="string">
            <text:p>обезья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25">
            <text:p>3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12375">
            <text:p>123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  <table:table-cell office:value-type="float" office:value="9877">
            <text:p>98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3246">
            <text:p>32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771">
            <text:p>7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упускати</text:p>
          </table:table-cell>
          <table:table-cell office:value-type="string">
            <text:p>у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залюднений</text:p>
          </table:table-cell>
          <table:table-cell office:value-type="string">
            <text:p>обитае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654">
            <text:p>9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2562">
            <text:p>25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9">
            <text:p>399</text:p>
          </table:table-cell>
          <table:table-cell office:value-type="float" office:value="19512">
            <text:p>19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1">
            <text:p>421</text:p>
          </table:table-cell>
          <table:table-cell office:value-type="float" office:value="18361">
            <text:p>183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13375">
            <text:p>133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5593">
            <text:p>55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48">
            <text:p>0.48</text:p>
          </table:table-cell>
          <table:table-cell office:value-type="float" office:value="8">
            <text:p>8</text:p>
          </table:table-cell>
          <table:table-cell office:value-type="float" office:value="4.8">
            <text:p>4.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жовтий</text:p>
          </table:table-cell>
          <table:table-cell office:value-type="string">
            <text:p>жёл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аятися</text:p>
          </table:table-cell>
          <table:table-cell office:value-type="string">
            <text:p>кая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table:number-columns-repeated="2" office:value-type="string">
            <text:p>собач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брязкати</text:p>
          </table:table-cell>
          <table:table-cell office:value-type="string">
            <text:p>бряц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утримування</text:p>
          </table:table-cell>
          <table:table-cell office:value-type="string">
            <text:p>содерж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7780">
            <text:p>177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7004">
            <text:p>70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22662">
            <text:p>226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17431">
            <text:p>17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12743">
            <text:p>12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  <table:table-cell office:value-type="float" office:value="7997">
            <text:p>79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56364">
            <text:p>0.56364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office:value-type="string">
            <text:p>сохнути</text:p>
          </table:table-cell>
          <table:table-cell office:value-type="string">
            <text:p>сохну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опосередкований</text:p>
          </table:table-cell>
          <table:table-cell office:value-type="string">
            <text:p>косв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54">
            <text:p>19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3326">
            <text:p>33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2732">
            <text:p>27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2492">
            <text:p>24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1433">
            <text:p>1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1790">
            <text:p>17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3333">
            <text:p>0.5333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0.22667">
            <text:p>0.22667</text:p>
          </table:table-cell>
          <table:table-cell office:value-type="float" office:value="5">
            <text:p>5</text:p>
          </table:table-cell>
          <table:table-cell office:value-type="float" office:value="0.33333">
            <text:p>0.33333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час</text:p>
          </table:table-cell>
          <table:table-cell office:value-type="string">
            <text:p>врем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24901">
            <text:p>249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42264">
            <text:p>42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44070">
            <text:p>440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45147">
            <text:p>45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43545">
            <text:p>4354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.4">
            <text:p>3.4</text:p>
          </table:table-cell>
          <table:table-cell office:value-type="float" office:value="0.68">
            <text:p>0.68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час</text:p>
          </table:table-cell>
          <table:table-cell office:value-type="string">
            <text:p>пор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5780">
            <text:p>57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34242">
            <text:p>342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38847">
            <text:p>388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33759">
            <text:p>337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9354">
            <text:p>93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0.45">
            <text:p>0.45</text:p>
          </table:table-cell>
          <table:table-cell office:value-type="float" office:value="2.2">
            <text:p>2.2</text:p>
          </table:table-cell>
          <table:table-cell office:value-type="float" office:value="0.55">
            <text:p>0.55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миля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надягати</text:p>
          </table:table-cell>
          <table:table-cell office:value-type="string">
            <text:p>наде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передивлятися</text:p>
          </table:table-cell>
          <table:table-cell office:value-type="string">
            <text:p>пересматр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887">
            <text:p>6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761">
            <text:p>17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3554">
            <text:p>35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3644">
            <text:p>36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3936">
            <text:p>39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3289">
            <text:p>32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45714">
            <text:p>0.45714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  <table:table-cell office:value-type="float" office:value="4.4">
            <text:p>4.4</text:p>
          </table:table-cell>
          <table:table-cell office:value-type="float" office:value="0.31429">
            <text:p>0.31429</text:p>
          </table:table-cell>
          <table:table-cell office:value-type="float" office:value="5.4">
            <text:p>5.4</text:p>
          </table:table-cell>
          <table:table-cell office:value-type="float" office:value="0.38571">
            <text:p>0.38571</text:p>
          </table:table-cell>
          <table:table-cell office:value-type="float" office:value="6.2">
            <text:p>6.2</text:p>
          </table:table-cell>
          <table:table-cell office:value-type="float" office:value="0.44286">
            <text:p>0.44286</text:p>
          </table:table-cell>
        </table:table-row>
        <table:table-row table:style-name="ro2">
          <table:table-cell office:value-type="string">
            <text:p>передивлятися</text:p>
          </table:table-cell>
          <table:table-cell office:value-type="string">
            <text:p>прогляд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1433">
            <text:p>21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8530">
            <text:p>85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4013">
            <text:p>40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3496">
            <text:p>34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3691">
            <text:p>36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5227">
            <text:p>52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4615">
            <text:p>0.84615</text:p>
          </table:table-cell>
          <table:table-cell office:value-type="float" office:value="0.53846">
            <text:p>0.5384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5">
            <text:p>5</text:p>
          </table:table-cell>
          <table:table-cell office:value-type="float" office:value="0.38462">
            <text:p>0.38462</text:p>
          </table:table-cell>
          <table:table-cell office:value-type="float" office:value="6">
            <text:p>6</text:p>
          </table:table-cell>
          <table:table-cell office:value-type="float" office:value="0.46154">
            <text:p>0.46154</text:p>
          </table:table-cell>
        </table:table-row>
        <table:table-row table:style-name="ro2">
          <table:table-cell office:value-type="string">
            <text:p>передивлятися</text:p>
          </table:table-cell>
          <table:table-cell office:value-type="string">
            <text:p>просматр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6547">
            <text:p>265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12443">
            <text:p>124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1017">
            <text:p>11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11414">
            <text:p>11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  <table:table-cell office:value-type="float" office:value="13922">
            <text:p>139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 office:value-type="float" office:value="16202">
            <text:p>162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2308">
            <text:p>0.92308</text:p>
          </table:table-cell>
          <table:table-cell office:value-type="float" office:value="0.56923">
            <text:p>0.56923</text:p>
          </table:table-cell>
          <table:table-cell office:value-type="float" office:value="12">
            <text:p>12</text:p>
          </table:table-cell>
          <table:table-cell office:value-type="float" office:value="7.4">
            <text:p>7.4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  <table:table-cell office:value-type="float" office:value="6">
            <text:p>6</text:p>
          </table:table-cell>
          <table:table-cell office:value-type="float" office:value="0.46154">
            <text:p>0.46154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зіштовхнутися</text:p>
          </table:table-cell>
          <table:table-cell office:value-type="string">
            <text:p>столкну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32308">
            <text:p>0.32308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3.8">
            <text:p>3.8</text:p>
          </table:table-cell>
          <table:table-cell office:value-type="float" office:value="0.29231">
            <text:p>0.29231</text:p>
          </table:table-cell>
        </table:table-row>
        <table:table-row table:style-name="ro2">
          <table:table-cell office:value-type="string">
            <text:p>умивальник</text:p>
          </table:table-cell>
          <table:table-cell office:value-type="string">
            <text:p>умываль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шкідливий</text:p>
          </table:table-cell>
          <table:table-cell office:value-type="string">
            <text:p>вред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08">
            <text:p>28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579">
            <text:p>5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2079">
            <text:p>20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725">
            <text:p>7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397">
            <text:p>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399">
            <text:p>3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46667">
            <text:p>0.46667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зайнятість</text:p>
          </table:table-cell>
          <table:table-cell office:value-type="string">
            <text:p>занят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string">
            <text:p>син</text:p>
          </table:table-cell>
          <table:table-cell office:value-type="string">
            <text:p>сы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отіснитися</text:p>
          </table:table-cell>
          <table:table-cell office:value-type="string">
            <text:p>потесн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</table:table-row>
        <table:table-row table:style-name="ro2">
          <table:table-cell table:number-columns-repeated="2" office:value-type="string">
            <text:p>смерч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фільтр</text:p>
          </table:table-cell>
          <table:table-cell office:value-type="string">
            <text:p>фильт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кровотеча</text:p>
          </table:table-cell>
          <table:table-cell office:value-type="string">
            <text:p>кровот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1667">
            <text:p>0.31667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0.11667">
            <text:p>0.11667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погіршувати</text:p>
          </table:table-cell>
          <table:table-cell office:value-type="string">
            <text:p>ухудш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109">
            <text:p>6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4640">
            <text:p>46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 office:value-type="float" office:value="15501">
            <text:p>15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12052">
            <text:p>120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8219">
            <text:p>82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5232">
            <text:p>52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0909">
            <text:p>0.50909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</table:table-row>
        <table:table-row table:style-name="ro2">
          <table:table-cell office:value-type="string">
            <text:p>зав’язувати</text:p>
          </table:table-cell>
          <table:table-cell office:value-type="string">
            <text:p>завя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</table:table-row>
        <table:table-row table:style-name="ro2">
          <table:table-cell office:value-type="string">
            <text:p>обмундирування</text:p>
          </table:table-cell>
          <table:table-cell office:value-type="string">
            <text:p>обмундир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1429">
            <text:p>0.21429</text:p>
          </table:table-cell>
          <table:table-cell office:value-type="float" office:value="0.14286">
            <text:p>0.142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кар’єра</text:p>
          </table:table-cell>
          <table:table-cell office:value-type="string">
            <text:p>карьер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4286">
            <text:p>0.142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побороти</text:p>
          </table:table-cell>
          <table:table-cell office:value-type="string">
            <text:p>поборо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побороти</text:p>
          </table:table-cell>
          <table:table-cell office:value-type="string">
            <text:p>преодол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581">
            <text:p>1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2751">
            <text:p>27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1661">
            <text:p>16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541">
            <text:p>15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727">
            <text:p>17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з’їсти</text:p>
          </table:table-cell>
          <table:table-cell office:value-type="string">
            <text:p>поес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5">
            <text:p>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342">
            <text:p>3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8">
            <text:p>248</text:p>
          </table:table-cell>
          <table:table-cell office:value-type="float" office:value="17044">
            <text:p>170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12425">
            <text:p>124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5149">
            <text:p>51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777">
            <text:p>7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борня</text:p>
          </table:table-cell>
          <table:table-cell office:value-type="string">
            <text:p>борьб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73">
            <text:p>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акумулятор</text:p>
          </table:table-cell>
          <table:table-cell office:value-type="string">
            <text:p>аккумулят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09091">
            <text:p>0.09091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</table:table-row>
        <table:table-row table:style-name="ro2">
          <table:table-cell office:value-type="string">
            <text:p>збігти</text:p>
          </table:table-cell>
          <table:table-cell office:value-type="string">
            <text:p>сбе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70">
            <text:p>2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2837">
            <text:p>28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1406">
            <text:p>14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820">
            <text:p>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42">
            <text:p>3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45714">
            <text:p>0.45714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внука</text:p>
          </table:table-cell>
          <table:table-cell office:value-type="string">
            <text:p>вну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</table:table-row>
        <table:table-row table:style-name="ro2">
          <table:table-cell office:value-type="string">
            <text:p>доноситися</text:p>
          </table:table-cell>
          <table:table-cell office:value-type="string">
            <text:p>донос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назватися</text:p>
          </table:table-cell>
          <table:table-cell office:value-type="string">
            <text:p>представ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622">
            <text:p>4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8740">
            <text:p>87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4493">
            <text:p>44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6205">
            <text:p>62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8041">
            <text:p>80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7772">
            <text:p>77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2308">
            <text:p>0.52308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2">
            <text:p>6.2</text:p>
          </table:table-cell>
          <table:table-cell office:value-type="float" office:value="0.47692">
            <text:p>0.47692</text:p>
          </table:table-cell>
        </table:table-row>
        <table:table-row table:style-name="ro2">
          <table:table-cell office:value-type="string">
            <text:p>намір</text:p>
          </table:table-cell>
          <table:table-cell office:value-type="string">
            <text:p>наме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072">
            <text:p>20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744">
            <text:p>7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розшукувати</text:p>
          </table:table-cell>
          <table:table-cell office:value-type="string">
            <text:p>разыск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6364">
            <text:p>0.3636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office:value-type="string">
            <text:p>проникати</text:p>
          </table:table-cell>
          <table:table-cell office:value-type="string">
            <text:p>прони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наближатися</text:p>
          </table:table-cell>
          <table:table-cell office:value-type="string">
            <text:p>приближ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office:value-type="float" office:value="439">
            <text:p>4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рельєф</text:p>
          </table:table-cell>
          <table:table-cell office:value-type="string">
            <text:p>рельеф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table:number-columns-repeated="2" office:value-type="string">
            <text:p>асфаль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отік</text:p>
          </table:table-cell>
          <table:table-cell office:value-type="string">
            <text:p>пот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підхопити</text:p>
          </table:table-cell>
          <table:table-cell office:value-type="string">
            <text:p>подхва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555">
            <text:p>5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">
            <text:p>0.36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ломачка</text:p>
          </table:table-cell>
          <table:table-cell office:value-type="string">
            <text:p>пало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20">
            <text:p>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209">
            <text:p>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4687">
            <text:p>46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2143">
            <text:p>21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271">
            <text:p>2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31429">
            <text:p>0.31429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</table:table-row>
        <table:table-row table:style-name="ro2">
          <table:table-cell office:value-type="string">
            <text:p>угадати</text:p>
          </table:table-cell>
          <table:table-cell office:value-type="string">
            <text:p>предуга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1625">
            <text:p>16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1096">
            <text:p>10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039">
            <text:p>10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2998">
            <text:p>2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2927">
            <text:p>29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5455">
            <text:p>0.45455</text:p>
          </table:table-cell>
          <table:table-cell table:number-columns-repeated="2"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</table:table-row>
        <table:table-row table:style-name="ro2">
          <table:table-cell office:value-type="string">
            <text:p>виробити</text:p>
          </table:table-cell>
          <table:table-cell office:value-type="string">
            <text:p>произ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481">
            <text:p>24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6372">
            <text:p>63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312">
            <text:p>3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526">
            <text:p>5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1251">
            <text:p>1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3039">
            <text:p>30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4">
            <text:p>0.5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</table:table-row>
        <table:table-row table:style-name="ro2">
          <table:table-cell office:value-type="string">
            <text:p>вигадування</text:p>
          </table:table-cell>
          <table:table-cell office:value-type="string">
            <text:p>измыш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083">
            <text:p>160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1">
            <text:p>421</text:p>
          </table:table-cell>
          <table:table-cell office:value-type="float" office:value="36093">
            <text:p>360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 office:value-type="float" office:value="43782">
            <text:p>437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office:value-type="float" office:value="38267">
            <text:p>38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1">
            <text:p>461</text:p>
          </table:table-cell>
          <table:table-cell office:value-type="float" office:value="41974">
            <text:p>419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1061">
            <text:p>410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9091">
            <text:p>0.69091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  <table:table-cell office:value-type="float" office:value="7.2">
            <text:p>7.2</text:p>
          </table:table-cell>
          <table:table-cell office:value-type="float" office:value="0.65455">
            <text:p>0.65455</text:p>
          </table:table-cell>
        </table:table-row>
        <table:table-row table:style-name="ro2">
          <table:table-cell office:value-type="string">
            <text:p>підписатися</text:p>
          </table:table-cell>
          <table:table-cell office:value-type="string">
            <text:p>подпис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16364">
            <text:p>0.1636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</table:table-row>
        <table:table-row table:style-name="ro2">
          <table:table-cell table:number-columns-repeated="2" office:value-type="string">
            <text:p>внуч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илосос</text:p>
          </table:table-cell>
          <table:table-cell office:value-type="string">
            <text:p>пылесо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1429">
            <text:p>0.11429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</table:table-row>
        <table:table-row table:style-name="ro2">
          <table:table-cell office:value-type="string">
            <text:p>світовий</text:p>
          </table:table-cell>
          <table:table-cell office:value-type="string">
            <text:p>миро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6137">
            <text:p>61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1107">
            <text:p>1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412">
            <text:p>4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35">
            <text:p>0.35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table:number-columns-repeated="2" office:value-type="string">
            <text:p>зят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жировий</text:p>
          </table:table-cell>
          <table:table-cell office:value-type="string">
            <text:p>жиро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одяг</text:p>
          </table:table-cell>
          <table:table-cell office:value-type="string">
            <text:p>одежд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78">
            <text:p>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422">
            <text:p>4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276">
            <text:p>2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одяг</text:p>
          </table:table-cell>
          <table:table-cell office:value-type="string">
            <text:p>плать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16957">
            <text:p>16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40394">
            <text:p>403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 office:value-type="float" office:value="33286">
            <text:p>33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25613">
            <text:p>256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18606">
            <text:p>1860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office:value-type="string">
            <text:p>показатися</text:p>
          </table:table-cell>
          <table:table-cell office:value-type="string">
            <text:p>показ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4">
            <text:p>0.04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витяг</text:p>
          </table:table-cell>
          <table:table-cell office:value-type="string">
            <text:p>выдерж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925">
            <text:p>15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2507">
            <text:p>25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2276">
            <text:p>22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564">
            <text:p>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1203">
            <text:p>12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525">
            <text:p>0.525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витяг</text:p>
          </table:table-cell>
          <table:table-cell office:value-type="string">
            <text:p>извл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1289">
            <text:p>21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3">
            <text:p>183</text:p>
          </table:table-cell>
          <table:table-cell office:value-type="float" office:value="32096">
            <text:p>320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33385">
            <text:p>333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  <table:table-cell office:value-type="float" office:value="38568">
            <text:p>385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38104">
            <text:p>381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36334">
            <text:p>363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72">
            <text:p>0.72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  <table:table-cell office:value-type="float" office:value="6.6">
            <text:p>6.6</text:p>
          </table:table-cell>
          <table:table-cell office:value-type="float" office:value="0.66">
            <text:p>0.66</text:p>
          </table:table-cell>
        </table:table-row>
        <table:table-row table:style-name="ro2">
          <table:table-cell office:value-type="string">
            <text:p>шурхіт</text:p>
          </table:table-cell>
          <table:table-cell office:value-type="string">
            <text:p>шорох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72">
            <text:p>3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29">
            <text:p>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table:number-columns-repeated="2" office:value-type="string">
            <text:p>вал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table:number-columns-repeated="2" office:value-type="string">
            <text:p>дач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браження</text:p>
          </table:table-cell>
          <table:table-cell office:value-type="string">
            <text:p>оскорб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91">
            <text:p>1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5824">
            <text:p>58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2519">
            <text:p>25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7329">
            <text:p>7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7387">
            <text:p>73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6440">
            <text:p>64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2727">
            <text:p>0.52727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table:number-columns-repeated="2" office:value-type="string">
            <text:p>паспор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воєрідність</text:p>
          </table:table-cell>
          <table:table-cell office:value-type="string">
            <text:p>своеобраз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408">
            <text:p>4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448">
            <text:p>4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2294">
            <text:p>2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1084">
            <text:p>10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1687">
            <text:p>16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649">
            <text:p>6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3333">
            <text:p>0.43333</text:p>
          </table:table-cell>
          <table:table-cell office:value-type="float" office:value="9">
            <text:p>9</text:p>
          </table:table-cell>
          <table:table-cell office:value-type="float" office:value="5.2">
            <text:p>5.2</text:p>
          </table:table-cell>
          <table:table-cell office:value-type="float" office:value="2.2">
            <text:p>2.2</text:p>
          </table:table-cell>
          <table:table-cell office:value-type="float" office:value="0.18333">
            <text:p>0.18333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0.41667">
            <text:p>0.41667</text:p>
          </table:table-cell>
        </table:table-row>
        <table:table-row table:style-name="ro2">
          <table:table-cell office:value-type="string">
            <text:p>потайник</text:p>
          </table:table-cell>
          <table:table-cell office:value-type="string">
            <text:p>тай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75">
            <text:p>0.275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table:number-columns-repeated="2" office:value-type="string">
            <text:p>прос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рубий</text:p>
          </table:table-cell>
          <table:table-cell office:value-type="string">
            <text:p>дерз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2401">
            <text:p>24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1673">
            <text:p>1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856">
            <text:p>8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грубий</text:p>
          </table:table-cell>
          <table:table-cell office:value-type="string">
            <text:p>толс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645">
            <text:p>86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800">
            <text:p>18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 office:value-type="float" office:value="12108">
            <text:p>121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7552">
            <text:p>75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5853">
            <text:p>58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2479">
            <text:p>24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4286">
            <text:p>0.54286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</table:table-row>
        <table:table-row table:style-name="ro2">
          <table:table-cell office:value-type="string">
            <text:p>грубий</text:p>
          </table:table-cell>
          <table:table-cell office:value-type="string">
            <text:p>груб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іпсувати</text:p>
          </table:table-cell>
          <table:table-cell office:value-type="string">
            <text:p>испор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661">
            <text:p>76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 office:value-type="float" office:value="20174">
            <text:p>201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float" office:value="20317">
            <text:p>203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 office:value-type="float" office:value="19873">
            <text:p>198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6">
            <text:p>436</text:p>
          </table:table-cell>
          <table:table-cell office:value-type="float" office:value="23748">
            <text:p>237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9">
            <text:p>399</text:p>
          </table:table-cell>
          <table:table-cell office:value-type="float" office:value="23338">
            <text:p>233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2222">
            <text:p>0.62222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бережливий</text:p>
          </table:table-cell>
          <table:table-cell office:value-type="string">
            <text:p>эконом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8437">
            <text:p>18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7477">
            <text:p>74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3">
            <text:p>403</text:p>
          </table:table-cell>
          <table:table-cell office:value-type="float" office:value="19886">
            <text:p>198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 office:value-type="float" office:value="15459">
            <text:p>154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 office:value-type="float" office:value="10200">
            <text:p>102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8000">
            <text:p>80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56">
            <text:p>0.56</text:p>
          </table:table-cell>
          <table:table-cell office:value-type="float" office:value="9">
            <text:p>9</text:p>
          </table:table-cell>
          <table:table-cell office:value-type="float" office:value="5.6">
            <text:p>5.6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косинка</text:p>
          </table:table-cell>
          <table:table-cell office:value-type="string">
            <text:p>косы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2857">
            <text:p>0.0285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бесіда</text:p>
          </table:table-cell>
          <table:table-cell office:value-type="string">
            <text:p>разгов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28511">
            <text:p>285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38049">
            <text:p>380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  <table:table-cell office:value-type="float" office:value="38829">
            <text:p>388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  <table:table-cell office:value-type="float" office:value="35716">
            <text:p>35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32073">
            <text:p>320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</table:table-row>
        <table:table-row table:style-name="ro2">
          <table:table-cell office:value-type="string">
            <text:p>бесіда</text:p>
          </table:table-cell>
          <table:table-cell office:value-type="string">
            <text:p>собесе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20966">
            <text:p>20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4163">
            <text:p>41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5162">
            <text:p>5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2333">
            <text:p>123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5741">
            <text:p>157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1538">
            <text:p>0.61538</text:p>
          </table:table-cell>
          <table:table-cell office:value-type="float" office:value="0.58462">
            <text:p>0.58462</text:p>
          </table:table-cell>
          <table:table-cell office:value-type="float" office:value="8">
            <text:p>8</text:p>
          </table:table-cell>
          <table:table-cell office:value-type="float" office:value="7.6">
            <text:p>7.6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.2">
            <text:p>4.2</text:p>
          </table:table-cell>
          <table:table-cell office:value-type="float" office:value="0.32308">
            <text:p>0.32308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</table:table-row>
        <table:table-row table:style-name="ro2">
          <table:table-cell office:value-type="string">
            <text:p>бесіда</text:p>
          </table:table-cell>
          <table:table-cell office:value-type="string">
            <text:p>бесед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table:number-columns-repeated="2" office:value-type="string">
            <text:p>наверх</text:p>
          </table:table-cell>
          <table:table-cell office:value-type="string">
            <text:p>ADV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знати</text:p>
          </table:table-cell>
          <table:table-cell office:value-type="string">
            <text:p>зн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2">
            <text:p>0.2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рибка</text:p>
          </table:table-cell>
          <table:table-cell office:value-type="string">
            <text:p>рыб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прапорець</text:p>
          </table:table-cell>
          <table:table-cell office:value-type="string">
            <text:p>флаж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2585">
            <text:p>125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10950">
            <text:p>109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11009">
            <text:p>110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11149">
            <text:p>111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7891">
            <text:p>78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8703">
            <text:p>87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7778">
            <text:p>0.57778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</table:table-row>
        <table:table-row table:style-name="ro2">
          <table:table-cell office:value-type="string">
            <text:p>стильний</text:p>
          </table:table-cell>
          <table:table-cell office:value-type="string">
            <text:p>сти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кущі</text:p>
          </table:table-cell>
          <table:table-cell office:value-type="string">
            <text:p>кустар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93">
            <text:p>1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9234">
            <text:p>9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534">
            <text:p>5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1541">
            <text:p>15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3597">
            <text:p>35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ганебний</text:p>
          </table:table-cell>
          <table:table-cell office:value-type="string">
            <text:p>позор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198">
            <text:p>6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79">
            <text:p>2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14051">
            <text:p>140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3356">
            <text:p>3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709">
            <text:p>7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386">
            <text:p>3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35">
            <text:p>0.35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установлювати</text:p>
          </table:table-cell>
          <table:table-cell office:value-type="string">
            <text:p>устанавл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3077">
            <text:p>0.23077</text:p>
          </table:table-cell>
          <table:table-cell office:value-type="float" office:value="0.18462">
            <text:p>0.18462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2.4">
            <text:p>2.4</text:p>
          </table:table-cell>
          <table:table-cell office:value-type="float" office:value="0.18462">
            <text:p>0.18462</text:p>
          </table:table-cell>
          <table:table-cell office:value-type="float" office:value="2.4">
            <text:p>2.4</text:p>
          </table:table-cell>
          <table:table-cell office:value-type="float" office:value="0.18462">
            <text:p>0.18462</text:p>
          </table:table-cell>
        </table:table-row>
        <table:table-row table:style-name="ro2">
          <table:table-cell office:value-type="string">
            <text:p>установлювати</text:p>
          </table:table-cell>
          <table:table-cell office:value-type="string">
            <text:p>утверж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834">
            <text:p>28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2902">
            <text:p>29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227">
            <text:p>32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4806">
            <text:p>4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4271">
            <text:p>42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2876">
            <text:p>28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2308">
            <text:p>0.52308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2">
            <text:p>6.2</text:p>
          </table:table-cell>
          <table:table-cell office:value-type="float" office:value="0.47692">
            <text:p>0.47692</text:p>
          </table:table-cell>
        </table:table-row>
        <table:table-row table:style-name="ro2">
          <table:table-cell office:value-type="string">
            <text:p>вибір</text:p>
          </table:table-cell>
          <table:table-cell office:value-type="string">
            <text:p>вы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медаліст</text:p>
          </table:table-cell>
          <table:table-cell office:value-type="string">
            <text:p>медалис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відмінник</text:p>
          </table:table-cell>
          <table:table-cell office:value-type="string">
            <text:p>отлич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87">
            <text:p>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8709">
            <text:p>87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324">
            <text:p>1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72">
            <text:p>2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35556">
            <text:p>0.35556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травень</text:p>
          </table:table-cell>
          <table:table-cell office:value-type="string">
            <text:p>ма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4297">
            <text:p>242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 office:value-type="float" office:value="41207">
            <text:p>412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24198">
            <text:p>24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 office:value-type="float" office:value="23179">
            <text:p>23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28003">
            <text:p>280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37940">
            <text:p>379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4286">
            <text:p>0.74286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ліворуч</text:p>
          </table:table-cell>
          <table:table-cell office:value-type="string">
            <text:p>налев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338">
            <text:p>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471">
            <text:p>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909">
            <text:p>9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495">
            <text:p>4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7143">
            <text:p>0.5714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office:value-type="string">
            <text:p>ліворуч</text:p>
          </table:table-cell>
          <table:table-cell office:value-type="string">
            <text:p>слев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1621">
            <text:p>16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1400">
            <text:p>14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984">
            <text:p>9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1238">
            <text:p>12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377">
            <text:p>13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1429">
            <text:p>0.714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ліворуч</text:p>
          </table:table-cell>
          <table:table-cell office:value-type="string">
            <text:p>влев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1045">
            <text:p>10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1400">
            <text:p>14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581">
            <text:p>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700">
            <text:p>7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перетинання</text:p>
          </table:table-cell>
          <table:table-cell office:value-type="string">
            <text:p>прес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263">
            <text:p>2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648">
            <text:p>6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6782">
            <text:p>67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5467">
            <text:p>5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1830">
            <text:p>1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807">
            <text:p>8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приятель</text:p>
          </table:table-cell>
          <table:table-cell office:value-type="string">
            <text:p>друг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3583">
            <text:p>23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0">
            <text:p>400</text:p>
          </table:table-cell>
          <table:table-cell office:value-type="float" office:value="39211">
            <text:p>39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 office:value-type="float" office:value="17459">
            <text:p>174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18242">
            <text:p>182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  <table:table-cell office:value-type="float" office:value="19819">
            <text:p>198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 office:value-type="float" office:value="28573">
            <text:p>285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25">
            <text:p>0.725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5">
            <text:p>5</text:p>
          </table:table-cell>
          <table:table-cell office:value-type="float" office:value="0.625">
            <text:p>0.625</text:p>
          </table:table-cell>
        </table:table-row>
        <table:table-row table:style-name="ro2">
          <table:table-cell table:number-columns-repeated="2" office:value-type="string">
            <text:p>приятел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звільнення</text:p>
          </table:table-cell>
          <table:table-cell office:value-type="string">
            <text:p>освобожд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643">
            <text:p>26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7219">
            <text:p>72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38473">
            <text:p>384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  <table:table-cell office:value-type="float" office:value="30851">
            <text:p>308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23748">
            <text:p>237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11894">
            <text:p>118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6667">
            <text:p>0.56667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  <table:table-cell office:value-type="float" office:value="6.6">
            <text:p>6.6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звільнення</text:p>
          </table:table-cell>
          <table:table-cell office:value-type="string">
            <text:p>уволь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71">
            <text:p>171</text:p>
          </table:table-cell>
          <table:table-cell office:value-type="float" office:value="6817">
            <text:p>68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163">
            <text:p>11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ізюминка</text:p>
          </table:table-cell>
          <table:table-cell office:value-type="string">
            <text:p>изюми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table:number-columns-repeated="2" office:value-type="string">
            <text:p>рутин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table:number-columns-repeated="2" office:value-type="string">
            <text:p>шарф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еретворитися</text:p>
          </table:table-cell>
          <table:table-cell office:value-type="string">
            <text:p>преврат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322">
            <text:p>3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490">
            <text:p>4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38462">
            <text:p>0.3846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</table:table-row>
        <table:table-row table:style-name="ro2">
          <table:table-cell office:value-type="string">
            <text:p>клонувати</text:p>
          </table:table-cell>
          <table:table-cell office:value-type="string">
            <text:p>клон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накидати</text:p>
          </table:table-cell>
          <table:table-cell office:value-type="string">
            <text:p>наброс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59">
            <text:p>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1041">
            <text:p>10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1290">
            <text:p>12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1474">
            <text:p>14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1258">
            <text:p>12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999">
            <text:p>9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</table:table-row>
        <table:table-row table:style-name="ro2">
          <table:table-cell table:number-columns-repeated="2" office:value-type="string">
            <text:p>реально</text:p>
          </table:table-cell>
          <table:table-cell office:value-type="string">
            <text:p>ADV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table:number-columns-repeated="2" office:value-type="string">
            <text:p>плач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розроблення</text:p>
          </table:table-cell>
          <table:table-cell office:value-type="string">
            <text:p>разрабо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92">
            <text:p>1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2129">
            <text:p>2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247">
            <text:p>2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32727">
            <text:p>0.32727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</table:table-row>
        <table:table-row table:style-name="ro2">
          <table:table-cell table:number-columns-repeated="2" office:value-type="string">
            <text:p>газе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ір</text:p>
          </table:table-cell>
          <table:table-cell office:value-type="string">
            <text:p>з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763">
            <text:p>37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4110">
            <text:p>41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518">
            <text:p>5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3740">
            <text:p>37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595">
            <text:p>25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3082">
            <text:p>30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3333">
            <text:p>0.63333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зір</text:p>
          </table:table-cell>
          <table:table-cell office:value-type="string">
            <text:p>вз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8948">
            <text:p>189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6516">
            <text:p>6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124">
            <text:p>11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218">
            <text:p>2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рямолінійність</text:p>
          </table:table-cell>
          <table:table-cell office:value-type="string">
            <text:p>прямолиней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05333">
            <text:p>0.05333</text:p>
          </table:table-cell>
          <table:table-cell office:value-type="float" office:value="1">
            <text:p>1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table:number-columns-repeated="2" office:value-type="string">
            <text:p>вести</text:p>
          </table:table-cell>
          <table:table-cell office:value-type="string">
            <text:p>VERB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бозна</text:p>
          </table:table-cell>
          <table:table-cell office:value-type="string">
            <text:p>неизвестно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476">
            <text:p>64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1948">
            <text:p>119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 office:value-type="float" office:value="14254">
            <text:p>14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1">
            <text:p>211</text:p>
          </table:table-cell>
          <table:table-cell office:value-type="float" office:value="14431">
            <text:p>14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13103">
            <text:p>13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4">
            <text:p>184</text:p>
          </table:table-cell>
          <table:table-cell office:value-type="float" office:value="12901">
            <text:p>129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6">
            <text:p>0.6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</table:table-row>
        <table:table-row table:style-name="ro2">
          <table:table-cell office:value-type="string">
            <text:p>беззаконня</text:p>
          </table:table-cell>
          <table:table-cell office:value-type="string">
            <text:p>беззако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table:number-columns-repeated="2" office:value-type="string">
            <text:p>бун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численність</text:p>
          </table:table-cell>
          <table:table-cell office:value-type="string">
            <text:p>обил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2871">
            <text:p>328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6">
            <text:p>486</text:p>
          </table:table-cell>
          <table:table-cell office:value-type="float" office:value="35386">
            <text:p>353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9064">
            <text:p>190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21783">
            <text:p>21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2">
            <text:p>452</text:p>
          </table:table-cell>
          <table:table-cell office:value-type="float" office:value="33357">
            <text:p>333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5">
            <text:p>475</text:p>
          </table:table-cell>
          <table:table-cell office:value-type="float" office:value="36157">
            <text:p>361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0909">
            <text:p>0.90909</text:p>
          </table:table-cell>
          <table:table-cell office:value-type="float" office:value="0.70909">
            <text:p>0.70909</text:p>
          </table:table-cell>
          <table:table-cell office:value-type="float" office:value="10">
            <text:p>1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</table:table-row>
        <table:table-row table:style-name="ro2">
          <table:table-cell office:value-type="string">
            <text:p>зловмисний</text:p>
          </table:table-cell>
          <table:table-cell office:value-type="string">
            <text:p>злонамер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36923">
            <text:p>0.36923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2">
            <text:p>4.2</text:p>
          </table:table-cell>
          <table:table-cell office:value-type="float" office:value="0.32308">
            <text:p>0.32308</text:p>
          </table:table-cell>
        </table:table-row>
        <table:table-row table:style-name="ro2">
          <table:table-cell office:value-type="string">
            <text:p>невідомий</text:p>
          </table:table-cell>
          <table:table-cell office:value-type="string">
            <text:p>неведо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1111">
            <text:p>0.1111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невідомий</text:p>
          </table:table-cell>
          <table:table-cell office:value-type="string">
            <text:p>неизвес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65">
            <text:p>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687">
            <text:p>6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474">
            <text:p>4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419">
            <text:p>4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655">
            <text:p>6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720">
            <text:p>7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43636">
            <text:p>0.43636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царювати</text:p>
          </table:table-cell>
          <table:table-cell office:value-type="string">
            <text:p>царств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office:value-type="float" office:value="679">
            <text:p>679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130">
            <text:p>1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327">
            <text:p>3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марнувати</text:p>
          </table:table-cell>
          <table:table-cell office:value-type="string">
            <text:p>расто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62">
            <text:p>23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397">
            <text:p>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3">
            <text:p>213</text:p>
          </table:table-cell>
          <table:table-cell office:value-type="float" office:value="11081">
            <text:p>110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8121">
            <text:p>81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449">
            <text:p>24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726">
            <text:p>7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граніт</text:p>
          </table:table-cell>
          <table:table-cell office:value-type="string">
            <text:p>грани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позичати</text:p>
          </table:table-cell>
          <table:table-cell office:value-type="string">
            <text:p>зани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55">
            <text:p>2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3209">
            <text:p>3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22860">
            <text:p>228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 office:value-type="float" office:value="20285">
            <text:p>202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12852">
            <text:p>128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5811">
            <text:p>58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систематизувати</text:p>
          </table:table-cell>
          <table:table-cell office:value-type="string">
            <text:p>систематиз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23529">
            <text:p>0.23529</text:p>
          </table:table-cell>
          <table:table-cell table:number-columns-repeated="2"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0588">
            <text:p>0.10588</text:p>
          </table:table-cell>
          <table:table-cell office:value-type="float" office:value="2.6">
            <text:p>2.6</text:p>
          </table:table-cell>
          <table:table-cell office:value-type="float" office:value="0.15294">
            <text:p>0.15294</text:p>
          </table:table-cell>
          <table:table-cell office:value-type="float" office:value="3.2">
            <text:p>3.2</text:p>
          </table:table-cell>
          <table:table-cell office:value-type="float" office:value="0.18824">
            <text:p>0.18824</text:p>
          </table:table-cell>
          <table:table-cell office:value-type="float" office:value="3.6">
            <text:p>3.6</text:p>
          </table:table-cell>
          <table:table-cell office:value-type="float" office:value="0.21176">
            <text:p>0.21176</text:p>
          </table:table-cell>
        </table:table-row>
        <table:table-row table:style-name="ro2">
          <table:table-cell office:value-type="string">
            <text:p>тугий</text:p>
          </table:table-cell>
          <table:table-cell office:value-type="string">
            <text:p>туг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католицький</text:p>
          </table:table-cell>
          <table:table-cell office:value-type="string">
            <text:p>катол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2.2">
            <text:p>2.2</text:p>
          </table:table-cell>
          <table:table-cell office:value-type="float" office:value="0.18333">
            <text:p>0.18333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шинеля</text:p>
          </table:table-cell>
          <table:table-cell office:value-type="string">
            <text:p>шин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3333">
            <text:p>0.23333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лідер</text:p>
          </table:table-cell>
          <table:table-cell office:value-type="string">
            <text:p>лиде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навчатися</text:p>
          </table:table-cell>
          <table:table-cell office:value-type="string">
            <text:p>обуч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1129">
            <text:p>1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3529">
            <text:p>35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2467">
            <text:p>2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797">
            <text:p>17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113">
            <text:p>11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</table:table-row>
        <table:table-row table:style-name="ro2">
          <table:table-cell office:value-type="string">
            <text:p>вислухати</text:p>
          </table:table-cell>
          <table:table-cell office:value-type="string">
            <text:p>выслуш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4545">
            <text:p>0.34545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</table:table-row>
        <table:table-row table:style-name="ro2">
          <table:table-cell office:value-type="string">
            <text:p>швидкодіючий</text:p>
          </table:table-cell>
          <table:table-cell office:value-type="string">
            <text:p>быстродействующ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299">
            <text:p>1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1106">
            <text:p>11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440">
            <text:p>4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72">
            <text:p>2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442">
            <text:p>4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0588">
            <text:p>0.70588</text:p>
          </table:table-cell>
          <table:table-cell office:value-type="float" office:value="0.52941">
            <text:p>0.5294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.8">
            <text:p>3.8</text:p>
          </table:table-cell>
          <table:table-cell office:value-type="float" office:value="0.22353">
            <text:p>0.22353</text:p>
          </table:table-cell>
          <table:table-cell office:value-type="float" office:value="5.4">
            <text:p>5.4</text:p>
          </table:table-cell>
          <table:table-cell office:value-type="float" office:value="0.31765">
            <text:p>0.31765</text:p>
          </table:table-cell>
          <table:table-cell office:value-type="float" office:value="6.6">
            <text:p>6.6</text:p>
          </table:table-cell>
          <table:table-cell office:value-type="float" office:value="0.38824">
            <text:p>0.38824</text:p>
          </table:table-cell>
          <table:table-cell office:value-type="float" office:value="7.8">
            <text:p>7.8</text:p>
          </table:table-cell>
          <table:table-cell office:value-type="float" office:value="0.45882">
            <text:p>0.45882</text:p>
          </table:table-cell>
        </table:table-row>
        <table:table-row table:style-name="ro2">
          <table:table-cell office:value-type="string">
            <text:p>відносити</text:p>
          </table:table-cell>
          <table:table-cell office:value-type="string">
            <text:p>относ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1399">
            <text:p>1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281">
            <text:p>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29">
            <text:p>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3333">
            <text:p>0.333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ярлик</text:p>
          </table:table-cell>
          <table:table-cell office:value-type="string">
            <text:p>ярлы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важчим</text:p>
          </table:table-cell>
          <table:table-cell office:value-type="string">
            <text:p>утяжел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494">
            <text:p>164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13463">
            <text:p>134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21765">
            <text:p>21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20388">
            <text:p>203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20890">
            <text:p>208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  <table:table-cell office:value-type="float" office:value="18440">
            <text:p>184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6667">
            <text:p>0.666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діти</text:p>
          </table:table-cell>
          <table:table-cell office:value-type="string">
            <text:p>дет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діти</text:p>
          </table:table-cell>
          <table:table-cell office:value-type="string">
            <text:p>ребят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912">
            <text:p>11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6930">
            <text:p>69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 office:value-type="float" office:value="31232">
            <text:p>31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5174">
            <text:p>151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6872">
            <text:p>68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5677">
            <text:p>56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6667">
            <text:p>0.56667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співи</text:p>
          </table:table-cell>
          <table:table-cell office:value-type="string">
            <text:p>п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17">
            <text:p>75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21807">
            <text:p>21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 office:value-type="float" office:value="35638">
            <text:p>356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 office:value-type="float" office:value="38622">
            <text:p>38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38969">
            <text:p>389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30551">
            <text:p>305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садовий</text:p>
          </table:table-cell>
          <table:table-cell office:value-type="string">
            <text:p>сад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спочатку</text:p>
          </table:table-cell>
          <table:table-cell office:value-type="string">
            <text:p>сначал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323">
            <text:p>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спочатку</text:p>
          </table:table-cell>
          <table:table-cell office:value-type="string">
            <text:p>вначал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83">
            <text:p>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296">
            <text:p>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466">
            <text:p>1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1246">
            <text:p>12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648">
            <text:p>6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384">
            <text:p>3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спочатку</text:p>
          </table:table-cell>
          <table:table-cell office:value-type="string">
            <text:p>первонача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15">
            <text:p>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968">
            <text:p>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354">
            <text:p>3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387">
            <text:p>3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443">
            <text:p>4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619">
            <text:p>6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58462">
            <text:p>0.58462</text:p>
          </table:table-cell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</table:table-row>
        <table:table-row table:style-name="ro2">
          <table:table-cell table:number-columns-repeated="2" office:value-type="string">
            <text:p>ла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містичний</text:p>
          </table:table-cell>
          <table:table-cell office:value-type="string">
            <text:p>мист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25455">
            <text:p>0.25455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</table:table-row>
        <table:table-row table:style-name="ro2">
          <table:table-cell table:number-columns-repeated="2" office:value-type="string">
            <text:p>гал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разом</text:p>
          </table:table-cell>
          <table:table-cell office:value-type="string">
            <text:p>всег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 office:value-type="float" office:value="42548">
            <text:p>42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38223">
            <text:p>38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41220">
            <text:p>41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 office:value-type="float" office:value="43952">
            <text:p>439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1">
            <text:p>401</text:p>
          </table:table-cell>
          <table:table-cell office:value-type="float" office:value="44486">
            <text:p>444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table:number-columns-repeated="2" office:value-type="string">
            <text:p>разом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исувний</text:p>
          </table:table-cell>
          <table:table-cell office:value-type="string">
            <text:p>выдвиж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56">
            <text:p>12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251">
            <text:p>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1286">
            <text:p>1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309">
            <text:p>3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35556">
            <text:p>0.35556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річка</text:p>
          </table:table-cell>
          <table:table-cell office:value-type="string">
            <text:p>ре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річка</text:p>
          </table:table-cell>
          <table:table-cell office:value-type="string">
            <text:p>ре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09">
            <text:p>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оббігти</text:p>
          </table:table-cell>
          <table:table-cell office:value-type="string">
            <text:p>избе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267">
            <text:p>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3088">
            <text:p>30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1179">
            <text:p>1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725">
            <text:p>7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314">
            <text:p>3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обертати</text:p>
          </table:table-cell>
          <table:table-cell office:value-type="string">
            <text:p>обращ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972">
            <text:p>9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95">
            <text:p>3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33">
            <text:p>5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</table:table-row>
        <table:table-row table:style-name="ro2">
          <table:table-cell office:value-type="string">
            <text:p>обертати</text:p>
          </table:table-cell>
          <table:table-cell office:value-type="string">
            <text:p>вращ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984">
            <text:p>79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0820">
            <text:p>108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13248">
            <text:p>132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15921">
            <text:p>159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 office:value-type="float" office:value="16197">
            <text:p>16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0">
            <text:p>240</text:p>
          </table:table-cell>
          <table:table-cell office:value-type="float" office:value="14372">
            <text:p>143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75">
            <text:p>0.575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вирішення</text:p>
          </table:table-cell>
          <table:table-cell office:value-type="string">
            <text:p>реш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646">
            <text:p>16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17443">
            <text:p>174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1">
            <text:p>211</text:p>
          </table:table-cell>
          <table:table-cell office:value-type="float" office:value="10398">
            <text:p>10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10146">
            <text:p>10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3287">
            <text:p>32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4444">
            <text:p>0.444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</table:table-row>
        <table:table-row table:style-name="ro2">
          <table:table-cell table:number-columns-repeated="2" office:value-type="string">
            <text:p>цифр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далебі</text:p>
          </table:table-cell>
          <table:table-cell office:value-type="string">
            <text:p>пра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15139">
            <text:p>151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 office:value-type="float" office:value="35016">
            <text:p>350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 office:value-type="float" office:value="38344">
            <text:p>383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27330">
            <text:p>27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19128">
            <text:p>191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6667">
            <text:p>0.56667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безголовий</text:p>
          </table:table-cell>
          <table:table-cell office:value-type="string">
            <text:p>бестолоч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03">
            <text:p>4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386">
            <text:p>3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8">
            <text:p>0.38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розслідування</text:p>
          </table:table-cell>
          <table:table-cell office:value-type="string">
            <text:p>рассле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21538">
            <text:p>0.21538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</table:table-row>
        <table:table-row table:style-name="ro2">
          <table:table-cell office:value-type="string">
            <text:p>дебати</text:p>
          </table:table-cell>
          <table:table-cell office:value-type="string">
            <text:p>дебаты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дебати</text:p>
          </table:table-cell>
          <table:table-cell office:value-type="string">
            <text:p>прен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 office:value-type="float" office:value="44872">
            <text:p>448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  <table:table-cell office:value-type="float" office:value="39569">
            <text:p>395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 office:value-type="float" office:value="40145">
            <text:p>401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4">
            <text:p>444</text:p>
          </table:table-cell>
          <table:table-cell office:value-type="float" office:value="44354">
            <text:p>443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3">
            <text:p>423</text:p>
          </table:table-cell>
          <table:table-cell office:value-type="float" office:value="44698">
            <text:p>4469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667">
            <text:p>0.76667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паща</text:p>
          </table:table-cell>
          <table:table-cell office:value-type="string">
            <text:p>па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54">
            <text:p>6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231">
            <text:p>22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5617">
            <text:p>56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4667">
            <text:p>46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4734">
            <text:p>47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2385">
            <text:p>23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8">
            <text:p>0.48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поширювати</text:p>
          </table:table-cell>
          <table:table-cell office:value-type="string">
            <text:p>расши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124">
            <text:p>61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9431">
            <text:p>94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  <table:table-cell office:value-type="float" office:value="10047">
            <text:p>100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7360">
            <text:p>73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 office:value-type="float" office:value="9184">
            <text:p>91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10437">
            <text:p>104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4">
            <text:p>0.5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ломити</text:p>
          </table:table-cell>
          <table:table-cell office:value-type="string">
            <text:p>ло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table:number-columns-repeated="2" office:value-type="string">
            <text:p>образ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бороноспроможність</text:p>
          </table:table-cell>
          <table:table-cell office:value-type="string">
            <text:p>обороноспособ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1053">
            <text:p>0.21053</text:p>
          </table:table-cell>
          <table:table-cell office:value-type="float" office:value="0.15789">
            <text:p>0.1578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07368">
            <text:p>0.07368</text:p>
          </table:table-cell>
          <table:table-cell office:value-type="float" office:value="2.4">
            <text:p>2.4</text:p>
          </table:table-cell>
          <table:table-cell office:value-type="float" office:value="0.12632">
            <text:p>0.12632</text:p>
          </table:table-cell>
          <table:table-cell office:value-type="float" office:value="2.6">
            <text:p>2.6</text:p>
          </table:table-cell>
          <table:table-cell office:value-type="float" office:value="0.13684">
            <text:p>0.13684</text:p>
          </table:table-cell>
          <table:table-cell office:value-type="float" office:value="2.8">
            <text:p>2.8</text:p>
          </table:table-cell>
          <table:table-cell office:value-type="float" office:value="0.14737">
            <text:p>0.14737</text:p>
          </table:table-cell>
        </table:table-row>
        <table:table-row table:style-name="ro2">
          <table:table-cell office:value-type="string">
            <text:p>відчуття</text:p>
          </table:table-cell>
          <table:table-cell office:value-type="string">
            <text:p>ощу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0">
            <text:p>420</text:p>
          </table:table-cell>
          <table:table-cell office:value-type="float" office:value="42621">
            <text:p>426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43944">
            <text:p>439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8">
            <text:p>408</text:p>
          </table:table-cell>
          <table:table-cell office:value-type="float" office:value="38889">
            <text:p>388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5">
            <text:p>475</text:p>
          </table:table-cell>
          <table:table-cell office:value-type="float" office:value="42389">
            <text:p>423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7">
            <text:p>467</text:p>
          </table:table-cell>
          <table:table-cell office:value-type="float" office:value="43113">
            <text:p>431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4">
            <text:p>5.4</text:p>
          </table:table-cell>
          <table:table-cell office:value-type="float" office:value="0.675">
            <text:p>0.675</text:p>
          </table:table-cell>
        </table:table-row>
        <table:table-row table:style-name="ro2">
          <table:table-cell office:value-type="string">
            <text:p>попередньо</text:p>
          </table:table-cell>
          <table:table-cell office:value-type="string">
            <text:p>предварит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5">
            <text:p>6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44286">
            <text:p>0.44286</text:p>
          </table:table-cell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2.4">
            <text:p>2.4</text:p>
          </table:table-cell>
          <table:table-cell office:value-type="float" office:value="0.17143">
            <text:p>0.17143</text:p>
          </table:table-cell>
          <table:table-cell office:value-type="float" office:value="3.8">
            <text:p>3.8</text:p>
          </table:table-cell>
          <table:table-cell office:value-type="float" office:value="0.27143">
            <text:p>0.27143</text:p>
          </table:table-cell>
          <table:table-cell office:value-type="float" office:value="4.6">
            <text:p>4.6</text:p>
          </table:table-cell>
          <table:table-cell office:value-type="float" office:value="0.32857">
            <text:p>0.32857</text:p>
          </table:table-cell>
          <table:table-cell office:value-type="float" office:value="5.4">
            <text:p>5.4</text:p>
          </table:table-cell>
          <table:table-cell office:value-type="float" office:value="0.38571">
            <text:p>0.38571</text:p>
          </table:table-cell>
        </table:table-row>
        <table:table-row table:style-name="ro2">
          <table:table-cell table:number-columns-repeated="2" office:value-type="string">
            <text:p>тираж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перлина</text:p>
          </table:table-cell>
          <table:table-cell office:value-type="string">
            <text:p>жемчужин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92">
            <text:p>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4827">
            <text:p>48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 office:value-type="float" office:value="16566">
            <text:p>16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6771">
            <text:p>67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4047">
            <text:p>40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3584">
            <text:p>35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допускати</text:p>
          </table:table-cell>
          <table:table-cell office:value-type="string">
            <text:p>до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1111">
            <text:p>0.1111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table:number-columns-repeated="2" office:value-type="string">
            <text:p>ремесл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берегти</text:p>
          </table:table-cell>
          <table:table-cell office:value-type="string">
            <text:p>хра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694">
            <text:p>12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 office:value-type="float" office:value="23376">
            <text:p>23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17224">
            <text:p>172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23897">
            <text:p>238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  <table:table-cell office:value-type="float" office:value="24568">
            <text:p>245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24301">
            <text:p>243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8571">
            <text:p>0.68571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4">
            <text:p>4.4</text:p>
          </table:table-cell>
          <table:table-cell office:value-type="float" office:value="0.62857">
            <text:p>0.62857</text:p>
          </table:table-cell>
        </table:table-row>
        <table:table-row table:style-name="ro2">
          <table:table-cell office:value-type="string">
            <text:p>берегти</text:p>
          </table:table-cell>
          <table:table-cell office:value-type="string">
            <text:p>бер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39">
            <text:p>2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826">
            <text:p>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311">
            <text:p>3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63">
            <text:p>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table:number-columns-repeated="2" office:value-type="string">
            <text:p>доно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укати</text:p>
          </table:table-cell>
          <table:table-cell office:value-type="string">
            <text:p>з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5309">
            <text:p>53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9356">
            <text:p>9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19087">
            <text:p>190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15462">
            <text:p>15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8007">
            <text:p>80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6667">
            <text:p>0.56667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гукати</text:p>
          </table:table-cell>
          <table:table-cell office:value-type="string">
            <text:p>кри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12">
            <text:p>1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853">
            <text:p>8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2145">
            <text:p>21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2481">
            <text:p>24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925">
            <text:p>1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990">
            <text:p>9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45714">
            <text:p>0.45714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розгорнутися</text:p>
          </table:table-cell>
          <table:table-cell office:value-type="string">
            <text:p>разверну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1667">
            <text:p>0.21667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.6">
            <text:p>1.6</text:p>
          </table:table-cell>
          <table:table-cell office:value-type="float" office:value="0.13333">
            <text:p>0.13333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</table:table-row>
        <table:table-row table:style-name="ro2">
          <table:table-cell office:value-type="string">
            <text:p>егоїзм</text:p>
          </table:table-cell>
          <table:table-cell office:value-type="string">
            <text:p>эгоиз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03333">
            <text:p>0.03333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відпочивати</text:p>
          </table:table-cell>
          <table:table-cell office:value-type="string">
            <text:p>отдых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159">
            <text:p>6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10723">
            <text:p>107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3">
            <text:p>183</text:p>
          </table:table-cell>
          <table:table-cell office:value-type="float" office:value="13510">
            <text:p>135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18516">
            <text:p>18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 office:value-type="float" office:value="16945">
            <text:p>169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12438">
            <text:p>124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6364">
            <text:p>0.56364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office:value-type="string">
            <text:p>концтабір</text:p>
          </table:table-cell>
          <table:table-cell office:value-type="string">
            <text:p>концлаге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2">
            <text:p>0.22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товстун</text:p>
          </table:table-cell>
          <table:table-cell office:value-type="string">
            <text:p>толстя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594">
            <text:p>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2888">
            <text:p>28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290">
            <text:p>2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31429">
            <text:p>0.31429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</table:table-row>
        <table:table-row table:style-name="ro2">
          <table:table-cell office:value-type="string">
            <text:p>повід</text:p>
          </table:table-cell>
          <table:table-cell office:value-type="string">
            <text:p>пов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припускати</text:p>
          </table:table-cell>
          <table:table-cell office:value-type="string">
            <text:p>предпола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96">
            <text:p>3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65">
            <text:p>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312">
            <text:p>3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35">
            <text:p>0.35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</table:table-row>
        <table:table-row table:style-name="ro2">
          <table:table-cell office:value-type="string">
            <text:p>ззовні</text:p>
          </table:table-cell>
          <table:table-cell office:value-type="string">
            <text:p>извн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1435">
            <text:p>14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вугілля</text:p>
          </table:table-cell>
          <table:table-cell office:value-type="string">
            <text:p>уго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4250">
            <text:p>42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17304">
            <text:p>17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14875">
            <text:p>148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3">
            <text:p>183</text:p>
          </table:table-cell>
          <table:table-cell office:value-type="float" office:value="9020">
            <text:p>90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4943">
            <text:p>49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дивний</text:p>
          </table:table-cell>
          <table:table-cell office:value-type="string">
            <text:p>стра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537">
            <text:p>45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822">
            <text:p>8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739">
            <text:p>2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1371">
            <text:p>13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841">
            <text:p>8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902">
            <text:p>9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дивний</text:p>
          </table:table-cell>
          <table:table-cell office:value-type="string">
            <text:p>удив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84">
            <text:p>2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3699">
            <text:p>36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1584">
            <text:p>15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60">
            <text:p>4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1069">
            <text:p>10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011">
            <text:p>20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55">
            <text:p>0.55</text:p>
          </table:table-cell>
          <table:table-cell office:value-type="float" office:value="7">
            <text:p>7</text:p>
          </table:table-cell>
          <table:table-cell office:value-type="float" office:value="6.6">
            <text:p>6.6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зарядити</text:p>
          </table:table-cell>
          <table:table-cell office:value-type="string">
            <text:p>заря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table:number-columns-repeated="2" office:value-type="string">
            <text:p>посланни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222">
            <text:p>0.022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хитати</text:p>
          </table:table-cell>
          <table:table-cell office:value-type="string">
            <text:p>ка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18">
            <text:p>1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982">
            <text:p>29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491">
            <text:p>4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44">
            <text:p>2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33333">
            <text:p>0.333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розріз</text:p>
          </table:table-cell>
          <table:table-cell office:value-type="string">
            <text:p>разре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table:number-columns-repeated="2" office:value-type="string">
            <text:p>кисло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процесор</text:p>
          </table:table-cell>
          <table:table-cell office:value-type="string">
            <text:p>процесс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проділ</text:p>
          </table:table-cell>
          <table:table-cell office:value-type="string">
            <text:p>про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6883">
            <text:p>68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3333">
            <text:p>0.23333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близнята</text:p>
          </table:table-cell>
          <table:table-cell office:value-type="string">
            <text:p>близнецы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15">
            <text:p>0.15</text:p>
          </table:table-cell>
          <table:table-cell office:value-type="float" office:value="3">
            <text:p>3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нацькувати</text:p>
          </table:table-cell>
          <table:table-cell office:value-type="string">
            <text:p>натрав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634">
            <text:p>6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296">
            <text:p>1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421">
            <text:p>4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39">
            <text:p>2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харчуватися</text:p>
          </table:table-cell>
          <table:table-cell office:value-type="string">
            <text:p>пит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56">
            <text:p>2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3747">
            <text:p>3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2700">
            <text:p>27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1798">
            <text:p>1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2210">
            <text:p>22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2743">
            <text:p>27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49091">
            <text:p>0.49091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</table:table-row>
        <table:table-row table:style-name="ro2">
          <table:table-cell office:value-type="string">
            <text:p>харчуватися</text:p>
          </table:table-cell>
          <table:table-cell office:value-type="string">
            <text:p>корм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56">
            <text:p>2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4">
            <text:p>3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1224">
            <text:p>12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34">
            <text:p>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302">
            <text:p>3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82">
            <text:p>2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жахливий</text:p>
          </table:table-cell>
          <table:table-cell office:value-type="string">
            <text:p>ужас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831">
            <text:p>28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890">
            <text:p>8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6434">
            <text:p>64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412">
            <text:p>4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04">
            <text:p>4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518">
            <text:p>5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75">
            <text:p>0.475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жахливий</text:p>
          </table:table-cell>
          <table:table-cell office:value-type="string">
            <text:p>жут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0">
            <text:p>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890">
            <text:p>8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04">
            <text:p>4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634">
            <text:p>6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75">
            <text:p>0.475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допускатися</text:p>
          </table:table-cell>
          <table:table-cell office:value-type="string">
            <text:p>допус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допускатися</text:p>
          </table:table-cell>
          <table:table-cell office:value-type="string">
            <text:p>до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office:value-type="string">
            <text:p>ліплення</text:p>
          </table:table-cell>
          <table:table-cell office:value-type="string">
            <text:p>леп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204">
            <text:p>5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0449">
            <text:p>104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523">
            <text:p>5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2167">
            <text:p>21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3156">
            <text:p>31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5271">
            <text:p>52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5">
            <text:p>0.55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відтягання</text:p>
          </table:table-cell>
          <table:table-cell office:value-type="string">
            <text:p>отвлеч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8472">
            <text:p>284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 office:value-type="float" office:value="22167">
            <text:p>221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42775">
            <text:p>427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7">
            <text:p>407</text:p>
          </table:table-cell>
          <table:table-cell office:value-type="float" office:value="45012">
            <text:p>450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8">
            <text:p>468</text:p>
          </table:table-cell>
          <table:table-cell office:value-type="float" office:value="44081">
            <text:p>440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 office:value-type="float" office:value="36027">
            <text:p>360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62">
            <text:p>0.62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0.62">
            <text:p>0.62</text:p>
          </table:table-cell>
        </table:table-row>
        <table:table-row table:style-name="ro2">
          <table:table-cell office:value-type="string">
            <text:p>розтавати</text:p>
          </table:table-cell>
          <table:table-cell office:value-type="string">
            <text:p>та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62">
            <text:p>4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15919">
            <text:p>15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2096">
            <text:p>20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6421">
            <text:p>64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14283">
            <text:p>14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19539">
            <text:p>195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778">
            <text:p>0.57778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тягар</text:p>
          </table:table-cell>
          <table:table-cell office:value-type="string">
            <text:p>брем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 office:value-type="float" office:value="44465">
            <text:p>44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 office:value-type="float" office:value="39071">
            <text:p>39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  <table:table-cell office:value-type="float" office:value="43298">
            <text:p>432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 office:value-type="float" office:value="43920">
            <text:p>439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 office:value-type="float" office:value="44391">
            <text:p>443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  <table:table-cell office:value-type="float" office:value="3.2">
            <text:p>3.2</text:p>
          </table:table-cell>
          <table:table-cell office:value-type="float" office:value="0.64">
            <text:p>0.64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тягар</text:p>
          </table:table-cell>
          <table:table-cell office:value-type="string">
            <text:p>тяг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537">
            <text:p>5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67">
            <text:p>1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410">
            <text:p>4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2857">
            <text:p>0.4285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office:value-type="string">
            <text:p>придатися</text:p>
          </table:table-cell>
          <table:table-cell office:value-type="string">
            <text:p>пригод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керівник</text:p>
          </table:table-cell>
          <table:table-cell office:value-type="string">
            <text:p>руководи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017">
            <text:p>16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33380">
            <text:p>33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27830">
            <text:p>27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 office:value-type="float" office:value="33301">
            <text:p>333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30811">
            <text:p>308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33167">
            <text:p>331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6667">
            <text:p>0.6666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спостерігач</text:p>
          </table:table-cell>
          <table:table-cell office:value-type="string">
            <text:p>наблюда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9">
            <text:p>409</text:p>
          </table:table-cell>
          <table:table-cell office:value-type="float" office:value="38015">
            <text:p>38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43589">
            <text:p>43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 office:value-type="float" office:value="43196">
            <text:p>43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9">
            <text:p>449</text:p>
          </table:table-cell>
          <table:table-cell office:value-type="float" office:value="44718">
            <text:p>447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5">
            <text:p>425</text:p>
          </table:table-cell>
          <table:table-cell office:value-type="float" office:value="43762">
            <text:p>437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9091">
            <text:p>0.69091</text:p>
          </table:table-cell>
          <table:table-cell office:value-type="float" office:value="11">
            <text:p>11</text:p>
          </table:table-cell>
          <table:table-cell office:value-type="float" office:value="7.6">
            <text:p>7.6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  <table:table-cell office:value-type="float" office:value="7.2">
            <text:p>7.2</text:p>
          </table:table-cell>
          <table:table-cell office:value-type="float" office:value="0.65455">
            <text:p>0.65455</text:p>
          </table:table-cell>
        </table:table-row>
        <table:table-row table:style-name="ro2">
          <table:table-cell office:value-type="string">
            <text:p>гранично</text:p>
          </table:table-cell>
          <table:table-cell office:value-type="string">
            <text:p>пред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64">
            <text:p>3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551">
            <text:p>5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412">
            <text:p>4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</table:table-row>
        <table:table-row table:style-name="ro2">
          <table:table-cell office:value-type="string">
            <text:p>зміщення</text:p>
          </table:table-cell>
          <table:table-cell office:value-type="string">
            <text:p>сме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75">
            <text:p>0.27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середньовіччя</text:p>
          </table:table-cell>
          <table:table-cell office:value-type="string">
            <text:p>средневековь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14">
            <text:p>15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3706">
            <text:p>37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5320">
            <text:p>53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12002">
            <text:p>120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5230">
            <text:p>52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2719">
            <text:p>27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5385">
            <text:p>0.55385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</table:table-row>
        <table:table-row table:style-name="ro2">
          <table:table-cell office:value-type="string">
            <text:p>мовити</text:p>
          </table:table-cell>
          <table:table-cell office:value-type="string">
            <text:p>сказ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244">
            <text:p>162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5944">
            <text:p>59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 office:value-type="float" office:value="26037">
            <text:p>260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22611">
            <text:p>226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9086">
            <text:p>190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9607">
            <text:p>96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7143">
            <text:p>0.5714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table:number-columns-repeated="2" office:value-type="string">
            <text:p>дал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епритомність</text:p>
          </table:table-cell>
          <table:table-cell office:value-type="string">
            <text:p>обмор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42791">
            <text:p>427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  <table:table-cell office:value-type="float" office:value="27400">
            <text:p>274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3888">
            <text:p>338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 office:value-type="float" office:value="35563">
            <text:p>355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28923">
            <text:p>289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 office:value-type="float" office:value="27301">
            <text:p>273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2308">
            <text:p>0.92308</text:p>
          </table:table-cell>
          <table:table-cell office:value-type="float" office:value="0.66154">
            <text:p>0.66154</text:p>
          </table:table-cell>
          <table:table-cell office:value-type="float" office:value="12">
            <text:p>12</text:p>
          </table:table-cell>
          <table:table-cell office:value-type="float" office:value="8.6">
            <text:p>8.6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  <table:table-cell office:value-type="float" office:value="7.6">
            <text:p>7.6</text:p>
          </table:table-cell>
          <table:table-cell office:value-type="float" office:value="0.58462">
            <text:p>0.58462</text:p>
          </table:table-cell>
        </table:table-row>
        <table:table-row table:style-name="ro2">
          <table:table-cell office:value-type="string">
            <text:p>непритомність</text:p>
          </table:table-cell>
          <table:table-cell office:value-type="string">
            <text:p>беспамят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438">
            <text:p>104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 office:value-type="float" office:value="23110">
            <text:p>231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3888">
            <text:p>338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 office:value-type="float" office:value="33799">
            <text:p>337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35051">
            <text:p>350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 office:value-type="float" office:value="30911">
            <text:p>309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4615">
            <text:p>0.64615</text:p>
          </table:table-cell>
          <table:table-cell office:value-type="float" office:value="10">
            <text:p>10</text:p>
          </table:table-cell>
          <table:table-cell office:value-type="float" office:value="8.4">
            <text:p>8.4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6.8">
            <text:p>6.8</text:p>
          </table:table-cell>
          <table:table-cell office:value-type="float" office:value="0.52308">
            <text:p>0.52308</text:p>
          </table:table-cell>
          <table:table-cell office:value-type="float" office:value="7.8">
            <text:p>7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катування</text:p>
          </table:table-cell>
          <table:table-cell office:value-type="string">
            <text:p>пы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353">
            <text:p>113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  <table:table-cell office:value-type="float" office:value="28158">
            <text:p>281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4662">
            <text:p>46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8115">
            <text:p>8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11437">
            <text:p>11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 office:value-type="float" office:value="18735">
            <text:p>1873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2222">
            <text:p>0.62222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буквар</text:p>
          </table:table-cell>
          <table:table-cell office:value-type="string">
            <text:p>буква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розмазати</text:p>
          </table:table-cell>
          <table:table-cell office:value-type="string">
            <text:p>размаз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шкіра</text:p>
          </table:table-cell>
          <table:table-cell office:value-type="string">
            <text:p>кож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73">
            <text:p>5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34914">
            <text:p>34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8400">
            <text:p>184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3020">
            <text:p>30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966">
            <text:p>96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запона</text:p>
          </table:table-cell>
          <table:table-cell office:value-type="string">
            <text:p>завес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93">
            <text:p>3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59">
            <text:p>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4261">
            <text:p>42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1160">
            <text:p>1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30">
            <text:p>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207">
            <text:p>2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метал</text:p>
          </table:table-cell>
          <table:table-cell office:value-type="string">
            <text:p>метал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</table:table-row>
        <table:table-row table:style-name="ro2">
          <table:table-cell office:value-type="string">
            <text:p>гурток</text:p>
          </table:table-cell>
          <table:table-cell office:value-type="string">
            <text:p>групп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6545">
            <text:p>16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15633">
            <text:p>15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7712">
            <text:p>77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9764">
            <text:p>9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6">
            <text:p>196</text:p>
          </table:table-cell>
          <table:table-cell office:value-type="float" office:value="13335">
            <text:p>133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13081">
            <text:p>1308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гурток</text:p>
          </table:table-cell>
          <table:table-cell office:value-type="string">
            <text:p>круж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314">
            <text:p>2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1588">
            <text:p>15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536">
            <text:p>5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50">
            <text:p>2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425">
            <text:p>4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738">
            <text:p>7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3333">
            <text:p>0.43333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отже</text:p>
          </table:table-cell>
          <table:table-cell office:value-type="string">
            <text:p>ведь</text:p>
          </table:table-cell>
          <table:table-cell office:value-type="string">
            <text:p>PAR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">
            <text:p>2.8</text:p>
          </table:table-cell>
          <table:table-cell office:value-type="float" office:value="0.7">
            <text:p>0.7</text:p>
          </table:table-cell>
          <table:table-cell office:value-type="float" office:value="3.4">
            <text:p>3.4</text:p>
          </table:table-cell>
          <table:table-cell office:value-type="float" office:value="0.85">
            <text:p>0.85</text:p>
          </table:table-cell>
          <table:table-cell office:value-type="float" office:value="3.4">
            <text:p>3.4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отже</text:p>
          </table:table-cell>
          <table:table-cell office:value-type="string">
            <text:p>вот</text:p>
          </table:table-cell>
          <table:table-cell office:value-type="string">
            <text:p>PAR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75">
            <text:p>0.75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8">
            <text:p>1.8</text:p>
          </table:table-cell>
          <table:table-cell office:value-type="float" office:value="0.45">
            <text:p>0.45</text:p>
          </table:table-cell>
          <table:table-cell office:value-type="float" office:value="2.2">
            <text:p>2.2</text:p>
          </table:table-cell>
          <table:table-cell office:value-type="float" office:value="0.55">
            <text:p>0.55</text:p>
          </table:table-cell>
          <table:table-cell office:value-type="float" office:value="2.6">
            <text:p>2.6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table:number-columns-repeated="2" office:value-type="string">
            <text:p>богиня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безстроковий</text:p>
          </table:table-cell>
          <table:table-cell office:value-type="string">
            <text:p>бессро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щонайбільший</text:p>
          </table:table-cell>
          <table:table-cell office:value-type="string">
            <text:p>величайш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321">
            <text:p>23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1246">
            <text:p>12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2294">
            <text:p>2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1960">
            <text:p>19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619">
            <text:p>16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202">
            <text:p>12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8333">
            <text:p>0.48333</text:p>
          </table:table-cell>
          <table:table-cell office:value-type="float" office:value="9">
            <text:p>9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5">
            <text:p>5</text:p>
          </table:table-cell>
          <table:table-cell office:value-type="float" office:value="0.41667">
            <text:p>0.41667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table:number-columns-repeated="2" office:value-type="string">
            <text:p>ома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стій</text:p>
          </table:table-cell>
          <table:table-cell office:value-type="string">
            <text:p>насто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чи</text:p>
          </table:table-cell>
          <table:table-cell office:value-type="string">
            <text:p>л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71">
            <text:p>171</text:p>
          </table:table-cell>
          <table:table-cell office:value-type="float" office:value="43888">
            <text:p>438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6861">
            <text:p>68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спалах</text:p>
          </table:table-cell>
          <table:table-cell office:value-type="string">
            <text:p>вспыш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669">
            <text:p>36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9968">
            <text:p>9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21080">
            <text:p>210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20232">
            <text:p>20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10155">
            <text:p>10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9084">
            <text:p>90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7143">
            <text:p>0.571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</table:table-row>
        <table:table-row table:style-name="ro2">
          <table:table-cell table:number-columns-repeated="2" office:value-type="string">
            <text:p>бор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змінюватися</text:p>
          </table:table-cell>
          <table:table-cell office:value-type="string">
            <text:p>меня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582">
            <text:p>5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3659">
            <text:p>36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807">
            <text:p>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змінюватися</text:p>
          </table:table-cell>
          <table:table-cell office:value-type="string">
            <text:p>смен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36364">
            <text:p>0.3636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змінюватися</text:p>
          </table:table-cell>
          <table:table-cell office:value-type="string">
            <text:p>изменя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582">
            <text:p>5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3659">
            <text:p>36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807">
            <text:p>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стройовий</text:p>
          </table:table-cell>
          <table:table-cell office:value-type="string">
            <text:p>стро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table:number-columns-repeated="2" office:value-type="string">
            <text:p>лом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римара</text:p>
          </table:table-cell>
          <table:table-cell office:value-type="string">
            <text:p>вид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 office:value-type="float" office:value="39273">
            <text:p>39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  <table:table-cell office:value-type="float" office:value="42884">
            <text:p>428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4">
            <text:p>484</text:p>
          </table:table-cell>
          <table:table-cell office:value-type="float" office:value="41783">
            <text:p>41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6">
            <text:p>496</text:p>
          </table:table-cell>
          <table:table-cell office:value-type="float" office:value="38893">
            <text:p>388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2">
            <text:p>442</text:p>
          </table:table-cell>
          <table:table-cell office:value-type="float" office:value="39065">
            <text:p>390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1429">
            <text:p>0.714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</table:table-row>
        <table:table-row table:style-name="ro2">
          <table:table-cell office:value-type="string">
            <text:p>примара</text:p>
          </table:table-cell>
          <table:table-cell office:value-type="string">
            <text:p>призра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1618">
            <text:p>16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386">
            <text:p>3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510">
            <text:p>5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802">
            <text:p>8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2857">
            <text:p>0.4285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table:number-columns-repeated="2" office:value-type="string">
            <text:p>кашель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надалі</text:p>
          </table:table-cell>
          <table:table-cell office:value-type="string">
            <text:p>впредь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007">
            <text:p>2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1884">
            <text:p>18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1900">
            <text:p>19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2002">
            <text:p>20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998">
            <text:p>1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1966">
            <text:p>196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3333">
            <text:p>0.73333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валютний</text:p>
          </table:table-cell>
          <table:table-cell office:value-type="string">
            <text:p>валю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нічний</text:p>
          </table:table-cell>
          <table:table-cell office:value-type="string">
            <text:p>ноч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лишатися</text:p>
          </table:table-cell>
          <table:table-cell office:value-type="string">
            <text:p>остав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68">
            <text:p>8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1775">
            <text:p>17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4542">
            <text:p>4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6316">
            <text:p>63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2">
            <text:p>112</text:p>
          </table:table-cell>
          <table:table-cell office:value-type="float" office:value="4530">
            <text:p>45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2144">
            <text:p>21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дзиґа</text:p>
          </table:table-cell>
          <table:table-cell office:value-type="string">
            <text:p>волч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  <table:table-cell office:value-type="float" office:value="43518">
            <text:p>435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 office:value-type="float" office:value="40974">
            <text:p>409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 office:value-type="float" office:value="38600">
            <text:p>386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 office:value-type="float" office:value="42159">
            <text:p>42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 office:value-type="float" office:value="42838">
            <text:p>428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змінний</text:p>
          </table:table-cell>
          <table:table-cell office:value-type="string">
            <text:p>пе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02">
            <text:p>2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719">
            <text:p>7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1143">
            <text:p>11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71">
            <text:p>2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357">
            <text:p>3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723">
            <text:p>7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2">
            <text:p>0.42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рівняти</text:p>
          </table:table-cell>
          <table:table-cell office:value-type="string">
            <text:p>приравн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9">
            <text:p>6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4275">
            <text:p>42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915">
            <text:p>9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764">
            <text:p>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1880">
            <text:p>18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2611">
            <text:p>26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3333">
            <text:p>0.53333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опис</text:p>
          </table:table-cell>
          <table:table-cell office:value-type="string">
            <text:p>опис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1196">
            <text:p>1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319">
            <text:p>3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525">
            <text:p>0.525</text:p>
          </table:table-cell>
          <table:table-cell office:value-type="float" office:value="4">
            <text:p>4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льох</text:p>
          </table:table-cell>
          <table:table-cell office:value-type="string">
            <text:p>подва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17482">
            <text:p>174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34485">
            <text:p>344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 office:value-type="float" office:value="33767">
            <text:p>337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 office:value-type="float" office:value="35070">
            <text:p>350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 office:value-type="float" office:value="40828">
            <text:p>408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6667">
            <text:p>0.76667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4.6">
            <text:p>4.6</text:p>
          </table:table-cell>
          <table:table-cell office:value-type="float" office:value="0.76667">
            <text:p>0.76667</text:p>
          </table:table-cell>
        </table:table-row>
        <table:table-row table:style-name="ro2">
          <table:table-cell office:value-type="string">
            <text:p>льох</text:p>
          </table:table-cell>
          <table:table-cell office:value-type="string">
            <text:p>подполь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295">
            <text:p>15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19810">
            <text:p>198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6">
            <text:p>196</text:p>
          </table:table-cell>
          <table:table-cell office:value-type="float" office:value="27235">
            <text:p>272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 office:value-type="float" office:value="27399">
            <text:p>27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32222">
            <text:p>322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30907">
            <text:p>309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775">
            <text:p>0.775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5">
            <text:p>5</text:p>
          </table:table-cell>
          <table:table-cell office:value-type="float" office:value="0.625">
            <text:p>0.625</text:p>
          </table:table-cell>
          <table:table-cell office:value-type="float" office:value="5.8">
            <text:p>5.8</text:p>
          </table:table-cell>
          <table:table-cell office:value-type="float" office:value="0.725">
            <text:p>0.725</text:p>
          </table:table-cell>
        </table:table-row>
        <table:table-row table:style-name="ro2">
          <table:table-cell table:number-columns-repeated="2" office:value-type="string">
            <text:p>аналог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ідмова</text:p>
          </table:table-cell>
          <table:table-cell office:value-type="string">
            <text:p>отка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21705">
            <text:p>217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38019">
            <text:p>380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9">
            <text:p>419</text:p>
          </table:table-cell>
          <table:table-cell office:value-type="float" office:value="39751">
            <text:p>397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4">
            <text:p>404</text:p>
          </table:table-cell>
          <table:table-cell office:value-type="float" office:value="36911">
            <text:p>369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27849">
            <text:p>278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2857">
            <text:p>0.62857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годівник</text:p>
          </table:table-cell>
          <table:table-cell office:value-type="string">
            <text:p>кормилец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5720">
            <text:p>257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3149">
            <text:p>31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8">
            <text:p>208</text:p>
          </table:table-cell>
          <table:table-cell office:value-type="float" office:value="8437">
            <text:p>84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4118">
            <text:p>4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2490">
            <text:p>24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2244">
            <text:p>22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пророчити</text:p>
          </table:table-cell>
          <table:table-cell office:value-type="string">
            <text:p>предска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6806">
            <text:p>6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6">
            <text:p>236</text:p>
          </table:table-cell>
          <table:table-cell office:value-type="float" office:value="11444">
            <text:p>114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5082">
            <text:p>50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4">
            <text:p>214</text:p>
          </table:table-cell>
          <table:table-cell office:value-type="float" office:value="6818">
            <text:p>68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8508">
            <text:p>85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8701">
            <text:p>87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56923">
            <text:p>0.56923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6.6">
            <text:p>6.6</text:p>
          </table:table-cell>
          <table:table-cell office:value-type="float" office:value="0.50769">
            <text:p>0.50769</text:p>
          </table:table-cell>
        </table:table-row>
        <table:table-row table:style-name="ro2">
          <table:table-cell office:value-type="string">
            <text:p>прикметник</text:p>
          </table:table-cell>
          <table:table-cell office:value-type="string">
            <text:p>прилагательно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92">
            <text:p>18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4410">
            <text:p>4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2252">
            <text:p>22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1410">
            <text:p>1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3174">
            <text:p>31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3298">
            <text:p>329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4286">
            <text:p>0.64286</text:p>
          </table:table-cell>
          <table:table-cell office:value-type="float" office:value="0.52857">
            <text:p>0.52857</text:p>
          </table:table-cell>
          <table:table-cell office:value-type="float" office:value="9">
            <text:p>9</text:p>
          </table:table-cell>
          <table:table-cell office:value-type="float" office:value="7.4">
            <text:p>7.4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4.4">
            <text:p>4.4</text:p>
          </table:table-cell>
          <table:table-cell office:value-type="float" office:value="0.31429">
            <text:p>0.31429</text:p>
          </table:table-cell>
          <table:table-cell office:value-type="float" office:value="5.8">
            <text:p>5.8</text:p>
          </table:table-cell>
          <table:table-cell office:value-type="float" office:value="0.41429">
            <text:p>0.41429</text:p>
          </table:table-cell>
          <table:table-cell office:value-type="float" office:value="6.6">
            <text:p>6.6</text:p>
          </table:table-cell>
          <table:table-cell office:value-type="float" office:value="0.47143">
            <text:p>0.47143</text:p>
          </table:table-cell>
        </table:table-row>
        <table:table-row table:style-name="ro2">
          <table:table-cell office:value-type="string">
            <text:p>наступ</text:p>
          </table:table-cell>
          <table:table-cell office:value-type="string">
            <text:p>наступ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2">
            <text:p>62</text:p>
          </table:table-cell>
          <table:table-cell office:value-type="float" office:value="1984">
            <text:p>19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79">
            <text:p>4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5455">
            <text:p>0.4545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екстаз</text:p>
          </table:table-cell>
          <table:table-cell office:value-type="string">
            <text:p>экста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самовпевнений</text:p>
          </table:table-cell>
          <table:table-cell office:value-type="string">
            <text:p>самонадея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6154">
            <text:p>0.46154</text:p>
          </table:table-cell>
          <table:table-cell office:value-type="float" office:value="0.36923">
            <text:p>0.36923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</table:table-row>
        <table:table-row table:style-name="ro2">
          <table:table-cell office:value-type="string">
            <text:p>передивитися</text:p>
          </table:table-cell>
          <table:table-cell office:value-type="string">
            <text:p>просмотр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8694">
            <text:p>18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9">
            <text:p>209</text:p>
          </table:table-cell>
          <table:table-cell office:value-type="float" office:value="8761">
            <text:p>87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11244">
            <text:p>112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9358">
            <text:p>93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8623">
            <text:p>86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8170">
            <text:p>81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3333">
            <text:p>0.53333</text:p>
          </table:table-cell>
          <table:table-cell office:value-type="float" office:value="10">
            <text:p>10</text:p>
          </table:table-cell>
          <table:table-cell office:value-type="float" office:value="6.4">
            <text:p>6.4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5.8">
            <text:p>5.8</text:p>
          </table:table-cell>
          <table:table-cell office:value-type="float" office:value="0.48333">
            <text:p>0.48333</text:p>
          </table:table-cell>
        </table:table-row>
        <table:table-row table:style-name="ro2">
          <table:table-cell office:value-type="string">
            <text:p>освіта</text:p>
          </table:table-cell>
          <table:table-cell office:value-type="string">
            <text:p>образ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854">
            <text:p>98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17423">
            <text:p>174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892">
            <text:p>18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2338">
            <text:p>2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3374">
            <text:p>3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3">
            <text:p>153</text:p>
          </table:table-cell>
          <table:table-cell office:value-type="float" office:value="7790">
            <text:p>77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.6">
            <text:p>6.6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office:value-type="string">
            <text:p>освіта</text:p>
          </table:table-cell>
          <table:table-cell office:value-type="string">
            <text:p>просве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88">
            <text:p>30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4">
            <text:p>154</text:p>
          </table:table-cell>
          <table:table-cell office:value-type="float" office:value="12716">
            <text:p>127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1952">
            <text:p>119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15396">
            <text:p>153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12071">
            <text:p>12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10733">
            <text:p>107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8182">
            <text:p>0.58182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office:value-type="string">
            <text:p>заперечувати</text:p>
          </table:table-cell>
          <table:table-cell office:value-type="string">
            <text:p>отриц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700">
            <text:p>87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5379">
            <text:p>53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9051">
            <text:p>90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6542">
            <text:p>6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5394">
            <text:p>53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4282">
            <text:p>42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1667">
            <text:p>0.51667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5">
            <text:p>5</text:p>
          </table:table-cell>
          <table:table-cell office:value-type="float" office:value="0.41667">
            <text:p>0.41667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заперечувати</text:p>
          </table:table-cell>
          <table:table-cell office:value-type="string">
            <text:p>оспар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99">
            <text:p>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3113">
            <text:p>3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9051">
            <text:p>90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3270">
            <text:p>32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3263">
            <text:p>3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3493">
            <text:p>34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48333">
            <text:p>0.48333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гойдалка</text:p>
          </table:table-cell>
          <table:table-cell office:value-type="string">
            <text:p>качел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5918">
            <text:p>25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8068">
            <text:p>80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4429">
            <text:p>44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10106">
            <text:p>101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7302">
            <text:p>73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6553">
            <text:p>65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525">
            <text:p>0.525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прапор</text:p>
          </table:table-cell>
          <table:table-cell office:value-type="string">
            <text:p>знам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117">
            <text:p>19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6305">
            <text:p>6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40383">
            <text:p>40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 office:value-type="float" office:value="27121">
            <text:p>271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14095">
            <text:p>140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8285">
            <text:p>82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прапор</text:p>
          </table:table-cell>
          <table:table-cell office:value-type="string">
            <text:p>флаг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117">
            <text:p>191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9231">
            <text:p>92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8712">
            <text:p>187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10534">
            <text:p>105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8071">
            <text:p>80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8285">
            <text:p>82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6667">
            <text:p>0.56667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кмітливий</text:p>
          </table:table-cell>
          <table:table-cell office:value-type="string">
            <text:p>находч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26">
            <text:p>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53">
            <text:p>5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11057">
            <text:p>1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3868">
            <text:p>38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1445">
            <text:p>14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708">
            <text:p>7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46">
            <text:p>0.46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корба</text:p>
          </table:table-cell>
          <table:table-cell office:value-type="string">
            <text:p>ру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686">
            <text:p>13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933">
            <text:p>9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39254">
            <text:p>39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3262">
            <text:p>232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4294">
            <text:p>4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618">
            <text:p>16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орден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2" office:value-type="string">
            <text:p>оркест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згуртування</text:p>
          </table:table-cell>
          <table:table-cell office:value-type="string">
            <text:p>объеди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5940">
            <text:p>359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 office:value-type="float" office:value="20618">
            <text:p>206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 office:value-type="float" office:value="45131">
            <text:p>451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44659">
            <text:p>446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4">
            <text:p>504</text:p>
          </table:table-cell>
          <table:table-cell office:value-type="float" office:value="44971">
            <text:p>449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1">
            <text:p>411</text:p>
          </table:table-cell>
          <table:table-cell office:value-type="float" office:value="36489">
            <text:p>364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0909">
            <text:p>0.90909</text:p>
          </table:table-cell>
          <table:table-cell office:value-type="float" office:value="0.61818">
            <text:p>0.61818</text:p>
          </table:table-cell>
          <table:table-cell office:value-type="float" office:value="10">
            <text:p>10</text:p>
          </table:table-cell>
          <table:table-cell office:value-type="float" office:value="6.8">
            <text:p>6.8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</table:table-row>
        <table:table-row table:style-name="ro2">
          <table:table-cell office:value-type="string">
            <text:p>ліска</text:p>
          </table:table-cell>
          <table:table-cell office:value-type="string">
            <text:p>лес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71">
            <text:p>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пограбувати</text:p>
          </table:table-cell>
          <table:table-cell office:value-type="string">
            <text:p>огра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733">
            <text:p>7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2677">
            <text:p>26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720">
            <text:p>7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658">
            <text:p>6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602">
            <text:p>6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</table:table-row>
        <table:table-row table:style-name="ro2">
          <table:table-cell office:value-type="string">
            <text:p>змінити</text:p>
          </table:table-cell>
          <table:table-cell office:value-type="string">
            <text:p>изме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4296">
            <text:p>4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17">
            <text:p>4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99">
            <text:p>1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обурення</text:p>
          </table:table-cell>
          <table:table-cell office:value-type="string">
            <text:p>возму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1001">
            <text:p>10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 office:value-type="float" office:value="14473">
            <text:p>144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3845">
            <text:p>38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2505">
            <text:p>25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123">
            <text:p>11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обурення</text:p>
          </table:table-cell>
          <table:table-cell office:value-type="string">
            <text:p>него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176">
            <text:p>121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2">
            <text:p>182</text:p>
          </table:table-cell>
          <table:table-cell office:value-type="float" office:value="11052">
            <text:p>110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 office:value-type="float" office:value="25662">
            <text:p>256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 office:value-type="float" office:value="24141">
            <text:p>241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 office:value-type="float" office:value="18858">
            <text:p>188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 office:value-type="float" office:value="14126">
            <text:p>141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56364">
            <text:p>0.56364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театральний</text:p>
          </table:table-cell>
          <table:table-cell office:value-type="string">
            <text:p>театр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3636">
            <text:p>0.03636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</table:table-row>
        <table:table-row table:style-name="ro2">
          <table:table-cell office:value-type="string">
            <text:p>увіходити</text:p>
          </table:table-cell>
          <table:table-cell office:value-type="string">
            <text:p>вхо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614">
            <text:p>6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49">
            <text:p>1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7778">
            <text:p>0.37778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ручний</text:p>
          </table:table-cell>
          <table:table-cell office:value-type="string">
            <text:p>руч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молодість</text:p>
          </table:table-cell>
          <table:table-cell office:value-type="string">
            <text:p>молод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безпека</text:p>
          </table:table-cell>
          <table:table-cell office:value-type="string">
            <text:p>безопас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69">
            <text:p>1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11722">
            <text:p>117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232">
            <text:p>1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2746">
            <text:p>2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5975">
            <text:p>597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5">
            <text:p>0.55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окремо</text:p>
          </table:table-cell>
          <table:table-cell office:value-type="string">
            <text:p>отд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5">
            <text:p>0.45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окремо</text:p>
          </table:table-cell>
          <table:table-cell office:value-type="string">
            <text:p>особняк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46">
            <text:p>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764">
            <text:p>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263">
            <text:p>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513">
            <text:p>5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627">
            <text:p>6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">
            <text:p>0.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будуватися</text:p>
          </table:table-cell>
          <table:table-cell office:value-type="string">
            <text:p>стро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93">
            <text:p>45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6683">
            <text:p>66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  <table:table-cell office:value-type="float" office:value="10729">
            <text:p>107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8378">
            <text:p>8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10894">
            <text:p>108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4">
            <text:p>214</text:p>
          </table:table-cell>
          <table:table-cell office:value-type="float" office:value="9009">
            <text:p>90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будуватися</text:p>
          </table:table-cell>
          <table:table-cell office:value-type="string">
            <text:p>возвод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410">
            <text:p>5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402">
            <text:p>4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2332">
            <text:p>23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583">
            <text:p>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office:value-type="float" office:value="760">
            <text:p>7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446">
            <text:p>4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36364">
            <text:p>0.3636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office:value-type="string">
            <text:p>місіс</text:p>
          </table:table-cell>
          <table:table-cell office:value-type="string">
            <text:p>мисси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16667">
            <text:p>0.166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далеко</text:p>
          </table:table-cell>
          <table:table-cell office:value-type="string">
            <text:p>горазд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88">
            <text:p>14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188">
            <text:p>1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998">
            <text:p>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891">
            <text:p>8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28">
            <text:p>2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45714">
            <text:p>0.45714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сенс</text:p>
          </table:table-cell>
          <table:table-cell office:value-type="string">
            <text:p>смыс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23">
            <text:p>6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619">
            <text:p>6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6182">
            <text:p>61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3799">
            <text:p>37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857">
            <text:p>8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811">
            <text:p>8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4">
            <text:p>0.44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неодмінно</text:p>
          </table:table-cell>
          <table:table-cell office:value-type="string">
            <text:p>непремен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спакувати</text:p>
          </table:table-cell>
          <table:table-cell office:value-type="string">
            <text:p>упак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7">
            <text:p>67</text:p>
          </table:table-cell>
          <table:table-cell office:value-type="float" office:value="739">
            <text:p>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прохід</text:p>
          </table:table-cell>
          <table:table-cell office:value-type="string">
            <text:p>прох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гастрономічний</text:p>
          </table:table-cell>
          <table:table-cell office:value-type="string">
            <text:p>гастроном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625">
            <text:p>0.1625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0625">
            <text:p>0.0625</text:p>
          </table:table-cell>
          <table:table-cell office:value-type="float" office:value="1.4">
            <text:p>1.4</text:p>
          </table:table-cell>
          <table:table-cell office:value-type="float" office:value="0.0875">
            <text:p>0.0875</text:p>
          </table:table-cell>
          <table:table-cell office:value-type="float" office:value="1.8">
            <text:p>1.8</text:p>
          </table:table-cell>
          <table:table-cell office:value-type="float" office:value="0.1125">
            <text:p>0.1125</text:p>
          </table:table-cell>
          <table:table-cell office:value-type="float" office:value="2.2">
            <text:p>2.2</text:p>
          </table:table-cell>
          <table:table-cell office:value-type="float" office:value="0.1375">
            <text:p>0.1375</text:p>
          </table:table-cell>
        </table:table-row>
        <table:table-row table:style-name="ro2">
          <table:table-cell office:value-type="string">
            <text:p>скуповувати</text:p>
          </table:table-cell>
          <table:table-cell office:value-type="string">
            <text:p>скуп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8">
            <text:p>58</text:p>
          </table:table-cell>
          <table:table-cell office:value-type="float" office:value="690">
            <text:p>6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5455">
            <text:p>0.45455</text:p>
          </table:table-cell>
          <table:table-cell table:number-columns-repeated="2" office:value-type="float" office:value="5">
            <text:p>5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обіпертися</text:p>
          </table:table-cell>
          <table:table-cell office:value-type="string">
            <text:p>опере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зауваження</text:p>
          </table:table-cell>
          <table:table-cell office:value-type="string">
            <text:p>замеч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71">
            <text:p>34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401">
            <text:p>4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4324">
            <text:p>4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3991">
            <text:p>39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1137">
            <text:p>11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491">
            <text:p>4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42">
            <text:p>0.42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рослинний</text:p>
          </table:table-cell>
          <table:table-cell office:value-type="string">
            <text:p>раст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93">
            <text:p>5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513">
            <text:p>5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205">
            <text:p>2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36667">
            <text:p>0.36667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</table:table-row>
        <table:table-row table:style-name="ro2">
          <table:table-cell office:value-type="string">
            <text:p>коливатися</text:p>
          </table:table-cell>
          <table:table-cell office:value-type="string">
            <text:p>колеб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ворожнеча</text:p>
          </table:table-cell>
          <table:table-cell office:value-type="string">
            <text:p>розн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916">
            <text:p>2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18728">
            <text:p>187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10660">
            <text:p>106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  <table:table-cell office:value-type="float" office:value="15050">
            <text:p>150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 office:value-type="float" office:value="25784">
            <text:p>257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21497">
            <text:p>214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7778">
            <text:p>0.57778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струнний</text:p>
          </table:table-cell>
          <table:table-cell office:value-type="string">
            <text:p>стру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table:number-columns-repeated="2" office:value-type="string">
            <text:p>паяльни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гальмувати</text:p>
          </table:table-cell>
          <table:table-cell office:value-type="string">
            <text:p>тормоз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306">
            <text:p>93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13048">
            <text:p>130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2214">
            <text:p>2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751">
            <text:p>7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44">
            <text:p>0.44</text:p>
          </table:table-cell>
          <table:table-cell office:value-type="float" office:value="8">
            <text:p>8</text:p>
          </table:table-cell>
          <table:table-cell office:value-type="float" office:value="4.4">
            <text:p>4.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тарілка</text:p>
          </table:table-cell>
          <table:table-cell office:value-type="string">
            <text:p>таре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пришвидшувач</text:p>
          </table:table-cell>
          <table:table-cell office:value-type="string">
            <text:p>ускори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4997">
            <text:p>349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6">
            <text:p>416</text:p>
          </table:table-cell>
          <table:table-cell office:value-type="float" office:value="42108">
            <text:p>421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43730">
            <text:p>437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  <table:table-cell office:value-type="float" office:value="45289">
            <text:p>45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6">
            <text:p>416</text:p>
          </table:table-cell>
          <table:table-cell office:value-type="float" office:value="45438">
            <text:p>454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0">
            <text:p>410</text:p>
          </table:table-cell>
          <table:table-cell office:value-type="float" office:value="45201">
            <text:p>452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1667">
            <text:p>0.91667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2">
            <text:p>4.2</text:p>
          </table:table-cell>
          <table:table-cell office:value-type="float" office:value="0.35">
            <text:p>0.35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  <table:table-cell office:value-type="float" office:value="7.8">
            <text:p>7.8</text:p>
          </table:table-cell>
          <table:table-cell office:value-type="float" office:value="0.65">
            <text:p>0.65</text:p>
          </table:table-cell>
          <table:table-cell office:value-type="float" office:value="8.6">
            <text:p>8.6</text:p>
          </table:table-cell>
          <table:table-cell office:value-type="float" office:value="0.71667">
            <text:p>0.71667</text:p>
          </table:table-cell>
        </table:table-row>
        <table:table-row table:style-name="ro2">
          <table:table-cell office:value-type="string">
            <text:p>стриманий</text:p>
          </table:table-cell>
          <table:table-cell office:value-type="string">
            <text:p>умер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254">
            <text:p>9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4226">
            <text:p>42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 office:value-type="float" office:value="20226">
            <text:p>202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8936">
            <text:p>89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4717">
            <text:p>47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3637">
            <text:p>36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3333">
            <text:p>0.53333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озброєний</text:p>
          </table:table-cell>
          <table:table-cell office:value-type="string">
            <text:p>вооружё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924">
            <text:p>29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1420">
            <text:p>14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4602">
            <text:p>46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1877">
            <text:p>18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1664">
            <text:p>1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917">
            <text:p>19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49091">
            <text:p>0.49091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</table:table-row>
        <table:table-row table:style-name="ro2">
          <table:table-cell office:value-type="string">
            <text:p>тертя</text:p>
          </table:table-cell>
          <table:table-cell office:value-type="string">
            <text:p>т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30">
            <text:p>20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4380">
            <text:p>4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8">
            <text:p>208</text:p>
          </table:table-cell>
          <table:table-cell office:value-type="float" office:value="11744">
            <text:p>11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7601">
            <text:p>76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10027">
            <text:p>100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5442">
            <text:p>54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немарно</text:p>
          </table:table-cell>
          <table:table-cell office:value-type="string">
            <text:p>недар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312">
            <text:p>3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145">
            <text:p>1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42857">
            <text:p>0.4285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office:value-type="string">
            <text:p>непорушний</text:p>
          </table:table-cell>
          <table:table-cell office:value-type="string">
            <text:p>неруши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392">
            <text:p>3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267">
            <text:p>2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">
            <text:p>0.36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непорушний</text:p>
          </table:table-cell>
          <table:table-cell office:value-type="string">
            <text:p>незыблем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007">
            <text:p>4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5819">
            <text:p>58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4041">
            <text:p>40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 office:value-type="float" office:value="7930">
            <text:p>79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  <table:table-cell office:value-type="float" office:value="10462">
            <text:p>10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9514">
            <text:p>95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непорушний</text:p>
          </table:table-cell>
          <table:table-cell office:value-type="string">
            <text:p>непрелож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25455">
            <text:p>0.25455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office:value-type="string">
            <text:p>комплімент</text:p>
          </table:table-cell>
          <table:table-cell office:value-type="string">
            <text:p>комплимен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ходіння</text:p>
          </table:table-cell>
          <table:table-cell office:value-type="string">
            <text:p>хожд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222">
            <text:p>2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державний</text:p>
          </table:table-cell>
          <table:table-cell office:value-type="string">
            <text:p>государств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238">
            <text:p>22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7516">
            <text:p>75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1119">
            <text:p>1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686">
            <text:p>6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1801">
            <text:p>18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4388">
            <text:p>43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4667">
            <text:p>0.54667</text:p>
          </table:table-cell>
          <table:table-cell office:value-type="float" office:value="10">
            <text:p>10</text:p>
          </table:table-cell>
          <table:table-cell office:value-type="float" office:value="8.2">
            <text:p>8.2</text:p>
          </table:table-cell>
          <table:table-cell office:value-type="float" office:value="3.2">
            <text:p>3.2</text:p>
          </table:table-cell>
          <table:table-cell office:value-type="float" office:value="0.21333">
            <text:p>0.21333</text:p>
          </table:table-cell>
          <table:table-cell office:value-type="float" office:value="4.6">
            <text:p>4.6</text:p>
          </table:table-cell>
          <table:table-cell office:value-type="float" office:value="0.30667">
            <text:p>0.30667</text:p>
          </table:table-cell>
          <table:table-cell office:value-type="float" office:value="5.8">
            <text:p>5.8</text:p>
          </table:table-cell>
          <table:table-cell office:value-type="float" office:value="0.38667">
            <text:p>0.38667</text:p>
          </table:table-cell>
          <table:table-cell office:value-type="float" office:value="7">
            <text:p>7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перешийок</text:p>
          </table:table-cell>
          <table:table-cell office:value-type="string">
            <text:p>перешее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office:value-type="string">
            <text:p>подати</text:p>
          </table:table-cell>
          <table:table-cell office:value-type="string">
            <text:p>по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0.16667">
            <text:p>0.16667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</table:table-row>
        <table:table-row table:style-name="ro2">
          <table:table-cell office:value-type="string">
            <text:p>крило</text:p>
          </table:table-cell>
          <table:table-cell office:value-type="string">
            <text:p>крыл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тратити</text:p>
          </table:table-cell>
          <table:table-cell office:value-type="string">
            <text:p>расход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018">
            <text:p>120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  <table:table-cell office:value-type="float" office:value="21026">
            <text:p>210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10061">
            <text:p>100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15058">
            <text:p>150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19123">
            <text:p>19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 office:value-type="float" office:value="22508">
            <text:p>225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3636">
            <text:p>0.6363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</table:table-row>
        <table:table-row table:style-name="ro2">
          <table:table-cell office:value-type="string">
            <text:p>тратити</text:p>
          </table:table-cell>
          <table:table-cell office:value-type="string">
            <text:p>тра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тратити</text:p>
          </table:table-cell>
          <table:table-cell office:value-type="string">
            <text:p>затрач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4885">
            <text:p>48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1624">
            <text:p>16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1641">
            <text:p>16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4862">
            <text:p>48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5718">
            <text:p>571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50909">
            <text:p>0.50909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</table:table-row>
        <table:table-row table:style-name="ro2">
          <table:table-cell office:value-type="string">
            <text:p>посада</text:p>
          </table:table-cell>
          <table:table-cell office:value-type="string">
            <text:p>долж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501">
            <text:p>30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29129">
            <text:p>29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13980">
            <text:p>139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26422">
            <text:p>264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 office:value-type="float" office:value="29408">
            <text:p>29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8487">
            <text:p>284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2222">
            <text:p>0.62222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уповільнити</text:p>
          </table:table-cell>
          <table:table-cell office:value-type="string">
            <text:p>замедл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408">
            <text:p>4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2802">
            <text:p>28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20844">
            <text:p>208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11178">
            <text:p>111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6430">
            <text:p>64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4501">
            <text:p>45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2727">
            <text:p>0.52727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office:value-type="string">
            <text:p>навісний</text:p>
          </table:table-cell>
          <table:table-cell office:value-type="string">
            <text:p>навес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суверенітет</text:p>
          </table:table-cell>
          <table:table-cell office:value-type="string">
            <text:p>суверените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7273">
            <text:p>0.07273</text:p>
          </table:table-cell>
          <table:table-cell office:value-type="float" office:value="1">
            <text:p>1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</table:table-row>
        <table:table-row table:style-name="ro2">
          <table:table-cell office:value-type="string">
            <text:p>селянин</text:p>
          </table:table-cell>
          <table:table-cell office:value-type="string">
            <text:p>крестьяни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2047">
            <text:p>20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office:value-type="float" office:value="1323">
            <text:p>1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281">
            <text:p>2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17">
            <text:p>4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1050">
            <text:p>10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4">
            <text:p>0.44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стріляти</text:p>
          </table:table-cell>
          <table:table-cell office:value-type="string">
            <text:p>стрел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учити</text:p>
          </table:table-cell>
          <table:table-cell office:value-type="string">
            <text:p>обу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05">
            <text:p>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806">
            <text:p>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633">
            <text:p>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688">
            <text:p>6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1144">
            <text:p>11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921">
            <text:p>92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учити</text:p>
          </table:table-cell>
          <table:table-cell office:value-type="string">
            <text:p>уч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однокласник</text:p>
          </table:table-cell>
          <table:table-cell office:value-type="string">
            <text:p>однокласс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8333">
            <text:p>0.0833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08333">
            <text:p>0.08333</text:p>
          </table:table-cell>
        </table:table-row>
        <table:table-row table:style-name="ro2">
          <table:table-cell office:value-type="string">
            <text:p>шолом</text:p>
          </table:table-cell>
          <table:table-cell office:value-type="string">
            <text:p>шле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294">
            <text:p>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63">
            <text:p>1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37">
            <text:p>1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201">
            <text:p>2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відступ</text:p>
          </table:table-cell>
          <table:table-cell office:value-type="string">
            <text:p>отступ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26">
            <text:p>16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17802">
            <text:p>178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1943">
            <text:p>19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1890">
            <text:p>18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5319">
            <text:p>53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10488">
            <text:p>104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61818">
            <text:p>0.61818</text:p>
          </table:table-cell>
          <table:table-cell office:value-type="float" office:value="8">
            <text:p>8</text:p>
          </table:table-cell>
          <table:table-cell office:value-type="float" office:value="6.8">
            <text:p>6.8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</table:table-row>
        <table:table-row table:style-name="ro2">
          <table:table-cell table:number-columns-repeated="2" office:value-type="string">
            <text:p>престиж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сповільнити</text:p>
          </table:table-cell>
          <table:table-cell office:value-type="string">
            <text:p>замедл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958">
            <text:p>49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7260">
            <text:p>72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2202">
            <text:p>22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830">
            <text:p>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583">
            <text:p>5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47273">
            <text:p>0.47273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</table:table-row>
        <table:table-row table:style-name="ro2">
          <table:table-cell office:value-type="string">
            <text:p>республіка</text:p>
          </table:table-cell>
          <table:table-cell office:value-type="string">
            <text:p>республи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швидко</text:p>
          </table:table-cell>
          <table:table-cell office:value-type="string">
            <text:p>скор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18">
            <text:p>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53">
            <text:p>2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286">
            <text:p>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448">
            <text:p>4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38">
            <text:p>2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грибний</text:p>
          </table:table-cell>
          <table:table-cell office:value-type="string">
            <text:p>гриб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</table:table-row>
        <table:table-row table:style-name="ro2">
          <table:table-cell office:value-type="string">
            <text:p>утягти</text:p>
          </table:table-cell>
          <table:table-cell office:value-type="string">
            <text:p>вовл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8007">
            <text:p>28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27312">
            <text:p>273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 office:value-type="float" office:value="27521">
            <text:p>27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 office:value-type="float" office:value="27388">
            <text:p>273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  <table:table-cell office:value-type="float" office:value="27351">
            <text:p>273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27407">
            <text:p>274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7143">
            <text:p>0.77143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6">
            <text:p>4.6</text:p>
          </table:table-cell>
          <table:table-cell office:value-type="float" office:value="0.65714">
            <text:p>0.65714</text:p>
          </table:table-cell>
          <table:table-cell office:value-type="float" office:value="5">
            <text:p>5</text:p>
          </table:table-cell>
          <table:table-cell office:value-type="float" office:value="0.71429">
            <text:p>0.71429</text:p>
          </table:table-cell>
        </table:table-row>
        <table:table-row table:style-name="ro2">
          <table:table-cell office:value-type="string">
            <text:p>крук</text:p>
          </table:table-cell>
          <table:table-cell office:value-type="string">
            <text:p>вор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839">
            <text:p>78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2663">
            <text:p>26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 office:value-type="float" office:value="34265">
            <text:p>34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30067">
            <text:p>300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10811">
            <text:p>108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4601">
            <text:p>46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хутір</text:p>
          </table:table-cell>
          <table:table-cell office:value-type="string">
            <text:p>хут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жалібно</text:p>
          </table:table-cell>
          <table:table-cell office:value-type="string">
            <text:p>жалк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</table:table-row>
        <table:table-row table:style-name="ro2">
          <table:table-cell office:value-type="string">
            <text:p>важкий</text:p>
          </table:table-cell>
          <table:table-cell office:value-type="string">
            <text:p>увесис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184">
            <text:p>41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1384">
            <text:p>13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20049">
            <text:p>200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4954">
            <text:p>49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703">
            <text:p>17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1334">
            <text:p>13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1111">
            <text:p>0.51111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важкий</text:p>
          </table:table-cell>
          <table:table-cell office:value-type="string">
            <text:p>в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9">
            <text:p>59</text:p>
          </table:table-cell>
          <table:table-cell office:value-type="float" office:value="526">
            <text:p>5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важкий</text:p>
          </table:table-cell>
          <table:table-cell office:value-type="string">
            <text:p>душ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399">
            <text:p>83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 office:value-type="float" office:value="14608">
            <text:p>146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3611">
            <text:p>36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36667">
            <text:p>0.3666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заміж</text:p>
          </table:table-cell>
          <table:table-cell office:value-type="string">
            <text:p>замуж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прочекати</text:p>
          </table:table-cell>
          <table:table-cell office:value-type="string">
            <text:p>прож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66">
            <text:p>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383">
            <text:p>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394">
            <text:p>3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324">
            <text:p>3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70">
            <text:p>2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3333">
            <text:p>0.333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</table:table-row>
        <table:table-row table:style-name="ro2">
          <table:table-cell office:value-type="string">
            <text:p>дорослий</text:p>
          </table:table-cell>
          <table:table-cell office:value-type="string">
            <text:p>взросл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</table:table-row>
        <table:table-row table:style-name="ro2">
          <table:table-cell office:value-type="string">
            <text:p>нікель</text:p>
          </table:table-cell>
          <table:table-cell office:value-type="string">
            <text:p>ник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графік</text:p>
          </table:table-cell>
          <table:table-cell office:value-type="string">
            <text:p>граф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дядько</text:p>
          </table:table-cell>
          <table:table-cell office:value-type="string">
            <text:p>дяд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office:value-type="float" office:value="426">
            <text:p>4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66">
            <text:p>16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3333">
            <text:p>0.43333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перелякати</text:p>
          </table:table-cell>
          <table:table-cell office:value-type="string">
            <text:p>перепу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469">
            <text:p>4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247">
            <text:p>2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перелякати</text:p>
          </table:table-cell>
          <table:table-cell office:value-type="string">
            <text:p>испу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2115">
            <text:p>121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8664">
            <text:p>8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  <table:table-cell office:value-type="float" office:value="21670">
            <text:p>216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 office:value-type="float" office:value="19575">
            <text:p>195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 office:value-type="float" office:value="15594">
            <text:p>15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11686">
            <text:p>116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громити</text:p>
          </table:table-cell>
          <table:table-cell office:value-type="string">
            <text:p>гром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трояндовий</text:p>
          </table:table-cell>
          <table:table-cell office:value-type="string">
            <text:p>роз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33">
            <text:p>2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">
            <text:p>0.36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table:number-columns-repeated="2" office:value-type="string">
            <text:p>базис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обставина</text:p>
          </table:table-cell>
          <table:table-cell office:value-type="string">
            <text:p>обстоятель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50">
            <text:p>44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2729">
            <text:p>27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502">
            <text:p>5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379">
            <text:p>3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646">
            <text:p>6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1115">
            <text:p>11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">
            <text:p>0.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4">
            <text:p>4</text:p>
          </table:table-cell>
          <table:table-cell office:value-type="float" office:value="0.28571">
            <text:p>0.28571</text:p>
          </table:table-cell>
          <table:table-cell office:value-type="float" office:value="5">
            <text:p>5</text:p>
          </table:table-cell>
          <table:table-cell office:value-type="float" office:value="0.35714">
            <text:p>0.35714</text:p>
          </table:table-cell>
          <table:table-cell office:value-type="float" office:value="6">
            <text:p>6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огидливий</text:p>
          </table:table-cell>
          <table:table-cell office:value-type="string">
            <text:p>против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075">
            <text:p>50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5">
            <text:p>165</text:p>
          </table:table-cell>
          <table:table-cell office:value-type="float" office:value="3952">
            <text:p>39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 office:value-type="float" office:value="11616">
            <text:p>116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8185">
            <text:p>81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5">
            <text:p>245</text:p>
          </table:table-cell>
          <table:table-cell office:value-type="float" office:value="4284">
            <text:p>42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4069">
            <text:p>406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7778">
            <text:p>0.57778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огидливий</text:p>
          </table:table-cell>
          <table:table-cell office:value-type="string">
            <text:p>отврат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38">
            <text:p>13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3836">
            <text:p>38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415">
            <text:p>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964">
            <text:p>9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926">
            <text:p>19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7143">
            <text:p>0.5714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4.8">
            <text:p>4.8</text:p>
          </table:table-cell>
          <table:table-cell office:value-type="float" office:value="0.34286">
            <text:p>0.34286</text:p>
          </table:table-cell>
          <table:table-cell office:value-type="float" office:value="6">
            <text:p>6</text:p>
          </table:table-cell>
          <table:table-cell office:value-type="float" office:value="0.42857">
            <text:p>0.42857</text:p>
          </table:table-cell>
          <table:table-cell office:value-type="float" office:value="7">
            <text:p>7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розлогий</text:p>
          </table:table-cell>
          <table:table-cell office:value-type="string">
            <text:p>широ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7">
            <text:p>6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4">
            <text:p>184</text:p>
          </table:table-cell>
          <table:table-cell office:value-type="float" office:value="2501">
            <text:p>2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35">
            <text:p>0.35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</table:table-row>
        <table:table-row table:style-name="ro2">
          <table:table-cell office:value-type="string">
            <text:p>застерегти</text:p>
          </table:table-cell>
          <table:table-cell office:value-type="string">
            <text:p>предостер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75">
            <text:p>9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6998">
            <text:p>6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8635">
            <text:p>86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6400">
            <text:p>64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8232">
            <text:p>82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9743">
            <text:p>97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53333">
            <text:p>0.53333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  <table:table-cell office:value-type="float" office:value="6.2">
            <text:p>6.2</text:p>
          </table:table-cell>
          <table:table-cell office:value-type="float" office:value="0.51667">
            <text:p>0.51667</text:p>
          </table:table-cell>
        </table:table-row>
        <table:table-row table:style-name="ro2">
          <table:table-cell office:value-type="string">
            <text:p>нагрівати</text:p>
          </table:table-cell>
          <table:table-cell office:value-type="string">
            <text:p>нагре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7778">
            <text:p>0.1777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table:number-columns-repeated="2" office:value-type="string">
            <text:p>агентств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444">
            <text:p>0.0444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</table:table-row>
        <table:table-row table:style-name="ro2">
          <table:table-cell office:value-type="string">
            <text:p>їсть</text:p>
          </table:table-cell>
          <table:table-cell office:value-type="string">
            <text:p>ес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table:number-columns-repeated="2" office:value-type="string">
            <text:p>май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зворотний</text:p>
          </table:table-cell>
          <table:table-cell office:value-type="string">
            <text:p>обра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45">
            <text:p>1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4">
            <text:p>194</text:p>
          </table:table-cell>
          <table:table-cell office:value-type="float" office:value="3855">
            <text:p>38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31111">
            <text:p>0.31111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</table:table-row>
        <table:table-row table:style-name="ro2">
          <table:table-cell office:value-type="string">
            <text:p>нині</text:p>
          </table:table-cell>
          <table:table-cell office:value-type="string">
            <text:p>теперь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007">
            <text:p>2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830">
            <text:p>8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625">
            <text:p>16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1711">
            <text:p>17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1451">
            <text:p>14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1073">
            <text:p>10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667">
            <text:p>0.666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будиночок</text:p>
          </table:table-cell>
          <table:table-cell office:value-type="string">
            <text:p>дом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14">
            <text:p>14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21941">
            <text:p>219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3156">
            <text:p>31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5755">
            <text:p>57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9549">
            <text:p>95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5713">
            <text:p>157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оснастити</text:p>
          </table:table-cell>
          <table:table-cell office:value-type="string">
            <text:p>оснаст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table:number-columns-repeated="2" office:value-type="string">
            <text:p>марке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нотувати</text:p>
          </table:table-cell>
          <table:table-cell office:value-type="string">
            <text:p>запис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767">
            <text:p>37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4024">
            <text:p>40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4675">
            <text:p>46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4412">
            <text:p>44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3">
            <text:p>123</text:p>
          </table:table-cell>
          <table:table-cell office:value-type="float" office:value="4807">
            <text:p>4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3594">
            <text:p>35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48">
            <text:p>0.48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потай</text:p>
          </table:table-cell>
          <table:table-cell office:value-type="string">
            <text:p>втайн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415">
            <text:p>4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209">
            <text:p>2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31">
            <text:p>2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потай</text:p>
          </table:table-cell>
          <table:table-cell office:value-type="string">
            <text:p>скрыт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46">
            <text:p>9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1330">
            <text:p>13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1409">
            <text:p>14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1433">
            <text:p>1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1639">
            <text:p>16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1837">
            <text:p>18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71429">
            <text:p>0.714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8">
            <text:p>4.8</text:p>
          </table:table-cell>
          <table:table-cell office:value-type="float" office:value="0.68571">
            <text:p>0.68571</text:p>
          </table:table-cell>
        </table:table-row>
        <table:table-row table:style-name="ro2">
          <table:table-cell office:value-type="string">
            <text:p>потай</text:p>
          </table:table-cell>
          <table:table-cell office:value-type="string">
            <text:p>тайк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64">
            <text:p>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170">
            <text:p>1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498">
            <text:p>4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943">
            <text:p>9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489">
            <text:p>4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231">
            <text:p>2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погроза</text:p>
          </table:table-cell>
          <table:table-cell office:value-type="string">
            <text:p>угроз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2">
            <text:p>72</text:p>
          </table:table-cell>
          <table:table-cell office:value-type="float" office:value="1072">
            <text:p>10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винахід</text:p>
          </table:table-cell>
          <table:table-cell office:value-type="string">
            <text:p>изобрет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33940">
            <text:p>339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 office:value-type="float" office:value="25131">
            <text:p>251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 office:value-type="float" office:value="38540">
            <text:p>385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  <table:table-cell office:value-type="float" office:value="36586">
            <text:p>365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34780">
            <text:p>347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7273">
            <text:p>0.67273</text:p>
          </table:table-cell>
          <table:table-cell office:value-type="float" office:value="11">
            <text:p>11</text:p>
          </table:table-cell>
          <table:table-cell office:value-type="float" office:value="7.4">
            <text:p>7.4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6.8">
            <text:p>6.8</text:p>
          </table:table-cell>
          <table:table-cell office:value-type="float" office:value="0.61818">
            <text:p>0.61818</text:p>
          </table:table-cell>
        </table:table-row>
        <table:table-row table:style-name="ro2">
          <table:table-cell office:value-type="string">
            <text:p>схоронити</text:p>
          </table:table-cell>
          <table:table-cell office:value-type="string">
            <text:p>захоро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схоронити</text:p>
          </table:table-cell>
          <table:table-cell office:value-type="string">
            <text:p>похоро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розійтися</text:p>
          </table:table-cell>
          <table:table-cell office:value-type="string">
            <text:p>разойтис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table:number-columns-repeated="2" office:value-type="string">
            <text:p>шеф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нітрохи</text:p>
          </table:table-cell>
          <table:table-cell office:value-type="string">
            <text:p>ничуть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5">
            <text:p>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168">
            <text:p>1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45714">
            <text:p>0.45714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нітрохи</text:p>
          </table:table-cell>
          <table:table-cell office:value-type="string">
            <text:p>нимал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5">
            <text:p>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29">
            <text:p>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33">
            <text:p>2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247">
            <text:p>2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48571">
            <text:p>0.48571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відтінок</text:p>
          </table:table-cell>
          <table:table-cell office:value-type="string">
            <text:p>оттен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4027">
            <text:p>40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122">
            <text:p>1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75">
            <text:p>0.27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table:number-columns-repeated="2" office:value-type="string">
            <text:p>поголовно</text:p>
          </table:table-cell>
          <table:table-cell office:value-type="string">
            <text:p>ADV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222">
            <text:p>0.022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подовження</text:p>
          </table:table-cell>
          <table:table-cell office:value-type="string">
            <text:p>удли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972">
            <text:p>49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9761">
            <text:p>97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 office:value-type="float" office:value="27722">
            <text:p>277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20739">
            <text:p>20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 office:value-type="float" office:value="20701">
            <text:p>207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 office:value-type="float" office:value="19565">
            <text:p>195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4">
            <text:p>0.5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</table:table-row>
        <table:table-row table:style-name="ro2">
          <table:table-cell office:value-type="string">
            <text:p>тямущий</text:p>
          </table:table-cell>
          <table:table-cell office:value-type="string">
            <text:p>понятл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531">
            <text:p>25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2745">
            <text:p>27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2912">
            <text:p>2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2401">
            <text:p>24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1500">
            <text:p>15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8">
            <text:p>118</text:p>
          </table:table-cell>
          <table:table-cell office:value-type="float" office:value="1902">
            <text:p>190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тямущий</text:p>
          </table:table-cell>
          <table:table-cell office:value-type="string">
            <text:p>толк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42">
            <text:p>11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79">
            <text:p>2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0">
            <text:p>130</text:p>
          </table:table-cell>
          <table:table-cell office:value-type="float" office:value="1323">
            <text:p>1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1622">
            <text:p>1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439">
            <text:p>4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341">
            <text:p>3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25">
            <text:p>0.425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жарт</text:p>
          </table:table-cell>
          <table:table-cell office:value-type="string">
            <text:p>шу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1768">
            <text:p>1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12253">
            <text:p>122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0045">
            <text:p>100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5041">
            <text:p>50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2125">
            <text:p>21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угорі</text:p>
          </table:table-cell>
          <table:table-cell office:value-type="string">
            <text:p>вверху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1">
            <text:p>3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65">
            <text:p>3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1812">
            <text:p>18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1480">
            <text:p>14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899">
            <text:p>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439">
            <text:p>43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table:number-columns-repeated="2" office:value-type="string">
            <text:p>бродяг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винт</text:p>
          </table:table-cell>
          <table:table-cell office:value-type="string">
            <text:p>вин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одночасний</text:p>
          </table:table-cell>
          <table:table-cell office:value-type="string">
            <text:p>однов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35385">
            <text:p>0.35385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быст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05714">
            <text:p>0.05714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стрем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959">
            <text:p>39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9479">
            <text:p>9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3">
            <text:p>203</text:p>
          </table:table-cell>
          <table:table-cell office:value-type="float" office:value="3344">
            <text:p>33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3610">
            <text:p>36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4671">
            <text:p>46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7291">
            <text:p>72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 office:value-type="float" office:value="7.8">
            <text:p>7.8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  <table:table-cell office:value-type="float" office:value="7">
            <text:p>7</text:p>
          </table:table-cell>
          <table:table-cell office:value-type="float" office:value="0.53846">
            <text:p>0.53846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ско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983">
            <text:p>19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2314">
            <text:p>23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office:value-type="float" office:value="12156">
            <text:p>121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5679">
            <text:p>56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9">
            <text:p>229</text:p>
          </table:table-cell>
          <table:table-cell office:value-type="float" office:value="5869">
            <text:p>58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3073">
            <text:p>30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1429">
            <text:p>0.51429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бистрий</text:p>
          </table:table-cell>
          <table:table-cell office:value-type="string">
            <text:p>рез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1987">
            <text:p>119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482">
            <text:p>14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  <table:table-cell office:value-type="float" office:value="17200">
            <text:p>172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  <table:table-cell office:value-type="float" office:value="9737">
            <text:p>97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3244">
            <text:p>32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1797">
            <text:p>17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48571">
            <text:p>0.48571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</table:table-row>
        <table:table-row table:style-name="ro2">
          <table:table-cell office:value-type="string">
            <text:p>федеральний</text:p>
          </table:table-cell>
          <table:table-cell office:value-type="string">
            <text:p>федер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5455">
            <text:p>0.05455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</table:table-row>
        <table:table-row table:style-name="ro2">
          <table:table-cell office:value-type="string">
            <text:p>сумісництво</text:p>
          </table:table-cell>
          <table:table-cell office:value-type="string">
            <text:p>совместитель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71">
            <text:p>1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625">
            <text:p>0.5625</text:p>
          </table:table-cell>
          <table:table-cell office:value-type="float" office:value="0.4125">
            <text:p>0.4125</text:p>
          </table:table-cell>
          <table:table-cell office:value-type="float" office:value="9">
            <text:p>9</text:p>
          </table:table-cell>
          <table:table-cell office:value-type="float" office:value="6.6">
            <text:p>6.6</text:p>
          </table:table-cell>
          <table:table-cell office:value-type="float" office:value="2.4">
            <text:p>2.4</text:p>
          </table:table-cell>
          <table:table-cell office:value-type="float" office:value="0.15">
            <text:p>0.15</text:p>
          </table:table-cell>
          <table:table-cell office:value-type="float" office:value="3.6">
            <text:p>3.6</text:p>
          </table:table-cell>
          <table:table-cell office:value-type="float" office:value="0.225">
            <text:p>0.225</text:p>
          </table:table-cell>
          <table:table-cell office:value-type="float" office:value="4.6">
            <text:p>4.6</text:p>
          </table:table-cell>
          <table:table-cell office:value-type="float" office:value="0.2875">
            <text:p>0.2875</text:p>
          </table:table-cell>
          <table:table-cell office:value-type="float" office:value="5.6">
            <text:p>5.6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вигубити</text:p>
          </table:table-cell>
          <table:table-cell office:value-type="string">
            <text:p>пере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578">
            <text:p>4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1904">
            <text:p>19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14737">
            <text:p>147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10609">
            <text:p>10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3621">
            <text:p>36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191">
            <text:p>21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48889">
            <text:p>0.48889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вигубити</text:p>
          </table:table-cell>
          <table:table-cell office:value-type="string">
            <text:p>погу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родич</text:p>
          </table:table-cell>
          <table:table-cell office:value-type="string">
            <text:p>родствен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95">
            <text:p>9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12916">
            <text:p>12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408">
            <text:p>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1795">
            <text:p>17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4946">
            <text:p>49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61818">
            <text:p>0.61818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office:value-type="string">
            <text:p>бір</text:p>
          </table:table-cell>
          <table:table-cell office:value-type="string">
            <text:p>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3333">
            <text:p>0.13333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еребудовувати</text:p>
          </table:table-cell>
          <table:table-cell office:value-type="string">
            <text:p>перестра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89">
            <text:p>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3317">
            <text:p>33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1700">
            <text:p>17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1177">
            <text:p>11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607">
            <text:p>6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1429">
            <text:p>0.41429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  <table:table-cell office:value-type="float" office:value="4.4">
            <text:p>4.4</text:p>
          </table:table-cell>
          <table:table-cell office:value-type="float" office:value="0.31429">
            <text:p>0.31429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  <table:table-cell office:value-type="float" office:value="5.6">
            <text:p>5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омчати</text:p>
          </table:table-cell>
          <table:table-cell office:value-type="string">
            <text:p>пон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272">
            <text:p>2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3299">
            <text:p>3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59">
            <text:p>3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384">
            <text:p>3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540">
            <text:p>54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office:value-type="string">
            <text:p>наодинці</text:p>
          </table:table-cell>
          <table:table-cell office:value-type="string">
            <text:p>наедин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75">
            <text:p>0.275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борище</text:p>
          </table:table-cell>
          <table:table-cell office:value-type="string">
            <text:p>толп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234">
            <text:p>20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7369">
            <text:p>73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 office:value-type="float" office:value="17192">
            <text:p>171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7376">
            <text:p>7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4822">
            <text:p>48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5283">
            <text:p>52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4286">
            <text:p>0.54286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двір</text:p>
          </table:table-cell>
          <table:table-cell office:value-type="string">
            <text:p>двор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небажання</text:p>
          </table:table-cell>
          <table:table-cell office:value-type="string">
            <text:p>нежел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589">
            <text:p>5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2684">
            <text:p>26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885">
            <text:p>8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261">
            <text:p>2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37778">
            <text:p>0.37778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</table:table-row>
        <table:table-row table:style-name="ro2">
          <table:table-cell office:value-type="string">
            <text:p>майстерно</text:p>
          </table:table-cell>
          <table:table-cell office:value-type="string">
            <text:p>мастерски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5556">
            <text:p>0.35556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</table:table-row>
        <table:table-row table:style-name="ro2">
          <table:table-cell office:value-type="string">
            <text:p>підсобник</text:p>
          </table:table-cell>
          <table:table-cell office:value-type="string">
            <text:p>пособ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office:value-type="string">
            <text:p>загибель</text:p>
          </table:table-cell>
          <table:table-cell office:value-type="string">
            <text:p>гиб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цибулина</text:p>
          </table:table-cell>
          <table:table-cell office:value-type="string">
            <text:p>луковиц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467">
            <text:p>64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469">
            <text:p>4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5277">
            <text:p>152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14577">
            <text:p>145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2615">
            <text:p>26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911">
            <text:p>9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обпертися</text:p>
          </table:table-cell>
          <table:table-cell office:value-type="string">
            <text:p>опере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5556">
            <text:p>0.35556</text:p>
          </table:table-cell>
          <table:table-cell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</table:table-row>
        <table:table-row table:style-name="ro2">
          <table:table-cell office:value-type="string">
            <text:p>дієслово</text:p>
          </table:table-cell>
          <table:table-cell office:value-type="string">
            <text:p>глаго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8287">
            <text:p>18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float" office:value="33183">
            <text:p>33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1296">
            <text:p>11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9939">
            <text:p>99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 office:value-type="float" office:value="14454">
            <text:p>144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 office:value-type="float" office:value="22682">
            <text:p>226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75">
            <text:p>0.675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</table:table-row>
        <table:table-row table:style-name="ro2">
          <table:table-cell office:value-type="string">
            <text:p>перебудова</text:p>
          </table:table-cell>
          <table:table-cell office:value-type="string">
            <text:p>перестрой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886">
            <text:p>8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067">
            <text:p>10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office:value-type="float" office:value="2278">
            <text:p>22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1932">
            <text:p>1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629">
            <text:p>16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41818">
            <text:p>0.41818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онищити</text:p>
          </table:table-cell>
          <table:table-cell office:value-type="string">
            <text:p>пере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487">
            <text:p>2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1237">
            <text:p>1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8327">
            <text:p>83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5748">
            <text:p>57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202">
            <text:p>22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1483">
            <text:p>14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2222">
            <text:p>0.42222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філологічний</text:p>
          </table:table-cell>
          <table:table-cell office:value-type="string">
            <text:p>филолог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5714">
            <text:p>0.35714</text:p>
          </table:table-cell>
          <table:table-cell office:value-type="float" office:value="0.18571">
            <text:p>0.18571</text:p>
          </table:table-cell>
          <table:table-cell office:value-type="float" office:value="5">
            <text:p>5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07143">
            <text:p>0.07143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</table:table-row>
        <table:table-row table:style-name="ro2">
          <table:table-cell office:value-type="string">
            <text:p>повпред</text:p>
          </table:table-cell>
          <table:table-cell office:value-type="string">
            <text:p>полпре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тиск</text:p>
          </table:table-cell>
          <table:table-cell office:value-type="string">
            <text:p>нажи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7498">
            <text:p>74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35927">
            <text:p>359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 office:value-type="float" office:value="38197">
            <text:p>38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23707">
            <text:p>237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9914">
            <text:p>99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лійка</text:p>
          </table:table-cell>
          <table:table-cell office:value-type="string">
            <text:p>воро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01">
            <text:p>18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2888">
            <text:p>28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22243">
            <text:p>222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9">
            <text:p>129</text:p>
          </table:table-cell>
          <table:table-cell office:value-type="float" office:value="7387">
            <text:p>73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3749">
            <text:p>3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3679">
            <text:p>36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51429">
            <text:p>0.51429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table:number-columns-repeated="2" office:value-type="string">
            <text:p>пак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боронний</text:p>
          </table:table-cell>
          <table:table-cell office:value-type="string">
            <text:p>оборо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02222">
            <text:p>0.0222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погрожувати</text:p>
          </table:table-cell>
          <table:table-cell office:value-type="string">
            <text:p>угро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454">
            <text:p>4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1010">
            <text:p>1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387">
            <text:p>3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416">
            <text:p>4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380">
            <text:p>3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8182">
            <text:p>0.3818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office:value-type="string">
            <text:p>спізнення</text:p>
          </table:table-cell>
          <table:table-cell office:value-type="string">
            <text:p>опозд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43">
            <text:p>14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745">
            <text:p>7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29162">
            <text:p>291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 office:value-type="float" office:value="17646">
            <text:p>176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5878">
            <text:p>58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1670">
            <text:p>167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2222">
            <text:p>0.42222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острівний</text:p>
          </table:table-cell>
          <table:table-cell office:value-type="string">
            <text:p>остров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прорвати</text:p>
          </table:table-cell>
          <table:table-cell office:value-type="string">
            <text:p>прор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висувати</text:p>
          </table:table-cell>
          <table:table-cell office:value-type="string">
            <text:p>выдви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36">
            <text:p>21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919">
            <text:p>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548">
            <text:p>1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2941">
            <text:p>29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1544">
            <text:p>15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1225">
            <text:p>12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2222">
            <text:p>0.42222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удосконалювати</text:p>
          </table:table-cell>
          <table:table-cell office:value-type="string">
            <text:p>совершенств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374">
            <text:p>5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2323">
            <text:p>23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16774">
            <text:p>167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20017">
            <text:p>200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16795">
            <text:p>167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4">
            <text:p>184</text:p>
          </table:table-cell>
          <table:table-cell office:value-type="float" office:value="6331">
            <text:p>63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125">
            <text:p>0.5125</text:p>
          </table:table-cell>
          <table:table-cell office:value-type="float" office:value="12">
            <text:p>12</text:p>
          </table:table-cell>
          <table:table-cell office:value-type="float" office:value="8.2">
            <text:p>8.2</text:p>
          </table:table-cell>
          <table:table-cell office:value-type="float" office:value="4.4">
            <text:p>4.4</text:p>
          </table:table-cell>
          <table:table-cell office:value-type="float" office:value="0.275">
            <text:p>0.275</text:p>
          </table:table-cell>
          <table:table-cell office:value-type="float" office:value="6.8">
            <text:p>6.8</text:p>
          </table:table-cell>
          <table:table-cell office:value-type="float" office:value="0.425">
            <text:p>0.425</text:p>
          </table:table-cell>
          <table:table-cell office:value-type="float" office:value="7.8">
            <text:p>7.8</text:p>
          </table:table-cell>
          <table:table-cell office:value-type="float" office:value="0.4875">
            <text:p>0.4875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старанність</text:p>
          </table:table-cell>
          <table:table-cell office:value-type="string">
            <text:p>исполнитель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92">
            <text:p>17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1251">
            <text:p>1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8529">
            <text:p>85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2460">
            <text:p>24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893">
            <text:p>8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929">
            <text:p>9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875">
            <text:p>0.6875</text:p>
          </table:table-cell>
          <table:table-cell office:value-type="float" office:value="0.4625">
            <text:p>0.4625</text:p>
          </table:table-cell>
          <table:table-cell office:value-type="float" office:value="11">
            <text:p>11</text:p>
          </table:table-cell>
          <table:table-cell office:value-type="float" office:value="7.4">
            <text:p>7.4</text:p>
          </table:table-cell>
          <table:table-cell office:value-type="float" office:value="3.6">
            <text:p>3.6</text:p>
          </table:table-cell>
          <table:table-cell office:value-type="float" office:value="0.225">
            <text:p>0.225</text:p>
          </table:table-cell>
          <table:table-cell office:value-type="float" office:value="5">
            <text:p>5</text:p>
          </table:table-cell>
          <table:table-cell office:value-type="float" office:value="0.3125">
            <text:p>0.3125</text:p>
          </table:table-cell>
          <table:table-cell office:value-type="float" office:value="5.8">
            <text:p>5.8</text:p>
          </table:table-cell>
          <table:table-cell office:value-type="float" office:value="0.3625">
            <text:p>0.3625</text:p>
          </table:table-cell>
          <table:table-cell office:value-type="float" office:value="6.6">
            <text:p>6.6</text:p>
          </table:table-cell>
          <table:table-cell office:value-type="float" office:value="0.4125">
            <text:p>0.4125</text:p>
          </table:table-cell>
        </table:table-row>
        <table:table-row table:style-name="ro2">
          <table:table-cell office:value-type="string">
            <text:p>старанність</text:p>
          </table:table-cell>
          <table:table-cell office:value-type="string">
            <text:p>трудолюб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241">
            <text:p>35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 office:value-type="float" office:value="15780">
            <text:p>157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24934">
            <text:p>249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 office:value-type="float" office:value="32591">
            <text:p>325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1">
            <text:p>441</text:p>
          </table:table-cell>
          <table:table-cell office:value-type="float" office:value="32211">
            <text:p>32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6">
            <text:p>406</text:p>
          </table:table-cell>
          <table:table-cell office:value-type="float" office:value="25544">
            <text:p>255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0909">
            <text:p>0.90909</text:p>
          </table:table-cell>
          <table:table-cell office:value-type="float" office:value="0.61818">
            <text:p>0.61818</text:p>
          </table:table-cell>
          <table:table-cell office:value-type="float" office:value="10">
            <text:p>10</text:p>
          </table:table-cell>
          <table:table-cell office:value-type="float" office:value="6.8">
            <text:p>6.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старанність</text:p>
          </table:table-cell>
          <table:table-cell office:value-type="string">
            <text:p>прилеж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 office:value-type="float" office:value="22155">
            <text:p>221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20840">
            <text:p>208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 office:value-type="float" office:value="32591">
            <text:p>325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1">
            <text:p>441</text:p>
          </table:table-cell>
          <table:table-cell office:value-type="float" office:value="32211">
            <text:p>32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6">
            <text:p>406</text:p>
          </table:table-cell>
          <table:table-cell office:value-type="float" office:value="25544">
            <text:p>255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3636">
            <text:p>0.6363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рульовий</text:p>
          </table:table-cell>
          <table:table-cell office:value-type="string">
            <text:p>рулево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причиняти</text:p>
          </table:table-cell>
          <table:table-cell office:value-type="string">
            <text:p>прикр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773">
            <text:p>7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044">
            <text:p>10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086">
            <text:p>10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719">
            <text:p>7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531">
            <text:p>5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38">
            <text:p>0.38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безцінний</text:p>
          </table:table-cell>
          <table:table-cell office:value-type="string">
            <text:p>бесц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11111">
            <text:p>0.1111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поштар</text:p>
          </table:table-cell>
          <table:table-cell office:value-type="string">
            <text:p>ямщ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33227">
            <text:p>332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 office:value-type="float" office:value="45400">
            <text:p>454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4">
            <text:p>414</text:p>
          </table:table-cell>
          <table:table-cell office:value-type="float" office:value="45318">
            <text:p>45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8">
            <text:p>458</text:p>
          </table:table-cell>
          <table:table-cell office:value-type="float" office:value="45223">
            <text:p>452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43154">
            <text:p>431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667">
            <text:p>0.666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  <table:table-cell office:value-type="float" office:value="4">
            <text:p>4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осягнути</text:p>
          </table:table-cell>
          <table:table-cell office:value-type="string">
            <text:p>пости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304">
            <text:p>15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 office:value-type="float" office:value="20508">
            <text:p>205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11957">
            <text:p>11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16993">
            <text:p>169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  <table:table-cell office:value-type="float" office:value="21740">
            <text:p>217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office:value-type="float" office:value="21523">
            <text:p>215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5">
            <text:p>0.65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експортувати</text:p>
          </table:table-cell>
          <table:table-cell office:value-type="string">
            <text:p>экспорт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5714">
            <text:p>0.35714</text:p>
          </table:table-cell>
          <table:table-cell office:value-type="float" office:value="0.24286">
            <text:p>0.24286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08571">
            <text:p>0.08571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</table:table-row>
        <table:table-row table:style-name="ro2">
          <table:table-cell office:value-type="string">
            <text:p>гак</text:p>
          </table:table-cell>
          <table:table-cell office:value-type="string">
            <text:p>крю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748">
            <text:p>37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4844">
            <text:p>48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1027">
            <text:p>10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249">
            <text:p>2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154">
            <text:p>1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1.6">
            <text:p>1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оява</text:p>
          </table:table-cell>
          <table:table-cell office:value-type="string">
            <text:p>появ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2202">
            <text:p>22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38">
            <text:p>2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96">
            <text:p>3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838">
            <text:p>8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тікання</text:p>
          </table:table-cell>
          <table:table-cell office:value-type="string">
            <text:p>бег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1">
            <text:p>161</text:p>
          </table:table-cell>
          <table:table-cell office:value-type="float" office:value="13344">
            <text:p>133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  <table:table-cell office:value-type="float" office:value="44636">
            <text:p>446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9">
            <text:p>399</text:p>
          </table:table-cell>
          <table:table-cell office:value-type="float" office:value="39082">
            <text:p>390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6">
            <text:p>416</text:p>
          </table:table-cell>
          <table:table-cell office:value-type="float" office:value="35269">
            <text:p>35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25619">
            <text:p>256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7143">
            <text:p>0.5714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дзвін</text:p>
          </table:table-cell>
          <table:table-cell office:value-type="string">
            <text:p>зв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631">
            <text:p>6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дзвін</text:p>
          </table:table-cell>
          <table:table-cell office:value-type="string">
            <text:p>колоко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14533">
            <text:p>145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 office:value-type="float" office:value="35801">
            <text:p>358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 office:value-type="float" office:value="36378">
            <text:p>36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 office:value-type="float" office:value="28732">
            <text:p>287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7">
            <text:p>157</text:p>
          </table:table-cell>
          <table:table-cell office:value-type="float" office:value="17563">
            <text:p>1756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5714">
            <text:p>0.65714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човник</text:p>
          </table:table-cell>
          <table:table-cell office:value-type="string">
            <text:p>челн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3">
            <text:p>2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392">
            <text:p>13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877">
            <text:p>28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353">
            <text:p>3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table:number-columns-repeated="2" office:value-type="string">
            <text:p>трофей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ротягати</text:p>
          </table:table-cell>
          <table:table-cell office:value-type="string">
            <text:p>протаск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228">
            <text:p>2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float" office:value="0.11667">
            <text:p>0.11667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</table:table-row>
        <table:table-row table:style-name="ro2">
          <table:table-cell office:value-type="string">
            <text:p>протягати</text:p>
          </table:table-cell>
          <table:table-cell office:value-type="string">
            <text:p>протяг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table:number-columns-repeated="2" office:value-type="string">
            <text:p>перелом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table:number-columns-repeated="2" office:value-type="string">
            <text:p>плане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table:number-columns-repeated="2" office:value-type="string">
            <text:p>раунд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ир</text:p>
          </table:table-cell>
          <table:table-cell office:value-type="string">
            <text:p>водоворо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183">
            <text:p>41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16772">
            <text:p>167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692">
            <text:p>16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802">
            <text:p>38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6130">
            <text:p>61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9056">
            <text:p>90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75556">
            <text:p>0.75556</text:p>
          </table:table-cell>
          <table:table-cell office:value-type="float" office:value="7">
            <text:p>7</text:p>
          </table:table-cell>
          <table:table-cell office:value-type="float" office:value="6.8">
            <text:p>6.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поховання</text:p>
          </table:table-cell>
          <table:table-cell office:value-type="string">
            <text:p>похороны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1111">
            <text:p>0.31111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</table:table-row>
        <table:table-row table:style-name="ro2">
          <table:table-cell office:value-type="string">
            <text:p>надзвичайний</text:p>
          </table:table-cell>
          <table:table-cell office:value-type="string">
            <text:p>пораз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957">
            <text:p>5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1159">
            <text:p>1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6020">
            <text:p>60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4285">
            <text:p>42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2623">
            <text:p>26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1796">
            <text:p>179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47692">
            <text:p>0.47692</text:p>
          </table:table-cell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4.8">
            <text:p>4.8</text:p>
          </table:table-cell>
          <table:table-cell office:value-type="float" office:value="0.36923">
            <text:p>0.36923</text:p>
          </table:table-cell>
          <table:table-cell office:value-type="float" office:value="5.6">
            <text:p>5.6</text:p>
          </table:table-cell>
          <table:table-cell office:value-type="float" office:value="0.43077">
            <text:p>0.43077</text:p>
          </table:table-cell>
          <table:table-cell office:value-type="float" office:value="6">
            <text:p>6</text:p>
          </table:table-cell>
          <table:table-cell office:value-type="float" office:value="0.46154">
            <text:p>0.46154</text:p>
          </table:table-cell>
        </table:table-row>
        <table:table-row table:style-name="ro2">
          <table:table-cell office:value-type="string">
            <text:p>надзвичайний</text:p>
          </table:table-cell>
          <table:table-cell office:value-type="string">
            <text:p>исключ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6469">
            <text:p>64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4966">
            <text:p>49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16710">
            <text:p>167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 office:value-type="float" office:value="15547">
            <text:p>155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 office:value-type="float" office:value="10119">
            <text:p>10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7481">
            <text:p>748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8571">
            <text:p>0.78571</text:p>
          </table:table-cell>
          <table:table-cell office:value-type="float" office:value="0.54286">
            <text:p>0.54286</text:p>
          </table:table-cell>
          <table:table-cell office:value-type="float" office:value="11">
            <text:p>11</text:p>
          </table:table-cell>
          <table:table-cell office:value-type="float" office:value="7.6">
            <text:p>7.6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6.2">
            <text:p>6.2</text:p>
          </table:table-cell>
          <table:table-cell office:value-type="float" office:value="0.44286">
            <text:p>0.44286</text:p>
          </table:table-cell>
          <table:table-cell office:value-type="float" office:value="6.8">
            <text:p>6.8</text:p>
          </table:table-cell>
          <table:table-cell office:value-type="float" office:value="0.48571">
            <text:p>0.48571</text:p>
          </table:table-cell>
          <table:table-cell office:value-type="float" office:value="7.4">
            <text:p>7.4</text:p>
          </table:table-cell>
          <table:table-cell office:value-type="float" office:value="0.52857">
            <text:p>0.52857</text:p>
          </table:table-cell>
        </table:table-row>
        <table:table-row table:style-name="ro2">
          <table:table-cell office:value-type="string">
            <text:p>надзвичайний</text:p>
          </table:table-cell>
          <table:table-cell office:value-type="string">
            <text:p>необычай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6667">
            <text:p>0.26667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13333">
            <text:p>0.13333</text:p>
          </table:table-cell>
          <table:table-cell office:value-type="float" office:value="2.2">
            <text:p>2.2</text:p>
          </table:table-cell>
          <table:table-cell office:value-type="float" office:value="0.18333">
            <text:p>0.18333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подужати</text:p>
          </table:table-cell>
          <table:table-cell office:value-type="string">
            <text:p>преодол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23">
            <text:p>1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2988">
            <text:p>29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433">
            <text:p>14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2921">
            <text:p>29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2933">
            <text:p>29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2734">
            <text:p>273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4">
            <text:p>0.44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напевно</text:p>
          </table:table-cell>
          <table:table-cell office:value-type="string">
            <text:p>наверно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напевно</text:p>
          </table:table-cell>
          <table:table-cell office:value-type="string">
            <text:p>наверняк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272">
            <text:p>2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293">
            <text:p>2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4444">
            <text:p>0.444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напевно</text:p>
          </table:table-cell>
          <table:table-cell office:value-type="string">
            <text:p>навер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</table:table-row>
        <table:table-row table:style-name="ro2">
          <table:table-cell office:value-type="string">
            <text:p>знімання</text:p>
          </table:table-cell>
          <table:table-cell office:value-type="string">
            <text:p>возвыш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700">
            <text:p>67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18625">
            <text:p>186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 office:value-type="float" office:value="17410">
            <text:p>17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 office:value-type="float" office:value="23955">
            <text:p>239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23897">
            <text:p>238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19554">
            <text:p>195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знімання</text:p>
          </table:table-cell>
          <table:table-cell office:value-type="string">
            <text:p>состав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749">
            <text:p>7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18625">
            <text:p>186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5102">
            <text:p>51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6349">
            <text:p>63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9773">
            <text:p>97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14799">
            <text:p>147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.6">
            <text:p>6.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5">
            <text:p>5</text:p>
          </table:table-cell>
          <table:table-cell office:value-type="float" office:value="0.45455">
            <text:p>0.45455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знімання</text:p>
          </table:table-cell>
          <table:table-cell office:value-type="string">
            <text:p>съём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9924">
            <text:p>199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  <table:table-cell office:value-type="float" office:value="22295">
            <text:p>22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3800">
            <text:p>38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float" office:value="22141">
            <text:p>221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  <table:table-cell office:value-type="float" office:value="26636">
            <text:p>266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 office:value-type="float" office:value="23563">
            <text:p>2356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</table:table-row>
        <table:table-row table:style-name="ro2">
          <table:table-cell office:value-type="string">
            <text:p>тло</text:p>
          </table:table-cell>
          <table:table-cell office:value-type="string">
            <text:p>ф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45339">
            <text:p>45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41064">
            <text:p>410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41736">
            <text:p>417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44226">
            <text:p>442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44888">
            <text:p>4488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6667">
            <text:p>0.86667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33333">
            <text:p>0.33333</text:p>
          </table:table-cell>
          <table:table-cell office:value-type="float" office:value="1.4">
            <text:p>1.4</text:p>
          </table:table-cell>
          <table:table-cell office:value-type="float" office:value="0.46667">
            <text:p>0.46667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обридлий</text:p>
          </table:table-cell>
          <table:table-cell office:value-type="string">
            <text:p>отврат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35">
            <text:p>4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2722">
            <text:p>27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28">
            <text:p>2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752">
            <text:p>7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4286">
            <text:p>0.64286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  <table:table-cell office:value-type="float" office:value="3.4">
            <text:p>3.4</text:p>
          </table:table-cell>
          <table:table-cell office:value-type="float" office:value="0.24286">
            <text:p>0.24286</text:p>
          </table:table-cell>
          <table:table-cell office:value-type="float" office:value="4.6">
            <text:p>4.6</text:p>
          </table:table-cell>
          <table:table-cell office:value-type="float" office:value="0.32857">
            <text:p>0.32857</text:p>
          </table:table-cell>
          <table:table-cell office:value-type="float" office:value="5.8">
            <text:p>5.8</text:p>
          </table:table-cell>
          <table:table-cell office:value-type="float" office:value="0.41429">
            <text:p>0.41429</text:p>
          </table:table-cell>
        </table:table-row>
        <table:table-row table:style-name="ro2">
          <table:table-cell office:value-type="string">
            <text:p>зустрічатися</text:p>
          </table:table-cell>
          <table:table-cell office:value-type="string">
            <text:p>встреч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11667">
            <text:p>0.11667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</table:table-row>
        <table:table-row table:style-name="ro2">
          <table:table-cell office:value-type="string">
            <text:p>обслуговувати</text:p>
          </table:table-cell>
          <table:table-cell office:value-type="string">
            <text:p>обслуж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30769">
            <text:p>0.307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</table:table-row>
        <table:table-row table:style-name="ro2">
          <table:table-cell office:value-type="string">
            <text:p>парасоль</text:p>
          </table:table-cell>
          <table:table-cell office:value-type="string">
            <text:p>зонт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 office:value-type="float" office:value="31118">
            <text:p>311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 office:value-type="float" office:value="37177">
            <text:p>371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6">
            <text:p>416</text:p>
          </table:table-cell>
          <table:table-cell office:value-type="float" office:value="39977">
            <text:p>399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1">
            <text:p>411</text:p>
          </table:table-cell>
          <table:table-cell office:value-type="float" office:value="34777">
            <text:p>34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  <table:table-cell office:value-type="float" office:value="33652">
            <text:p>336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4">
            <text:p>4.4</text:p>
          </table:table-cell>
          <table:table-cell office:value-type="float" office:value="0.55">
            <text:p>0.5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кровопролиття</text:p>
          </table:table-cell>
          <table:table-cell office:value-type="string">
            <text:p>кровопролит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5385">
            <text:p>0.15385</text:p>
          </table:table-cell>
          <table:table-cell office:value-type="float" office:value="0.13846">
            <text:p>0.1384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09231">
            <text:p>0.09231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</table:table-row>
        <table:table-row table:style-name="ro2">
          <table:table-cell office:value-type="string">
            <text:p>очевидець</text:p>
          </table:table-cell>
          <table:table-cell office:value-type="string">
            <text:p>очевидец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table:number-columns-repeated="2" office:value-type="string">
            <text:p>до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ритока</text:p>
          </table:table-cell>
          <table:table-cell office:value-type="string">
            <text:p>прит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кричати</text:p>
          </table:table-cell>
          <table:table-cell office:value-type="string">
            <text:p>кри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кричати</text:p>
          </table:table-cell>
          <table:table-cell office:value-type="string">
            <text:p>воп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743">
            <text:p>16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0">
            <text:p>210</text:p>
          </table:table-cell>
          <table:table-cell office:value-type="float" office:value="16743">
            <text:p>167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 office:value-type="float" office:value="23540">
            <text:p>235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26189">
            <text:p>261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4">
            <text:p>424</text:p>
          </table:table-cell>
          <table:table-cell office:value-type="float" office:value="25472">
            <text:p>254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21445">
            <text:p>2144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2857">
            <text:p>0.6285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шпигун</text:p>
          </table:table-cell>
          <table:table-cell office:value-type="string">
            <text:p>шпи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бур’ян</text:p>
          </table:table-cell>
          <table:table-cell office:value-type="string">
            <text:p>сорня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9">
            <text:p>7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713">
            <text:p>7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23526">
            <text:p>235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21120">
            <text:p>21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5109">
            <text:p>51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1427">
            <text:p>14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змазати</text:p>
          </table:table-cell>
          <table:table-cell office:value-type="string">
            <text:p>смаз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експериментальний</text:p>
          </table:table-cell>
          <table:table-cell office:value-type="string">
            <text:p>эксперимент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765">
            <text:p>0.11765</text:p>
          </table:table-cell>
          <table:table-cell office:value-type="float" office:value="0.04706">
            <text:p>0.04706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04706">
            <text:p>0.04706</text:p>
          </table:table-cell>
          <table:table-cell office:value-type="float" office:value="0.8">
            <text:p>0.8</text:p>
          </table:table-cell>
          <table:table-cell office:value-type="float" office:value="0.04706">
            <text:p>0.04706</text:p>
          </table:table-cell>
          <table:table-cell office:value-type="float" office:value="0.8">
            <text:p>0.8</text:p>
          </table:table-cell>
          <table:table-cell office:value-type="float" office:value="0.04706">
            <text:p>0.04706</text:p>
          </table:table-cell>
          <table:table-cell office:value-type="float" office:value="0.8">
            <text:p>0.8</text:p>
          </table:table-cell>
          <table:table-cell office:value-type="float" office:value="0.04706">
            <text:p>0.04706</text:p>
          </table:table-cell>
        </table:table-row>
        <table:table-row table:style-name="ro2">
          <table:table-cell office:value-type="string">
            <text:p>відстріл</text:p>
          </table:table-cell>
          <table:table-cell office:value-type="string">
            <text:p>отстре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8">
            <text:p>128</text:p>
          </table:table-cell>
          <table:table-cell office:value-type="float" office:value="3878">
            <text:p>38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75">
            <text:p>0.275</text:p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мешканець</text:p>
          </table:table-cell>
          <table:table-cell office:value-type="string">
            <text:p>жи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823">
            <text:p>88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3487">
            <text:p>3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3">
            <text:p>243</text:p>
          </table:table-cell>
          <table:table-cell office:value-type="float" office:value="14914">
            <text:p>14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4757">
            <text:p>47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3267">
            <text:p>3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5104">
            <text:p>51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1111">
            <text:p>0.51111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мешканець</text:p>
          </table:table-cell>
          <table:table-cell office:value-type="string">
            <text:p>обита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39">
            <text:p>1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540">
            <text:p>5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 office:value-type="float" office:value="33215">
            <text:p>33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7361">
            <text:p>73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1476">
            <text:p>14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733">
            <text:p>7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4444">
            <text:p>0.4444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труна</text:p>
          </table:table-cell>
          <table:table-cell office:value-type="string">
            <text:p>гроб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3476">
            <text:p>134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6479">
            <text:p>6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  <table:table-cell office:value-type="float" office:value="28465">
            <text:p>284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27512">
            <text:p>27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13793">
            <text:p>13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7478">
            <text:p>747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2">
            <text:p>0.52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послухати</text:p>
          </table:table-cell>
          <table:table-cell office:value-type="string">
            <text:p>послуш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поїзд</text:p>
          </table:table-cell>
          <table:table-cell office:value-type="string">
            <text:p>поез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розлучення</text:p>
          </table:table-cell>
          <table:table-cell office:value-type="string">
            <text:p>разв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3867">
            <text:p>138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4">
            <text:p>244</text:p>
          </table:table-cell>
          <table:table-cell office:value-type="float" office:value="16560">
            <text:p>165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2570">
            <text:p>25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3856">
            <text:p>38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5383">
            <text:p>5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4">
            <text:p>224</text:p>
          </table:table-cell>
          <table:table-cell office:value-type="float" office:value="9919">
            <text:p>99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8">
            <text:p>0.58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розлучення</text:p>
          </table:table-cell>
          <table:table-cell office:value-type="string">
            <text:p>разлу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50">
            <text:p>7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893">
            <text:p>8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58">
            <text:p>2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2">
            <text:p>0.42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недобрий</text:p>
          </table:table-cell>
          <table:table-cell office:value-type="string">
            <text:p>недоб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table:number-columns-repeated="2" office:value-type="string">
            <text:p>силач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особень</text:p>
          </table:table-cell>
          <table:table-cell office:value-type="string">
            <text:p>особ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8571">
            <text:p>0.28571</text:p>
          </table:table-cell>
          <table:table-cell table:number-columns-repeated="2"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</table:table-row>
        <table:table-row table:style-name="ro2">
          <table:table-cell table:number-columns-repeated="2" office:value-type="string">
            <text:p>сметан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table:number-columns-repeated="2" office:value-type="string">
            <text:p>страх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ходитися</text:p>
          </table:table-cell>
          <table:table-cell office:value-type="string">
            <text:p>наход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гелікоптер</text:p>
          </table:table-cell>
          <table:table-cell office:value-type="string">
            <text:p>вертолё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595">
            <text:p>115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4587">
            <text:p>45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14961">
            <text:p>149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19549">
            <text:p>195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8795">
            <text:p>87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600">
            <text:p>560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2">
            <text:p>0.52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виріз</text:p>
          </table:table-cell>
          <table:table-cell office:value-type="string">
            <text:p>выре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ставок</text:p>
          </table:table-cell>
          <table:table-cell office:value-type="string">
            <text:p>пру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7">
            <text:p>217</text:p>
          </table:table-cell>
          <table:table-cell office:value-type="float" office:value="23283">
            <text:p>232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 office:value-type="float" office:value="35918">
            <text:p>359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30267">
            <text:p>302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 office:value-type="float" office:value="26198">
            <text:p>261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25851">
            <text:p>258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667">
            <text:p>0.6666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драматизувати</text:p>
          </table:table-cell>
          <table:table-cell office:value-type="string">
            <text:p>драматиз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6667">
            <text:p>0.26667</text:p>
          </table:table-cell>
          <table:table-cell office:value-type="float" office:value="0.24">
            <text:p>0.24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09333">
            <text:p>0.09333</text:p>
          </table:table-cell>
          <table:table-cell office:value-type="float" office:value="2.2">
            <text:p>2.2</text:p>
          </table:table-cell>
          <table:table-cell office:value-type="float" office:value="0.14667">
            <text:p>0.14667</text:p>
          </table:table-cell>
          <table:table-cell office:value-type="float" office:value="2.8">
            <text:p>2.8</text:p>
          </table:table-cell>
          <table:table-cell office:value-type="float" office:value="0.18667">
            <text:p>0.18667</text:p>
          </table:table-cell>
          <table:table-cell office:value-type="float" office:value="3.2">
            <text:p>3.2</text:p>
          </table:table-cell>
          <table:table-cell office:value-type="float" office:value="0.21333">
            <text:p>0.21333</text:p>
          </table:table-cell>
        </table:table-row>
        <table:table-row table:style-name="ro2">
          <table:table-cell table:number-columns-repeated="2" office:value-type="string">
            <text:p>суп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навчати</text:p>
          </table:table-cell>
          <table:table-cell office:value-type="string">
            <text:p>обу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36">
            <text:p>4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4094">
            <text:p>40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12527">
            <text:p>125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11746">
            <text:p>11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">
            <text:p>201</text:p>
          </table:table-cell>
          <table:table-cell office:value-type="float" office:value="8529">
            <text:p>85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5032">
            <text:p>50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</table:table-row>
        <table:table-row table:style-name="ro2">
          <table:table-cell office:value-type="string">
            <text:p>як</text:p>
          </table:table-cell>
          <table:table-cell office:value-type="string">
            <text:p>словно</text:p>
          </table:table-cell>
          <table:table-cell office:value-type="string">
            <text:p>PAR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0.83333">
            <text:p>0.83333</text:p>
          </table:table-cell>
        </table:table-row>
        <table:table-row table:style-name="ro2">
          <table:table-cell office:value-type="string">
            <text:p>прийняти</text:p>
          </table:table-cell>
          <table:table-cell office:value-type="string">
            <text:p>прин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75">
            <text:p>0.275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аглухнути</text:p>
          </table:table-cell>
          <table:table-cell office:value-type="string">
            <text:p>заглохну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відділити</text:p>
          </table:table-cell>
          <table:table-cell office:value-type="string">
            <text:p>отдел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6996">
            <text:p>69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office:value-type="float" office:value="1705">
            <text:p>17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861">
            <text:p>8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314">
            <text:p>31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37778">
            <text:p>0.37778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</table:table-row>
        <table:table-row table:style-name="ro2">
          <table:table-cell office:value-type="string">
            <text:p>вогневий</text:p>
          </table:table-cell>
          <table:table-cell office:value-type="string">
            <text:p>огн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6">
            <text:p>136</text:p>
          </table:table-cell>
          <table:table-cell office:value-type="float" office:value="1475">
            <text:p>14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5">
            <text:p>0.25</text:p>
          </table:table-cell>
          <table:table-cell table:number-columns-repeated="2"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раціон</text:p>
          </table:table-cell>
          <table:table-cell office:value-type="string">
            <text:p>раци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зробити</text:p>
          </table:table-cell>
          <table:table-cell office:value-type="string">
            <text:p>сдел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6035">
            <text:p>16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3819">
            <text:p>38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20286">
            <text:p>202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 office:value-type="float" office:value="24504">
            <text:p>24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  <table:table-cell office:value-type="float" office:value="19448">
            <text:p>194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7735">
            <text:p>773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51429">
            <text:p>0.51429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</table:table-row>
        <table:table-row table:style-name="ro2">
          <table:table-cell office:value-type="string">
            <text:p>зробити</text:p>
          </table:table-cell>
          <table:table-cell office:value-type="string">
            <text:p>подел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8098">
            <text:p>180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19925">
            <text:p>199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21809">
            <text:p>218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 office:value-type="float" office:value="21287">
            <text:p>21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 office:value-type="float" office:value="21470">
            <text:p>214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 office:value-type="float" office:value="23369">
            <text:p>2336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5">
            <text:p>0.65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робити</text:p>
          </table:table-cell>
          <table:table-cell office:value-type="string">
            <text:p>отчит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1269">
            <text:p>212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3">
            <text:p>183</text:p>
          </table:table-cell>
          <table:table-cell office:value-type="float" office:value="12301">
            <text:p>123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 office:value-type="float" office:value="22934">
            <text:p>229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 office:value-type="float" office:value="24136">
            <text:p>241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20432">
            <text:p>204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15106">
            <text:p>1510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table:number-columns-repeated="2" office:value-type="string">
            <text:p>четверо</text:p>
          </table:table-cell>
          <table:table-cell office:value-type="string">
            <text:p>NUM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8571">
            <text:p>0.08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</table:table-row>
        <table:table-row table:style-name="ro2">
          <table:table-cell office:value-type="string">
            <text:p>блимати</text:p>
          </table:table-cell>
          <table:table-cell office:value-type="string">
            <text:p>мерц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039">
            <text:p>30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11898">
            <text:p>118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14652">
            <text:p>146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17881">
            <text:p>178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 office:value-type="float" office:value="19187">
            <text:p>19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17108">
            <text:p>171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1429">
            <text:p>0.71429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співвідношення</text:p>
          </table:table-cell>
          <table:table-cell office:value-type="string">
            <text:p>соотнош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60">
            <text:p>3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2857">
            <text:p>0.4285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4">
            <text:p>4</text:p>
          </table:table-cell>
          <table:table-cell office:value-type="float" office:value="0.28571">
            <text:p>0.28571</text:p>
          </table:table-cell>
          <table:table-cell office:value-type="float" office:value="4.8">
            <text:p>4.8</text:p>
          </table:table-cell>
          <table:table-cell office:value-type="float" office:value="0.34286">
            <text:p>0.34286</text:p>
          </table:table-cell>
          <table:table-cell office:value-type="float" office:value="5.4">
            <text:p>5.4</text:p>
          </table:table-cell>
          <table:table-cell office:value-type="float" office:value="0.38571">
            <text:p>0.38571</text:p>
          </table:table-cell>
        </table:table-row>
        <table:table-row table:style-name="ro2">
          <table:table-cell office:value-type="string">
            <text:p>складний</text:p>
          </table:table-cell>
          <table:table-cell office:value-type="string">
            <text:p>слож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</table:table-row>
        <table:table-row table:style-name="ro2">
          <table:table-cell office:value-type="string">
            <text:p>зверхність</text:p>
          </table:table-cell>
          <table:table-cell office:value-type="string">
            <text:p>главен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9797">
            <text:p>97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 office:value-type="float" office:value="23251">
            <text:p>23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11575">
            <text:p>115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 office:value-type="float" office:value="19887">
            <text:p>19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 office:value-type="float" office:value="30884">
            <text:p>308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 office:value-type="float" office:value="28524">
            <text:p>285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6">
            <text:p>0.6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  <table:table-cell office:value-type="float" office:value="6.2">
            <text:p>6.2</text:p>
          </table:table-cell>
          <table:table-cell office:value-type="float" office:value="0.62">
            <text:p>0.62</text:p>
          </table:table-cell>
        </table:table-row>
        <table:table-row table:style-name="ro2">
          <table:table-cell office:value-type="string">
            <text:p>зверхність</text:p>
          </table:table-cell>
          <table:table-cell office:value-type="string">
            <text:p>превосход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86">
            <text:p>10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8">
            <text:p>208</text:p>
          </table:table-cell>
          <table:table-cell office:value-type="float" office:value="8020">
            <text:p>80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float" office:value="15518">
            <text:p>155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14138">
            <text:p>14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 office:value-type="float" office:value="9969">
            <text:p>99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 office:value-type="float" office:value="12284">
            <text:p>122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6.4">
            <text:p>6.4</text:p>
          </table:table-cell>
          <table:table-cell office:value-type="float" office:value="0.49231">
            <text:p>0.49231</text:p>
          </table:table-cell>
          <table:table-cell office:value-type="float" office:value="7.4">
            <text:p>7.4</text:p>
          </table:table-cell>
          <table:table-cell office:value-type="float" office:value="0.56923">
            <text:p>0.56923</text:p>
          </table:table-cell>
        </table:table-row>
        <table:table-row table:style-name="ro2">
          <table:table-cell office:value-type="string">
            <text:p>заклинання</text:p>
          </table:table-cell>
          <table:table-cell office:value-type="string">
            <text:p>заклин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мовчки</text:p>
          </table:table-cell>
          <table:table-cell office:value-type="string">
            <text:p>молч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667">
            <text:p>0.36667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ніготь</text:p>
          </table:table-cell>
          <table:table-cell office:value-type="string">
            <text:p>ного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кровообіг</text:p>
          </table:table-cell>
          <table:table-cell office:value-type="string">
            <text:p>кровообращ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304">
            <text:p>3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4286">
            <text:p>0.44286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1.6">
            <text:p>1.6</text:p>
          </table:table-cell>
          <table:table-cell office:value-type="float" office:value="0.11429">
            <text:p>0.11429</text:p>
          </table:table-cell>
          <table:table-cell office:value-type="float" office:value="3">
            <text:p>3</text:p>
          </table:table-cell>
          <table:table-cell office:value-type="float" office:value="0.21429">
            <text:p>0.21429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5.2">
            <text:p>5.2</text:p>
          </table:table-cell>
          <table:table-cell office:value-type="float" office:value="0.37143">
            <text:p>0.37143</text:p>
          </table:table-cell>
        </table:table-row>
        <table:table-row table:style-name="ro2">
          <table:table-cell office:value-type="string">
            <text:p>замкнутість</text:p>
          </table:table-cell>
          <table:table-cell office:value-type="string">
            <text:p>замкнут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05455">
            <text:p>0.054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3636">
            <text:p>0.03636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</table:table-row>
        <table:table-row table:style-name="ro2">
          <table:table-cell office:value-type="string">
            <text:p>привабливий</text:p>
          </table:table-cell>
          <table:table-cell office:value-type="string">
            <text:p>привлека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549">
            <text:p>5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30">
            <text:p>2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322">
            <text:p>3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333">
            <text:p>0.53333</text:p>
          </table:table-cell>
          <table:table-cell office:value-type="float" office:value="0.46667">
            <text:p>0.4666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.6">
            <text:p>2.6</text:p>
          </table:table-cell>
          <table:table-cell office:value-type="float" office:value="0.17333">
            <text:p>0.17333</text:p>
          </table:table-cell>
          <table:table-cell office:value-type="float" office:value="4.4">
            <text:p>4.4</text:p>
          </table:table-cell>
          <table:table-cell office:value-type="float" office:value="0.29333">
            <text:p>0.29333</text:p>
          </table:table-cell>
          <table:table-cell office:value-type="float" office:value="5.4">
            <text:p>5.4</text:p>
          </table:table-cell>
          <table:table-cell office:value-type="float" office:value="0.36">
            <text:p>0.36</text:p>
          </table:table-cell>
          <table:table-cell office:value-type="float" office:value="6.2">
            <text:p>6.2</text:p>
          </table:table-cell>
          <table:table-cell office:value-type="float" office:value="0.41333">
            <text:p>0.41333</text:p>
          </table:table-cell>
        </table:table-row>
        <table:table-row table:style-name="ro2">
          <table:table-cell office:value-type="string">
            <text:p>оригінальний</text:p>
          </table:table-cell>
          <table:table-cell office:value-type="string">
            <text:p>оригин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овільно</text:p>
          </table:table-cell>
          <table:table-cell office:value-type="string">
            <text:p>медлен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91">
            <text:p>9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631">
            <text:p>6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815">
            <text:p>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634">
            <text:p>6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554">
            <text:p>55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25">
            <text:p>0.525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</table:table-row>
        <table:table-row table:style-name="ro2">
          <table:table-cell office:value-type="string">
            <text:p>плюндрувати</text:p>
          </table:table-cell>
          <table:table-cell office:value-type="string">
            <text:p>разо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3710">
            <text:p>137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 office:value-type="float" office:value="10483">
            <text:p>104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13128">
            <text:p>131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16396">
            <text:p>163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17092">
            <text:p>170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 office:value-type="float" office:value="12817">
            <text:p>128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58182">
            <text:p>0.58182</text:p>
          </table:table-cell>
          <table:table-cell office:value-type="float" office:value="9">
            <text:p>9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перетинати</text:p>
          </table:table-cell>
          <table:table-cell office:value-type="string">
            <text:p>пресе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6">
            <text:p>4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395">
            <text:p>3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521">
            <text:p>5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1210">
            <text:p>12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797">
            <text:p>7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494">
            <text:p>4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6">
            <text:p>0.36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загробний</text:p>
          </table:table-cell>
          <table:table-cell office:value-type="string">
            <text:p>загроб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02222">
            <text:p>0.0222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монастир</text:p>
          </table:table-cell>
          <table:table-cell office:value-type="string">
            <text:p>монасты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6">
            <text:p>0.6</text:p>
          </table:table-cell>
          <table:table-cell office:value-type="float" office:value="0.06667">
            <text:p>0.06667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</table:table-row>
        <table:table-row table:style-name="ro2">
          <table:table-cell office:value-type="string">
            <text:p>перетворювати</text:p>
          </table:table-cell>
          <table:table-cell office:value-type="string">
            <text:p>преобра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01">
            <text:p>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469">
            <text:p>4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94">
            <text:p>4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681">
            <text:p>6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957">
            <text:p>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552">
            <text:p>5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1538">
            <text:p>0.41538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">
            <text:p>5</text:p>
          </table:table-cell>
          <table:table-cell office:value-type="float" office:value="0.38462">
            <text:p>0.38462</text:p>
          </table:table-cell>
        </table:table-row>
        <table:table-row table:style-name="ro2">
          <table:table-cell office:value-type="string">
            <text:p>перетворювати</text:p>
          </table:table-cell>
          <table:table-cell office:value-type="string">
            <text:p>преобразов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94">
            <text:p>5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959">
            <text:p>39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432">
            <text:p>14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2501">
            <text:p>2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3936">
            <text:p>39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6">
            <text:p>166</text:p>
          </table:table-cell>
          <table:table-cell office:value-type="float" office:value="3962">
            <text:p>39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2">
            <text:p>0.52</text:p>
          </table:table-cell>
          <table:table-cell office:value-type="float" office:value="9">
            <text:p>9</text:p>
          </table:table-cell>
          <table:table-cell office:value-type="float" office:value="7.8">
            <text:p>7.8</text:p>
          </table:table-cell>
          <table:table-cell office:value-type="float" office:value="2.8">
            <text:p>2.8</text:p>
          </table:table-cell>
          <table:table-cell office:value-type="float" office:value="0.18667">
            <text:p>0.18667</text:p>
          </table:table-cell>
          <table:table-cell office:value-type="float" office:value="4.8">
            <text:p>4.8</text:p>
          </table:table-cell>
          <table:table-cell office:value-type="float" office:value="0.32">
            <text:p>0.32</text:p>
          </table:table-cell>
          <table:table-cell office:value-type="float" office:value="6.2">
            <text:p>6.2</text:p>
          </table:table-cell>
          <table:table-cell office:value-type="float" office:value="0.41333">
            <text:p>0.41333</text:p>
          </table:table-cell>
          <table:table-cell office:value-type="float" office:value="7">
            <text:p>7</text:p>
          </table:table-cell>
          <table:table-cell office:value-type="float" office:value="0.46667">
            <text:p>0.46667</text:p>
          </table:table-cell>
        </table:table-row>
        <table:table-row table:style-name="ro2">
          <table:table-cell office:value-type="string">
            <text:p>підлий</text:p>
          </table:table-cell>
          <table:table-cell office:value-type="string">
            <text:p>подл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13333">
            <text:p>0.13333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</table:table-row>
        <table:table-row table:style-name="ro2">
          <table:table-cell office:value-type="string">
            <text:p>впасти</text:p>
          </table:table-cell>
          <table:table-cell office:value-type="string">
            <text:p>впас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отрощити</text:p>
          </table:table-cell>
          <table:table-cell office:value-type="string">
            <text:p>сло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535">
            <text:p>115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6">
            <text:p>196</text:p>
          </table:table-cell>
          <table:table-cell office:value-type="float" office:value="9411">
            <text:p>9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14450">
            <text:p>144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 office:value-type="float" office:value="18111">
            <text:p>181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 office:value-type="float" office:value="17717">
            <text:p>177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 office:value-type="float" office:value="15452">
            <text:p>154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3333">
            <text:p>0.53333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заклик</text:p>
          </table:table-cell>
          <table:table-cell office:value-type="string">
            <text:p>зов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807">
            <text:p>168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33688">
            <text:p>336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6374">
            <text:p>6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17832">
            <text:p>178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 office:value-type="float" office:value="20132">
            <text:p>20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  <table:table-cell office:value-type="float" office:value="27899">
            <text:p>2789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7">
            <text:p>0.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аспек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передній</text:p>
          </table:table-cell>
          <table:table-cell office:value-type="string">
            <text:p>перед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ускладнити</text:p>
          </table:table-cell>
          <table:table-cell office:value-type="string">
            <text:p>услож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скажений</text:p>
          </table:table-cell>
          <table:table-cell office:value-type="string">
            <text:p>беше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13">
            <text:p>9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6074">
            <text:p>6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638">
            <text:p>6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74">
            <text:p>2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35">
            <text:p>0.35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кровний</text:p>
          </table:table-cell>
          <table:table-cell office:value-type="string">
            <text:p>кров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видавець</text:p>
          </table:table-cell>
          <table:table-cell office:value-type="string">
            <text:p>издат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06">
            <text:p>2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16093">
            <text:p>160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3599">
            <text:p>35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672">
            <text:p>6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441">
            <text:p>44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</table:table-row>
        <table:table-row table:style-name="ro2">
          <table:table-cell office:value-type="string">
            <text:p>сяяння</text:p>
          </table:table-cell>
          <table:table-cell office:value-type="string">
            <text:p>сия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1603">
            <text:p>1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930">
            <text:p>9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3333">
            <text:p>0.333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</table:table-row>
        <table:table-row table:style-name="ro2">
          <table:table-cell office:value-type="string">
            <text:p>зазнавати</text:p>
          </table:table-cell>
          <table:table-cell office:value-type="string">
            <text:p>испыт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197">
            <text:p>41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8251">
            <text:p>8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 office:value-type="float" office:value="19606">
            <text:p>196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  <table:table-cell office:value-type="float" office:value="16575">
            <text:p>165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 office:value-type="float" office:value="15797">
            <text:p>157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13805">
            <text:p>138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2">
            <text:p>0.52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замовлення</text:p>
          </table:table-cell>
          <table:table-cell office:value-type="string">
            <text:p>заказ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6408">
            <text:p>164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 office:value-type="float" office:value="33193">
            <text:p>33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office:value-type="float" office:value="2187">
            <text:p>2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8685">
            <text:p>86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  <table:table-cell office:value-type="float" office:value="13689">
            <text:p>136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23033">
            <text:p>230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6">
            <text:p>0.66</text:p>
          </table:table-cell>
          <table:table-cell office:value-type="float" office:value="8">
            <text:p>8</text:p>
          </table:table-cell>
          <table:table-cell office:value-type="float" office:value="6.6">
            <text:p>6.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козирний</text:p>
          </table:table-cell>
          <table:table-cell office:value-type="string">
            <text:p>козыр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розгадати</text:p>
          </table:table-cell>
          <table:table-cell office:value-type="string">
            <text:p>разгад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буча</text:p>
          </table:table-cell>
          <table:table-cell office:value-type="string">
            <text:p>ды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24749">
            <text:p>247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 office:value-type="float" office:value="39653">
            <text:p>396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41730">
            <text:p>417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 office:value-type="float" office:value="43101">
            <text:p>431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34337">
            <text:p>343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4">
            <text:p>1.4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">
            <text:p>2.4</text:p>
          </table:table-cell>
          <table:table-cell office:value-type="float" office:value="0.6">
            <text:p>0.6</text:p>
          </table:table-cell>
          <table:table-cell office:value-type="float" office:value="2.6">
            <text:p>2.6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скупчитися</text:p>
          </table:table-cell>
          <table:table-cell office:value-type="string">
            <text:p>собр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57">
            <text:p>1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282">
            <text:p>2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домінувати</text:p>
          </table:table-cell>
          <table:table-cell office:value-type="string">
            <text:p>домин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1667">
            <text:p>0.41667</text:p>
          </table:table-cell>
          <table:table-cell office:value-type="float" office:value="0.28333">
            <text:p>0.28333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доровий</text:p>
          </table:table-cell>
          <table:table-cell office:value-type="string">
            <text:p>здоро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здоровий</text:p>
          </table:table-cell>
          <table:table-cell office:value-type="string">
            <text:p>здра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25">
            <text:p>0.225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ліпше</text:p>
          </table:table-cell>
          <table:table-cell office:value-type="string">
            <text:p>лучш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4">
            <text:p>0.24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table:number-columns-repeated="2" office:value-type="string">
            <text:p>муш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ьогочасний</text:p>
          </table:table-cell>
          <table:table-cell office:value-type="string">
            <text:p>сов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5367">
            <text:p>53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831">
            <text:p>18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float" office:value="4908">
            <text:p>49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2737">
            <text:p>27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2210">
            <text:p>22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1813">
            <text:p>181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47273">
            <text:p>0.47273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</table:table-row>
        <table:table-row table:style-name="ro2">
          <table:table-cell office:value-type="string">
            <text:p>уточнення</text:p>
          </table:table-cell>
          <table:table-cell office:value-type="string">
            <text:p>уточ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7778">
            <text:p>0.1777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office:value-type="string">
            <text:p>обірвати</text:p>
          </table:table-cell>
          <table:table-cell office:value-type="string">
            <text:p>обор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25">
            <text:p>0.225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</table:table-row>
        <table:table-row table:style-name="ro2">
          <table:table-cell office:value-type="string">
            <text:p>виручати</text:p>
          </table:table-cell>
          <table:table-cell office:value-type="string">
            <text:p>выруч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простувати</text:p>
          </table:table-cell>
          <table:table-cell office:value-type="string">
            <text:p>шаг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5816">
            <text:p>15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 office:value-type="float" office:value="20200">
            <text:p>202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12205">
            <text:p>122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 office:value-type="float" office:value="15320">
            <text:p>153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4">
            <text:p>444</text:p>
          </table:table-cell>
          <table:table-cell office:value-type="float" office:value="19087">
            <text:p>190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8">
            <text:p>448</text:p>
          </table:table-cell>
          <table:table-cell office:value-type="float" office:value="20562">
            <text:p>205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2">
            <text:p>0.62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</table:table-row>
        <table:table-row table:style-name="ro2">
          <table:table-cell office:value-type="string">
            <text:p>скоріш</text:p>
          </table:table-cell>
          <table:table-cell office:value-type="string">
            <text:p>скоре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</table:table-row>
        <table:table-row table:style-name="ro2">
          <table:table-cell office:value-type="string">
            <text:p>донський</text:p>
          </table:table-cell>
          <table:table-cell office:value-type="string">
            <text:p>донск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розстановка</text:p>
          </table:table-cell>
          <table:table-cell office:value-type="string">
            <text:p>расстанов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07273">
            <text:p>0.07273</text:p>
          </table:table-cell>
          <table:table-cell office:value-type="float" office:value="2">
            <text:p>2</text:p>
          </table:table-cell>
          <table:table-cell table:number-columns-repeated="2"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</table:table-row>
        <table:table-row table:style-name="ro2">
          <table:table-cell table:number-columns-repeated="2" office:value-type="string">
            <text:p>гитарис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вбік</text:p>
          </table:table-cell>
          <table:table-cell office:value-type="string">
            <text:p>вбок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лікарняний</text:p>
          </table:table-cell>
          <table:table-cell office:value-type="string">
            <text:p>больни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8449">
            <text:p>84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10352">
            <text:p>103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  <table:table-cell office:value-type="float" office:value="16103">
            <text:p>16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 office:value-type="float" office:value="8708">
            <text:p>87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  <table:table-cell office:value-type="float" office:value="10486">
            <text:p>104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14142">
            <text:p>141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8">
            <text:p>0.58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  <table:table-cell office:value-type="float" office:value="5.6">
            <text:p>5.6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побудувати</text:p>
          </table:table-cell>
          <table:table-cell office:value-type="string">
            <text:p>постро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164">
            <text:p>51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5112">
            <text:p>5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4179">
            <text:p>4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6773">
            <text:p>67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9237">
            <text:p>92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7268">
            <text:p>72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розрахунок</text:p>
          </table:table-cell>
          <table:table-cell office:value-type="string">
            <text:p>расчё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146">
            <text:p>171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11362">
            <text:p>113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4374">
            <text:p>4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2129">
            <text:p>2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900">
            <text:p>19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5624">
            <text:p>56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2">
            <text:p>3.2</text:p>
          </table:table-cell>
          <table:table-cell office:value-type="float" office:value="0.32">
            <text:p>0.32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кущ</text:p>
          </table:table-cell>
          <table:table-cell office:value-type="string">
            <text:p>кус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2">
            <text:p>1.2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безпечно</text:p>
          </table:table-cell>
          <table:table-cell office:value-type="string">
            <text:p>безопас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2222">
            <text:p>0.22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ворожий</text:p>
          </table:table-cell>
          <table:table-cell office:value-type="string">
            <text:p>враждеб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62">
            <text:p>18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4160">
            <text:p>4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270">
            <text:p>2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380">
            <text:p>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360">
            <text:p>13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6">
            <text:p>156</text:p>
          </table:table-cell>
          <table:table-cell office:value-type="float" office:value="3252">
            <text:p>325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54">
            <text:p>0.54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ворожий</text:p>
          </table:table-cell>
          <table:table-cell office:value-type="string">
            <text:p>враж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office:value-type="float" office:value="1545">
            <text:p>15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737">
            <text:p>7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1157">
            <text:p>11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сірий</text:p>
          </table:table-cell>
          <table:table-cell office:value-type="string">
            <text:p>се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table:number-columns-repeated="2" office:value-type="string">
            <text:p>азар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ожити</text:p>
          </table:table-cell>
          <table:table-cell office:value-type="string">
            <text:p>пож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створення</text:p>
          </table:table-cell>
          <table:table-cell office:value-type="string">
            <text:p>созд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3719">
            <text:p>137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6778">
            <text:p>67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2">
            <text:p>222</text:p>
          </table:table-cell>
          <table:table-cell office:value-type="float" office:value="11140">
            <text:p>111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3">
            <text:p>233</text:p>
          </table:table-cell>
          <table:table-cell office:value-type="float" office:value="12390">
            <text:p>123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  <table:table-cell office:value-type="float" office:value="13335">
            <text:p>133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9880">
            <text:p>98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3333">
            <text:p>0.53333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</table:table-row>
        <table:table-row table:style-name="ro2">
          <table:table-cell office:value-type="string">
            <text:p>про</text:p>
          </table:table-cell>
          <table:table-cell office:value-type="string">
            <text:p>о</text:p>
          </table:table-cell>
          <table:table-cell office:value-type="string">
            <text:p>ADP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136">
            <text:p>1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office:value-type="float" office:value="138">
            <text:p>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office:value-type="float" office:value="137">
            <text:p>1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6667">
            <text:p>0.66667</text:p>
          </table:table-cell>
          <table:table-cell table:number-columns-repeated="2"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46667">
            <text:p>0.46667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table:number-columns-repeated="2" office:value-type="string">
            <text:p>про</text:p>
          </table:table-cell>
          <table:table-cell office:value-type="string">
            <text:p>ADP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иплачування</text:p>
          </table:table-cell>
          <table:table-cell office:value-type="string">
            <text:p>выплат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">
            <text:p>101</text:p>
          </table:table-cell>
          <table:table-cell office:value-type="float" office:value="1265">
            <text:p>1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205">
            <text:p>20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48333">
            <text:p>0.48333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1.8">
            <text:p>1.8</text:p>
          </table:table-cell>
          <table:table-cell office:value-type="float" office:value="0.15">
            <text:p>0.15</text:p>
          </table:table-cell>
          <table:table-cell office:value-type="float" office:value="2.8">
            <text:p>2.8</text:p>
          </table:table-cell>
          <table:table-cell office:value-type="float" office:value="0.23333">
            <text:p>0.23333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рік</text:p>
          </table:table-cell>
          <table:table-cell office:value-type="string">
            <text:p>г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7179">
            <text:p>7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45520">
            <text:p>455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 office:value-type="float" office:value="45407">
            <text:p>454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 office:value-type="float" office:value="44606">
            <text:p>446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6">
            <text:p>116</text:p>
          </table:table-cell>
          <table:table-cell office:value-type="float" office:value="24729">
            <text:p>2472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667">
            <text:p>0.666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53333">
            <text:p>0.53333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  <table:table-cell office:value-type="float" office:value="2">
            <text:p>2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хвацький</text:p>
          </table:table-cell>
          <table:table-cell office:value-type="string">
            <text:p>молодцева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728">
            <text:p>67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7548">
            <text:p>75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float" office:value="3318">
            <text:p>33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2880">
            <text:p>28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  <table:table-cell office:value-type="float" office:value="5729">
            <text:p>57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7">
            <text:p>197</text:p>
          </table:table-cell>
          <table:table-cell office:value-type="float" office:value="5733">
            <text:p>57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3333">
            <text:p>0.63333</text:p>
          </table:table-cell>
          <table:table-cell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6.8">
            <text:p>6.8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переймати</text:p>
          </table:table-cell>
          <table:table-cell office:value-type="string">
            <text:p>переним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0.3">
            <text:p>0.3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амбіція</text:p>
          </table:table-cell>
          <table:table-cell office:value-type="string">
            <text:p>горд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20622">
            <text:p>20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40645">
            <text:p>406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6">
            <text:p>486</text:p>
          </table:table-cell>
          <table:table-cell office:value-type="float" office:value="43825">
            <text:p>438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9">
            <text:p>529</text:p>
          </table:table-cell>
          <table:table-cell office:value-type="float" office:value="38873">
            <text:p>388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2">
            <text:p>412</text:p>
          </table:table-cell>
          <table:table-cell office:value-type="float" office:value="30093">
            <text:p>3009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3.4">
            <text:p>3.4</text:p>
          </table:table-cell>
          <table:table-cell office:value-type="float" office:value="0.425">
            <text:p>0.42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нагромадити</text:p>
          </table:table-cell>
          <table:table-cell office:value-type="string">
            <text:p>накоп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880">
            <text:p>8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143">
            <text:p>1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289">
            <text:p>2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482">
            <text:p>4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3636">
            <text:p>0.43636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критикувати</text:p>
          </table:table-cell>
          <table:table-cell office:value-type="string">
            <text:p>критик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16364">
            <text:p>0.1636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</table:table-row>
        <table:table-row table:style-name="ro2">
          <table:table-cell office:value-type="string">
            <text:p>частинка</text:p>
          </table:table-cell>
          <table:table-cell office:value-type="string">
            <text:p>частиц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table:number-columns-repeated="2" office:value-type="string">
            <text:p>регламент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4444">
            <text:p>0.0444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  <table:table-cell office:value-type="float" office:value="0.4">
            <text:p>0.4</text:p>
          </table:table-cell>
          <table:table-cell office:value-type="float" office:value="0.04444">
            <text:p>0.04444</text:p>
          </table:table-cell>
        </table:table-row>
        <table:table-row table:style-name="ro2">
          <table:table-cell office:value-type="string">
            <text:p>способом</text:p>
          </table:table-cell>
          <table:table-cell office:value-type="string">
            <text:p>путём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264">
            <text:p>82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office:value-type="float" office:value="1622">
            <text:p>1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3268">
            <text:p>32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805">
            <text:p>8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office:value-type="float" office:value="779">
            <text:p>7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882">
            <text:p>88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редметний</text:p>
          </table:table-cell>
          <table:table-cell office:value-type="string">
            <text:p>предме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бик</text:p>
          </table:table-cell>
          <table:table-cell office:value-type="string">
            <text:p>бы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06667">
            <text:p>0.0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  <table:table-cell office:value-type="float" office:value="0.2">
            <text:p>0.2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тогочасний</text:p>
          </table:table-cell>
          <table:table-cell office:value-type="string">
            <text:p>совреме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5325">
            <text:p>53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8">
            <text:p>228</text:p>
          </table:table-cell>
          <table:table-cell office:value-type="float" office:value="5398">
            <text:p>53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4">
            <text:p>164</text:p>
          </table:table-cell>
          <table:table-cell office:value-type="float" office:value="2727">
            <text:p>27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1746">
            <text:p>17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1095">
            <text:p>10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4">
            <text:p>0.4</text:p>
          </table:table-cell>
          <table:table-cell office:value-type="float" office:value="8">
            <text:p>8</text:p>
          </table:table-cell>
          <table:table-cell office:value-type="float" office:value="4.4">
            <text:p>4.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ледачий</text:p>
          </table:table-cell>
          <table:table-cell office:value-type="string">
            <text:p>лен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86">
            <text:p>186</text:p>
          </table:table-cell>
          <table:table-cell office:value-type="float" office:value="2208">
            <text:p>22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305">
            <text:p>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28571">
            <text:p>0.285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</table:table-row>
        <table:table-row table:style-name="ro2">
          <table:table-cell office:value-type="string">
            <text:p>устаткувати</text:p>
          </table:table-cell>
          <table:table-cell office:value-type="string">
            <text:p>оборуд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747">
            <text:p>4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3808">
            <text:p>38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8">
            <text:p>148</text:p>
          </table:table-cell>
          <table:table-cell office:value-type="float" office:value="4582">
            <text:p>45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5943">
            <text:p>59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4942">
            <text:p>49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3245">
            <text:p>324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0909">
            <text:p>0.50909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</table:table-row>
        <table:table-row table:style-name="ro2">
          <table:table-cell office:value-type="string">
            <text:p>усередині</text:p>
          </table:table-cell>
          <table:table-cell office:value-type="string">
            <text:p>внутри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12">
            <text:p>1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916">
            <text:p>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505">
            <text:p>5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875">
            <text:p>8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914">
            <text:p>9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6">
            <text:p>126</text:p>
          </table:table-cell>
          <table:table-cell office:value-type="float" office:value="909">
            <text:p>9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57778">
            <text:p>0.57778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оброблення</text:p>
          </table:table-cell>
          <table:table-cell office:value-type="string">
            <text:p>обработ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63">
            <text:p>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796">
            <text:p>7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32">
            <text:p>0.32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оброблення</text:p>
          </table:table-cell>
          <table:table-cell office:value-type="string">
            <text:p>отде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248">
            <text:p>162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1">
            <text:p>181</text:p>
          </table:table-cell>
          <table:table-cell office:value-type="float" office:value="6643">
            <text:p>66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2538">
            <text:p>25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3649">
            <text:p>36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2725">
            <text:p>27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4632">
            <text:p>46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8">
            <text:p>4.8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комітет</text:p>
          </table:table-cell>
          <table:table-cell office:value-type="string">
            <text:p>комите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2857">
            <text:p>0.02857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повторювати</text:p>
          </table:table-cell>
          <table:table-cell office:value-type="string">
            <text:p>повто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30909">
            <text:p>0.30909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</table:table-row>
        <table:table-row table:style-name="ro2">
          <table:table-cell office:value-type="string">
            <text:p>вночі</text:p>
          </table:table-cell>
          <table:table-cell office:value-type="string">
            <text:p>ночью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3584">
            <text:p>35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33230">
            <text:p>332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6">
            <text:p>226</text:p>
          </table:table-cell>
          <table:table-cell office:value-type="float" office:value="24719">
            <text:p>247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7968">
            <text:p>7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4020">
            <text:p>40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table:number-columns-repeated="2" office:value-type="string">
            <text:p>кома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ощадність</text:p>
          </table:table-cell>
          <table:table-cell office:value-type="string">
            <text:p>эконом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4325">
            <text:p>243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 office:value-type="float" office:value="21744">
            <text:p>21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8">
            <text:p>238</text:p>
          </table:table-cell>
          <table:table-cell office:value-type="float" office:value="14542">
            <text:p>14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 office:value-type="float" office:value="26466">
            <text:p>264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8">
            <text:p>408</text:p>
          </table:table-cell>
          <table:table-cell office:value-type="float" office:value="24814">
            <text:p>24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 office:value-type="float" office:value="28810">
            <text:p>288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4444">
            <text:p>0.64444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розгорнути</text:p>
          </table:table-cell>
          <table:table-cell office:value-type="string">
            <text:p>разверну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6">
            <text:p>0.26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відстояти</text:p>
          </table:table-cell>
          <table:table-cell office:value-type="string">
            <text:p>отсто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7">
            <text:p>67</text:p>
          </table:table-cell>
          <table:table-cell office:value-type="float" office:value="747">
            <text:p>7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139">
            <text:p>1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1111">
            <text:p>0.31111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</table:table-row>
        <table:table-row table:style-name="ro2">
          <table:table-cell office:value-type="string">
            <text:p>складати</text:p>
          </table:table-cell>
          <table:table-cell office:value-type="string">
            <text:p>склад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3">
            <text:p>0.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синій</text:p>
          </table:table-cell>
          <table:table-cell office:value-type="string">
            <text:p>си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парний</text:p>
          </table:table-cell>
          <table:table-cell office:value-type="string">
            <text:p>пар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бактерія</text:p>
          </table:table-cell>
          <table:table-cell office:value-type="string">
            <text:p>бактер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винайти</text:p>
          </table:table-cell>
          <table:table-cell office:value-type="string">
            <text:p>изобр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495">
            <text:p>54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4614">
            <text:p>46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 office:value-type="float" office:value="25287">
            <text:p>252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14681">
            <text:p>146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10923">
            <text:p>109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7295">
            <text:p>72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5556">
            <text:p>0.555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накопичування</text:p>
          </table:table-cell>
          <table:table-cell office:value-type="string">
            <text:p>накопл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310">
            <text:p>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144">
            <text:p>1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3846">
            <text:p>0.53846</text:p>
          </table:table-cell>
          <table:table-cell office:value-type="float" office:value="0.43077">
            <text:p>0.43077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  <table:table-cell office:value-type="float" office:value="5">
            <text:p>5</text:p>
          </table:table-cell>
          <table:table-cell office:value-type="float" office:value="0.38462">
            <text:p>0.38462</text:p>
          </table:table-cell>
        </table:table-row>
        <table:table-row table:style-name="ro2">
          <table:table-cell table:number-columns-repeated="2" office:value-type="string">
            <text:p>колос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засвідчити</text:p>
          </table:table-cell>
          <table:table-cell office:value-type="string">
            <text:p>засвидетельств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8410">
            <text:p>84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593">
            <text:p>5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office:value-type="float" office:value="2798">
            <text:p>279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8421">
            <text:p>0.68421</text:p>
          </table:table-cell>
          <table:table-cell office:value-type="float" office:value="0.54737">
            <text:p>0.54737</text:p>
          </table:table-cell>
          <table:table-cell office:value-type="float" office:value="13">
            <text:p>13</text:p>
          </table:table-cell>
          <table:table-cell office:value-type="float" office:value="10.4">
            <text:p>10.4</text:p>
          </table:table-cell>
          <table:table-cell office:value-type="float" office:value="3.2">
            <text:p>3.2</text:p>
          </table:table-cell>
          <table:table-cell office:value-type="float" office:value="0.16842">
            <text:p>0.16842</text:p>
          </table:table-cell>
          <table:table-cell office:value-type="float" office:value="5">
            <text:p>5</text:p>
          </table:table-cell>
          <table:table-cell office:value-type="float" office:value="0.26316">
            <text:p>0.26316</text:p>
          </table:table-cell>
          <table:table-cell office:value-type="float" office:value="6.8">
            <text:p>6.8</text:p>
          </table:table-cell>
          <table:table-cell office:value-type="float" office:value="0.35789">
            <text:p>0.35789</text:p>
          </table:table-cell>
          <table:table-cell office:value-type="float" office:value="8.6">
            <text:p>8.6</text:p>
          </table:table-cell>
          <table:table-cell office:value-type="float" office:value="0.45263">
            <text:p>0.45263</text:p>
          </table:table-cell>
        </table:table-row>
        <table:table-row table:style-name="ro2">
          <table:table-cell office:value-type="string">
            <text:p>засвідчити</text:p>
          </table:table-cell>
          <table:table-cell office:value-type="string">
            <text:p>удостове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180">
            <text:p>31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4629">
            <text:p>46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3">
            <text:p>223</text:p>
          </table:table-cell>
          <table:table-cell office:value-type="float" office:value="15662">
            <text:p>156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11093">
            <text:p>110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  <table:table-cell office:value-type="float" office:value="10524">
            <text:p>105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7601">
            <text:p>76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1667">
            <text:p>0.51667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3.6">
            <text:p>3.6</text:p>
          </table:table-cell>
          <table:table-cell office:value-type="float" office:value="0.3">
            <text:p>0.3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прикріпити</text:p>
          </table:table-cell>
          <table:table-cell office:value-type="string">
            <text:p>прикреп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поночі</text:p>
          </table:table-cell>
          <table:table-cell office:value-type="string">
            <text:p>тем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98">
            <text:p>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848">
            <text:p>8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702">
            <text:p>7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3">
            <text:p>113</text:p>
          </table:table-cell>
          <table:table-cell office:value-type="float" office:value="672">
            <text:p>6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787">
            <text:p>7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1031">
            <text:p>103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">
            <text:p>0.6</text:p>
          </table:table-cell>
          <table:table-cell office:value-type="float" office:value="5">
            <text:p>5</text:p>
          </table:table-cell>
          <table:table-cell office:value-type="float" office:value="3.6">
            <text:p>3.6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заявити</text:p>
          </table:table-cell>
          <table:table-cell office:value-type="string">
            <text:p>заяв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полиця</text:p>
          </table:table-cell>
          <table:table-cell office:value-type="string">
            <text:p>по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34">
            <text:p>2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float" office:value="146">
            <text:p>1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замовляти</text:p>
          </table:table-cell>
          <table:table-cell office:value-type="string">
            <text:p>зака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92">
            <text:p>25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1711">
            <text:p>17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7">
            <text:p>107</text:p>
          </table:table-cell>
          <table:table-cell office:value-type="float" office:value="2567">
            <text:p>25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5479">
            <text:p>54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8">
            <text:p>138</text:p>
          </table:table-cell>
          <table:table-cell office:value-type="float" office:value="3789">
            <text:p>37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2190">
            <text:p>219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">
            <text:p>0.7</text:p>
          </table:table-cell>
          <table:table-cell office:value-type="float" office:value="0.46">
            <text:p>0.46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загорати</text:p>
          </table:table-cell>
          <table:table-cell office:value-type="string">
            <text:p>загор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могила</text:p>
          </table:table-cell>
          <table:table-cell office:value-type="string">
            <text:p>гроб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622">
            <text:p>186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8">
            <text:p>428</text:p>
          </table:table-cell>
          <table:table-cell office:value-type="float" office:value="45129">
            <text:p>451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 office:value-type="float" office:value="34057">
            <text:p>34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 office:value-type="float" office:value="34769">
            <text:p>347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2306">
            <text:p>423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8">
            <text:p>448</text:p>
          </table:table-cell>
          <table:table-cell office:value-type="float" office:value="44876">
            <text:p>4487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.4">
            <text:p>4.4</text:p>
          </table:table-cell>
          <table:table-cell office:value-type="float" office:value="0.73333">
            <text:p>0.73333</text:p>
          </table:table-cell>
        </table:table-row>
        <table:table-row table:style-name="ro2">
          <table:table-cell office:value-type="string">
            <text:p>могила</text:p>
          </table:table-cell>
          <table:table-cell office:value-type="string">
            <text:p>курга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18734">
            <text:p>187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 office:value-type="float" office:value="23066">
            <text:p>230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17252">
            <text:p>172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13810">
            <text:p>138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13953">
            <text:p>139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table:number-columns-repeated="2" office:value-type="string">
            <text:p>могил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відробіток</text:p>
          </table:table-cell>
          <table:table-cell office:value-type="string">
            <text:p>найм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2">
            <text:p>452</text:p>
          </table:table-cell>
          <table:table-cell office:value-type="float" office:value="43887">
            <text:p>438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42362">
            <text:p>423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 office:value-type="float" office:value="33997">
            <text:p>339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0">
            <text:p>410</text:p>
          </table:table-cell>
          <table:table-cell office:value-type="float" office:value="35871">
            <text:p>3587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0">
            <text:p>420</text:p>
          </table:table-cell>
          <table:table-cell office:value-type="float" office:value="42077">
            <text:p>420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4">
            <text:p>0.74</text:p>
          </table:table-cell>
          <table:table-cell office:value-type="float" office:value="10">
            <text:p>10</text:p>
          </table:table-cell>
          <table:table-cell office:value-type="float" office:value="7.4">
            <text:p>7.4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6.4">
            <text:p>6.4</text:p>
          </table:table-cell>
          <table:table-cell office:value-type="float" office:value="0.64">
            <text:p>0.64</text:p>
          </table:table-cell>
        </table:table-row>
        <table:table-row table:style-name="ro2">
          <table:table-cell office:value-type="string">
            <text:p>заводський</text:p>
          </table:table-cell>
          <table:table-cell office:value-type="string">
            <text:p>заводск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кара</text:p>
          </table:table-cell>
          <table:table-cell office:value-type="string">
            <text:p>наказ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46">
            <text:p>38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office:value-type="float" office:value="12487">
            <text:p>12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16768">
            <text:p>16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20175">
            <text:p>20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0668">
            <text:p>206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4219">
            <text:p>142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2222">
            <text:p>0.62222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опускати</text:p>
          </table:table-cell>
          <table:table-cell office:value-type="string">
            <text:p>опуск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анекдотичний</text:p>
          </table:table-cell>
          <table:table-cell office:value-type="string">
            <text:p>маловероят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683">
            <text:p>86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2225">
            <text:p>22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2632">
            <text:p>26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8">
            <text:p>178</text:p>
          </table:table-cell>
          <table:table-cell office:value-type="float" office:value="3108">
            <text:p>31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0">
            <text:p>170</text:p>
          </table:table-cell>
          <table:table-cell office:value-type="float" office:value="2674">
            <text:p>26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2122">
            <text:p>21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6923">
            <text:p>0.76923</text:p>
          </table:table-cell>
          <table:table-cell office:value-type="float" office:value="0.47692">
            <text:p>0.47692</text:p>
          </table:table-cell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</table:table-row>
        <table:table-row table:style-name="ro2">
          <table:table-cell office:value-type="string">
            <text:p>анекдотичний</text:p>
          </table:table-cell>
          <table:table-cell office:value-type="string">
            <text:p>нелеп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7963">
            <text:p>79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 office:value-type="float" office:value="10170">
            <text:p>101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4">
            <text:p>254</text:p>
          </table:table-cell>
          <table:table-cell office:value-type="float" office:value="6899">
            <text:p>68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4819">
            <text:p>48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4944">
            <text:p>49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7087">
            <text:p>70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56667">
            <text:p>0.56667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анекдотичний</text:p>
          </table:table-cell>
          <table:table-cell office:value-type="string">
            <text:p>анекдот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21429">
            <text:p>0.21429</text:p>
          </table:table-cell>
          <table:table-cell table:number-columns-repeated="2"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</table:table-row>
        <table:table-row table:style-name="ro2">
          <table:table-cell office:value-type="string">
            <text:p>переживання</text:p>
          </table:table-cell>
          <table:table-cell office:value-type="string">
            <text:p>пережи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оротати</text:p>
          </table:table-cell>
          <table:table-cell office:value-type="string">
            <text:p>корот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office:value-type="string">
            <text:p>блідий</text:p>
          </table:table-cell>
          <table:table-cell office:value-type="string">
            <text:p>блед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22857">
            <text:p>0.22857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отушка</text:p>
          </table:table-cell>
          <table:table-cell office:value-type="string">
            <text:p>катуш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лазня</text:p>
          </table:table-cell>
          <table:table-cell office:value-type="string">
            <text:p>бан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office:value-type="float" office:value="305">
            <text:p>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3412">
            <text:p>34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06">
            <text:p>2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207">
            <text:p>2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4">
            <text:p>0.24</text:p>
          </table:table-cell>
          <table:table-cell office:value-type="float" office:value="1.4">
            <text:p>1.4</text:p>
          </table:table-cell>
          <table:table-cell office:value-type="float" office:value="0.28">
            <text:p>0.2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робить</text:p>
          </table:table-cell>
          <table:table-cell office:value-type="string">
            <text:p>самолё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3074">
            <text:p>230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7">
            <text:p>137</text:p>
          </table:table-cell>
          <table:table-cell office:value-type="float" office:value="12013">
            <text:p>120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13912">
            <text:p>139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 office:value-type="float" office:value="21661">
            <text:p>216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 office:value-type="float" office:value="20241">
            <text:p>202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19433">
            <text:p>1943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2857">
            <text:p>0.62857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ватажок</text:p>
          </table:table-cell>
          <table:table-cell office:value-type="string">
            <text:p>главар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1960">
            <text:p>219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2">
            <text:p>232</text:p>
          </table:table-cell>
          <table:table-cell office:value-type="float" office:value="32438">
            <text:p>324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31243">
            <text:p>312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 office:value-type="float" office:value="36892">
            <text:p>368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 office:value-type="float" office:value="34240">
            <text:p>342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32462">
            <text:p>324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5714">
            <text:p>0.65714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3.4">
            <text:p>3.4</text:p>
          </table:table-cell>
          <table:table-cell office:value-type="float" office:value="0.48571">
            <text:p>0.48571</text:p>
          </table:table-cell>
          <table:table-cell office:value-type="float" office:value="3.8">
            <text:p>3.8</text:p>
          </table:table-cell>
          <table:table-cell office:value-type="float" office:value="0.54286">
            <text:p>0.54286</text:p>
          </table:table-cell>
          <table:table-cell office:value-type="float" office:value="4.2">
            <text:p>4.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свавілля</text:p>
          </table:table-cell>
          <table:table-cell office:value-type="string">
            <text:p>произво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 office:value-type="float" office:value="37522">
            <text:p>375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 office:value-type="float" office:value="31819">
            <text:p>318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 office:value-type="float" office:value="32242">
            <text:p>322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4">
            <text:p>454</text:p>
          </table:table-cell>
          <table:table-cell office:value-type="float" office:value="35596">
            <text:p>355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1">
            <text:p>401</text:p>
          </table:table-cell>
          <table:table-cell office:value-type="float" office:value="37511">
            <text:p>375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  <table:table-cell office:value-type="float" office:value="5.2">
            <text:p>5.2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винний</text:p>
          </table:table-cell>
          <table:table-cell office:value-type="string">
            <text:p>ви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винний</text:p>
          </table:table-cell>
          <table:table-cell office:value-type="string">
            <text:p>винов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325">
            <text:p>0.325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8">
            <text:p>1.8</text:p>
          </table:table-cell>
          <table:table-cell office:value-type="float" office:value="0.225">
            <text:p>0.225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</table:table-row>
        <table:table-row table:style-name="ro2">
          <table:table-cell office:value-type="string">
            <text:p>лікар</text:p>
          </table:table-cell>
          <table:table-cell office:value-type="string">
            <text:p>врач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777">
            <text:p>67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  <table:table-cell office:value-type="float" office:value="10305">
            <text:p>103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 office:value-type="float" office:value="39136">
            <text:p>391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  <table:table-cell office:value-type="float" office:value="36813">
            <text:p>368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7">
            <text:p>227</text:p>
          </table:table-cell>
          <table:table-cell office:value-type="float" office:value="24586">
            <text:p>245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14394">
            <text:p>143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36">
            <text:p>0.36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лікар</text:p>
          </table:table-cell>
          <table:table-cell office:value-type="string">
            <text:p>докт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57">
            <text:p>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526">
            <text:p>5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8154">
            <text:p>81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386">
            <text:p>13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542">
            <text:p>5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08">
            <text:p>40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маніфест</text:p>
          </table:table-cell>
          <table:table-cell office:value-type="string">
            <text:p>манифес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string">
            <text:p>повідомляти</text:p>
          </table:table-cell>
          <table:table-cell office:value-type="string">
            <text:p>сообщ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765">
            <text:p>47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6310">
            <text:p>6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6833">
            <text:p>68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6">
            <text:p>106</text:p>
          </table:table-cell>
          <table:table-cell office:value-type="float" office:value="5486">
            <text:p>54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5285">
            <text:p>52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5284">
            <text:p>52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2727">
            <text:p>0.52727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</table:table-row>
        <table:table-row table:style-name="ro2">
          <table:table-cell office:value-type="string">
            <text:p>сніп</text:p>
          </table:table-cell>
          <table:table-cell office:value-type="string">
            <text:p>сноп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початки</text:p>
          </table:table-cell>
          <table:table-cell office:value-type="string">
            <text:p>начатк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9">
            <text:p>99</text:p>
          </table:table-cell>
          <table:table-cell office:value-type="float" office:value="3957">
            <text:p>3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слідити</text:p>
          </table:table-cell>
          <table:table-cell office:value-type="string">
            <text:p>сле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</table:table-row>
        <table:table-row table:style-name="ro2">
          <table:table-cell office:value-type="string">
            <text:p>увести</text:p>
          </table:table-cell>
          <table:table-cell office:value-type="string">
            <text:p>ввести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03">
            <text:p>203</text:p>
          </table:table-cell>
          <table:table-cell office:value-type="float" office:value="6294">
            <text:p>62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26667">
            <text:p>0.26667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братися</text:p>
          </table:table-cell>
          <table:table-cell office:value-type="string">
            <text:p>приним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64">
            <text:p>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3284">
            <text:p>32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307">
            <text:p>3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949">
            <text:p>9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2161">
            <text:p>21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7273">
            <text:p>0.47273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нарізний</text:p>
          </table:table-cell>
          <table:table-cell office:value-type="string">
            <text:p>отд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937">
            <text:p>69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0">
            <text:p>160</text:p>
          </table:table-cell>
          <table:table-cell office:value-type="float" office:value="6633">
            <text:p>66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  <table:table-cell office:value-type="float" office:value="19352">
            <text:p>193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7">
            <text:p>407</text:p>
          </table:table-cell>
          <table:table-cell office:value-type="float" office:value="16268">
            <text:p>162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 office:value-type="float" office:value="12136">
            <text:p>121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7984">
            <text:p>79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1111">
            <text:p>0.51111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провіщати</text:p>
          </table:table-cell>
          <table:table-cell office:value-type="string">
            <text:p>предсказ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962">
            <text:p>39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9468">
            <text:p>94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4222">
            <text:p>422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9">
            <text:p>159</text:p>
          </table:table-cell>
          <table:table-cell office:value-type="float" office:value="5814">
            <text:p>58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5997">
            <text:p>59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7301">
            <text:p>73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3846">
            <text:p>0.5384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  <table:table-cell office:value-type="float" office:value="5.4">
            <text:p>5.4</text:p>
          </table:table-cell>
          <table:table-cell office:value-type="float" office:value="0.41538">
            <text:p>0.41538</text:p>
          </table:table-cell>
          <table:table-cell office:value-type="float" office:value="6.2">
            <text:p>6.2</text:p>
          </table:table-cell>
          <table:table-cell office:value-type="float" office:value="0.47692">
            <text:p>0.47692</text:p>
          </table:table-cell>
        </table:table-row>
        <table:table-row table:style-name="ro2">
          <table:table-cell office:value-type="string">
            <text:p>покликатися</text:p>
          </table:table-cell>
          <table:table-cell office:value-type="string">
            <text:p>сосл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535">
            <text:p>5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639">
            <text:p>6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454">
            <text:p>4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477">
            <text:p>4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445">
            <text:p>44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5455">
            <text:p>0.45455</text:p>
          </table:table-cell>
          <table:table-cell office:value-type="float" office:value="0.38182">
            <text:p>0.3818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</table:table-row>
        <table:table-row table:style-name="ro2">
          <table:table-cell office:value-type="string">
            <text:p>крадіж</text:p>
          </table:table-cell>
          <table:table-cell office:value-type="string">
            <text:p>краж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6">
            <text:p>0.6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table:number-columns-repeated="2" office:value-type="string">
            <text:p>форм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користатися</text:p>
          </table:table-cell>
          <table:table-cell office:value-type="string">
            <text:p>воспользов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77">
            <text:p>12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587">
            <text:p>15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3270">
            <text:p>32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6226">
            <text:p>62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4962">
            <text:p>49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2758">
            <text:p>27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5333">
            <text:p>0.45333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.2">
            <text:p>3.2</text:p>
          </table:table-cell>
          <table:table-cell office:value-type="float" office:value="0.21333">
            <text:p>0.21333</text:p>
          </table:table-cell>
          <table:table-cell office:value-type="float" office:value="5.2">
            <text:p>5.2</text:p>
          </table:table-cell>
          <table:table-cell office:value-type="float" office:value="0.34667">
            <text:p>0.34667</text:p>
          </table:table-cell>
          <table:table-cell office:value-type="float" office:value="6.2">
            <text:p>6.2</text:p>
          </table:table-cell>
          <table:table-cell office:value-type="float" office:value="0.41333">
            <text:p>0.41333</text:p>
          </table:table-cell>
          <table:table-cell office:value-type="float" office:value="6.6">
            <text:p>6.6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коник</text:p>
          </table:table-cell>
          <table:table-cell office:value-type="string">
            <text:p>кузнеч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90">
            <text:p>3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864">
            <text:p>8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153">
            <text:p>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office:value-type="float" office:value="411">
            <text:p>41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підтвердити</text:p>
          </table:table-cell>
          <table:table-cell office:value-type="string">
            <text:p>подтверд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2727">
            <text:p>0.12727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кінцівка</text:p>
          </table:table-cell>
          <table:table-cell office:value-type="string">
            <text:p>концов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кінцівка</text:p>
          </table:table-cell>
          <table:table-cell office:value-type="string">
            <text:p>конеч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806">
            <text:p>48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7631">
            <text:p>76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12070">
            <text:p>120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13581">
            <text:p>13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0">
            <text:p>220</text:p>
          </table:table-cell>
          <table:table-cell office:value-type="float" office:value="11827">
            <text:p>118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3">
            <text:p>163</text:p>
          </table:table-cell>
          <table:table-cell office:value-type="float" office:value="7225">
            <text:p>722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перешкода</text:p>
          </table:table-cell>
          <table:table-cell office:value-type="string">
            <text:p>препятств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6501">
            <text:p>165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25087">
            <text:p>250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8296">
            <text:p>8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 office:value-type="float" office:value="18358">
            <text:p>183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21793">
            <text:p>217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 office:value-type="float" office:value="23589">
            <text:p>235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6.6">
            <text:p>6.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перешкода</text:p>
          </table:table-cell>
          <table:table-cell office:value-type="string">
            <text:p>помех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618">
            <text:p>361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5380">
            <text:p>53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1999">
            <text:p>19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1526">
            <text:p>15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2148">
            <text:p>21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3495">
            <text:p>349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8889">
            <text:p>0.48889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office:value-type="string">
            <text:p>пришвидшити</text:p>
          </table:table-cell>
          <table:table-cell office:value-type="string">
            <text:p>уско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029">
            <text:p>120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16798">
            <text:p>16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0">
            <text:p>230</text:p>
          </table:table-cell>
          <table:table-cell office:value-type="float" office:value="16576">
            <text:p>165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 office:value-type="float" office:value="23317">
            <text:p>233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 office:value-type="float" office:value="22639">
            <text:p>226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 office:value-type="float" office:value="21842">
            <text:p>218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1818">
            <text:p>0.61818</text:p>
          </table:table-cell>
          <table:table-cell office:value-type="float" office:value="9">
            <text:p>9</text:p>
          </table:table-cell>
          <table:table-cell office:value-type="float" office:value="6.8">
            <text:p>6.8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затяжний</text:p>
          </table:table-cell>
          <table:table-cell office:value-type="string">
            <text:p>затяж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075">
            <text:p>0.07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</table:table-row>
        <table:table-row table:style-name="ro2">
          <table:table-cell office:value-type="string">
            <text:p>відгукуватися</text:p>
          </table:table-cell>
          <table:table-cell office:value-type="string">
            <text:p>отклик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865">
            <text:p>8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6191">
            <text:p>6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2130">
            <text:p>21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2210">
            <text:p>22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1909">
            <text:p>190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1538">
            <text:p>0.61538</text:p>
          </table:table-cell>
          <table:table-cell office:value-type="float" office:value="0.46154">
            <text:p>0.4615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4.2">
            <text:p>4.2</text:p>
          </table:table-cell>
          <table:table-cell office:value-type="float" office:value="0.32308">
            <text:p>0.32308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5.8">
            <text:p>5.8</text:p>
          </table:table-cell>
          <table:table-cell office:value-type="float" office:value="0.44615">
            <text:p>0.44615</text:p>
          </table:table-cell>
        </table:table-row>
        <table:table-row table:style-name="ro2">
          <table:table-cell office:value-type="string">
            <text:p>колиска</text:p>
          </table:table-cell>
          <table:table-cell office:value-type="string">
            <text:p>колыб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38">
            <text:p>21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9">
            <text:p>109</text:p>
          </table:table-cell>
          <table:table-cell office:value-type="float" office:value="5061">
            <text:p>50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3029">
            <text:p>30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4">
            <text:p>134</text:p>
          </table:table-cell>
          <table:table-cell office:value-type="float" office:value="6021">
            <text:p>60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7798">
            <text:p>77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6215">
            <text:p>621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75">
            <text:p>0.475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325">
            <text:p>0.32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6">
            <text:p>3.6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картопля</text:p>
          </table:table-cell>
          <table:table-cell office:value-type="string">
            <text:p>картоф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</table:table-row>
        <table:table-row table:style-name="ro2">
          <table:table-cell office:value-type="string">
            <text:p>зворот</text:p>
          </table:table-cell>
          <table:table-cell office:value-type="string">
            <text:p>поворот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562">
            <text:p>5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28571">
            <text:p>0.28571</text:p>
          </table:table-cell>
          <table:table-cell table:number-columns-repeated="2"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table:number-columns-repeated="2" office:value-type="string">
            <text:p>соба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годинниковий</text:p>
          </table:table-cell>
          <table:table-cell office:value-type="string">
            <text:p>часовой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20">
            <text:p>10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3">
            <text:p>193</text:p>
          </table:table-cell>
          <table:table-cell office:value-type="float" office:value="14513">
            <text:p>145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13421">
            <text:p>134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11553">
            <text:p>115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9">
            <text:p>149</text:p>
          </table:table-cell>
          <table:table-cell office:value-type="float" office:value="9750">
            <text:p>97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0">
            <text:p>180</text:p>
          </table:table-cell>
          <table:table-cell office:value-type="float" office:value="12403">
            <text:p>124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розпливчастий</text:p>
          </table:table-cell>
          <table:table-cell office:value-type="string">
            <text:p>расплывчат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16923">
            <text:p>0.16923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0.10769">
            <text:p>0.10769</text:p>
          </table:table-cell>
          <table:table-cell office:value-type="float" office:value="1.6">
            <text:p>1.6</text:p>
          </table:table-cell>
          <table:table-cell office:value-type="float" office:value="0.12308">
            <text:p>0.12308</text:p>
          </table:table-cell>
          <table:table-cell office:value-type="float" office:value="1.8">
            <text:p>1.8</text:p>
          </table:table-cell>
          <table:table-cell office:value-type="float" office:value="0.13846">
            <text:p>0.13846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</table:table-row>
        <table:table-row table:style-name="ro2">
          <table:table-cell office:value-type="string">
            <text:p>непослух</text:p>
          </table:table-cell>
          <table:table-cell office:value-type="string">
            <text:p>ослуш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5685">
            <text:p>256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 office:value-type="float" office:value="28319">
            <text:p>283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 office:value-type="float" office:value="27214">
            <text:p>2721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31913">
            <text:p>319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8">
            <text:p>458</text:p>
          </table:table-cell>
          <table:table-cell office:value-type="float" office:value="39538">
            <text:p>395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 office:value-type="float" office:value="34872">
            <text:p>3487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64444">
            <text:p>0.64444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5.6">
            <text:p>5.6</text:p>
          </table:table-cell>
          <table:table-cell office:value-type="float" office:value="0.62222">
            <text:p>0.62222</text:p>
          </table:table-cell>
        </table:table-row>
        <table:table-row table:style-name="ro2">
          <table:table-cell office:value-type="string">
            <text:p>екран</text:p>
          </table:table-cell>
          <table:table-cell office:value-type="string">
            <text:p>экра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злива</text:p>
          </table:table-cell>
          <table:table-cell office:value-type="string">
            <text:p>ливен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882">
            <text:p>18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0">
            <text:p>150</text:p>
          </table:table-cell>
          <table:table-cell office:value-type="float" office:value="20299">
            <text:p>20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25744">
            <text:p>257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 office:value-type="float" office:value="26556">
            <text:p>265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 office:value-type="float" office:value="28174">
            <text:p>281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24951">
            <text:p>2495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66667">
            <text:p>0.66667</text:p>
          </table:table-cell>
          <table:table-cell table:number-columns-repeated="2"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підбір</text:p>
          </table:table-cell>
          <table:table-cell office:value-type="string">
            <text:p>подбо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гума</text:p>
          </table:table-cell>
          <table:table-cell office:value-type="string">
            <text:p>резин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367">
            <text:p>103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4627">
            <text:p>46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 office:value-type="float" office:value="37619">
            <text:p>376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21868">
            <text:p>218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5">
            <text:p>115</text:p>
          </table:table-cell>
          <table:table-cell office:value-type="float" office:value="9229">
            <text:p>92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7138">
            <text:p>71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6667">
            <text:p>0.56667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  <table:table-cell office:value-type="float" office:value="0.46667">
            <text:p>0.46667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бувати</text:p>
          </table:table-cell>
          <table:table-cell office:value-type="string">
            <text:p>бы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6667">
            <text:p>0.1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односторонній</text:p>
          </table:table-cell>
          <table:table-cell office:value-type="string">
            <text:p>односторон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7692">
            <text:p>0.0769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санчастина</text:p>
          </table:table-cell>
          <table:table-cell office:value-type="string">
            <text:p>санча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3">
            <text:p>0.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8">
            <text:p>0.08</text:p>
          </table:table-cell>
          <table:table-cell office:value-type="float" office:value="1.6">
            <text:p>1.6</text:p>
          </table:table-cell>
          <table:table-cell office:value-type="float" office:value="0.16">
            <text:p>0.16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розорення</text:p>
          </table:table-cell>
          <table:table-cell office:value-type="string">
            <text:p>разор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2222">
            <text:p>0.22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</table:table-row>
        <table:table-row table:style-name="ro2">
          <table:table-cell office:value-type="string">
            <text:p>успадкування</text:p>
          </table:table-cell>
          <table:table-cell office:value-type="string">
            <text:p>наслед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65">
            <text:p>1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578">
            <text:p>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6">
            <text:p>196</text:p>
          </table:table-cell>
          <table:table-cell office:value-type="float" office:value="15010">
            <text:p>150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15783">
            <text:p>15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8">
            <text:p>108</text:p>
          </table:table-cell>
          <table:table-cell office:value-type="float" office:value="3494">
            <text:p>34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office:value-type="float" office:value="977">
            <text:p>97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6667">
            <text:p>0.46667</text:p>
          </table:table-cell>
          <table:table-cell office:value-type="float" office:value="8">
            <text:p>8</text:p>
          </table:table-cell>
          <table:table-cell office:value-type="float" office:value="5.6">
            <text:p>5.6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4.8">
            <text:p>4.8</text:p>
          </table:table-cell>
          <table:table-cell office:value-type="float" office:value="0.4">
            <text:p>0.4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кров</text:p>
          </table:table-cell>
          <table:table-cell office:value-type="string">
            <text:p>кров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6">
            <text:p>0.6</text:p>
          </table:table-cell>
          <table:table-cell office:value-type="float" office:value="0.12">
            <text:p>0.12</text:p>
          </table:table-cell>
          <table:table-cell office:value-type="float" office:value="0.8">
            <text:p>0.8</text:p>
          </table:table-cell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щасливий</text:p>
          </table:table-cell>
          <table:table-cell office:value-type="string">
            <text:p>удачлив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05">
            <text:p>205</text:p>
          </table:table-cell>
          <table:table-cell office:value-type="float" office:value="2609">
            <text:p>260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28889">
            <text:p>0.28889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</table:table-row>
        <table:table-row table:style-name="ro2">
          <table:table-cell table:number-columns-repeated="2" office:value-type="string">
            <text:p>школ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покірно</text:p>
          </table:table-cell>
          <table:table-cell office:value-type="string">
            <text:p>покор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8571">
            <text:p>0.0857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</table:table-row>
        <table:table-row table:style-name="ro2">
          <table:table-cell office:value-type="string">
            <text:p>працевлаштування</text:p>
          </table:table-cell>
          <table:table-cell office:value-type="string">
            <text:p>трудоустрой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4165">
            <text:p>44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3845">
            <text:p>38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5">
            <text:p>155</text:p>
          </table:table-cell>
          <table:table-cell office:value-type="float" office:value="43796">
            <text:p>437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7">
            <text:p>157</text:p>
          </table:table-cell>
          <table:table-cell office:value-type="float" office:value="39343">
            <text:p>393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7">
            <text:p>177</text:p>
          </table:table-cell>
          <table:table-cell office:value-type="float" office:value="22301">
            <text:p>223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9758">
            <text:p>97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375">
            <text:p>0.9375</text:p>
          </table:table-cell>
          <table:table-cell office:value-type="float" office:value="0.55">
            <text:p>0.55</text:p>
          </table:table-cell>
          <table:table-cell office:value-type="float" office:value="15">
            <text:p>15</text:p>
          </table:table-cell>
          <table:table-cell office:value-type="float" office:value="8.8">
            <text:p>8.8</text:p>
          </table:table-cell>
          <table:table-cell office:value-type="float" office:value="4.8">
            <text:p>4.8</text:p>
          </table:table-cell>
          <table:table-cell office:value-type="float" office:value="0.3">
            <text:p>0.3</text:p>
          </table:table-cell>
          <table:table-cell office:value-type="float" office:value="6.6">
            <text:p>6.6</text:p>
          </table:table-cell>
          <table:table-cell office:value-type="float" office:value="0.4125">
            <text:p>0.4125</text:p>
          </table:table-cell>
          <table:table-cell office:value-type="float" office:value="7.6">
            <text:p>7.6</text:p>
          </table:table-cell>
          <table:table-cell office:value-type="float" office:value="0.475">
            <text:p>0.475</text:p>
          </table:table-cell>
          <table:table-cell office:value-type="float" office:value="8.4">
            <text:p>8.4</text:p>
          </table:table-cell>
          <table:table-cell office:value-type="float" office:value="0.525">
            <text:p>0.525</text:p>
          </table:table-cell>
        </table:table-row>
        <table:table-row table:style-name="ro2">
          <table:table-cell office:value-type="string">
            <text:p>шпара</text:p>
          </table:table-cell>
          <table:table-cell office:value-type="string">
            <text:p>ще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5">
            <text:p>135</text:p>
          </table:table-cell>
          <table:table-cell office:value-type="float" office:value="18404">
            <text:p>184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31688">
            <text:p>316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 office:value-type="float" office:value="37480">
            <text:p>374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 office:value-type="float" office:value="37701">
            <text:p>3770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6">
            <text:p>176</text:p>
          </table:table-cell>
          <table:table-cell office:value-type="float" office:value="23826">
            <text:p>2382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8">
            <text:p>2.8</text:p>
          </table:table-cell>
          <table:table-cell office:value-type="float" office:value="0.56">
            <text:p>0.56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кульгавий</text:p>
          </table:table-cell>
          <table:table-cell office:value-type="string">
            <text:p>хром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2949">
            <text:p>129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7">
            <text:p>117</text:p>
          </table:table-cell>
          <table:table-cell office:value-type="float" office:value="2133">
            <text:p>213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8">
            <text:p>198</text:p>
          </table:table-cell>
          <table:table-cell office:value-type="float" office:value="2685">
            <text:p>26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0">
            <text:p>120</text:p>
          </table:table-cell>
          <table:table-cell office:value-type="float" office:value="1295">
            <text:p>129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office:value-type="float" office:value="1069">
            <text:p>10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3">
            <text:p>103</text:p>
          </table:table-cell>
          <table:table-cell office:value-type="float" office:value="1416">
            <text:p>14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55556">
            <text:p>0.5555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непорозуміння</text:p>
          </table:table-cell>
          <table:table-cell office:value-type="string">
            <text:p>недоразум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23077">
            <text:p>0.230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0.16923">
            <text:p>0.16923</text:p>
          </table:table-cell>
          <table:table-cell office:value-type="float" office:value="2.8">
            <text:p>2.8</text:p>
          </table:table-cell>
          <table:table-cell office:value-type="float" office:value="0.21538">
            <text:p>0.21538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  <table:table-cell office:value-type="float" office:value="3">
            <text:p>3</text:p>
          </table:table-cell>
          <table:table-cell office:value-type="float" office:value="0.23077">
            <text:p>0.23077</text:p>
          </table:table-cell>
        </table:table-row>
        <table:table-row table:style-name="ro2">
          <table:table-cell office:value-type="string">
            <text:p>перекласти</text:p>
          </table:table-cell>
          <table:table-cell office:value-type="string">
            <text:p>перелож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49">
            <text:p>3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667">
            <text:p>6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office:value-type="float" office:value="1511">
            <text:p>15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783">
            <text:p>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764">
            <text:p>7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592">
            <text:p>59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будівельний</text:p>
          </table:table-cell>
          <table:table-cell office:value-type="string">
            <text:p>стро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9">
            <text:p>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699">
            <text:p>6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849">
            <text:p>8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office:value-type="float" office:value="624">
            <text:p>6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office:value-type="float" office:value="770">
            <text:p>7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804">
            <text:p>80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38333">
            <text:p>0.38333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28333">
            <text:p>0.28333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</table:table-row>
        <table:table-row table:style-name="ro2">
          <table:table-cell office:value-type="string">
            <text:p>будівельний</text:p>
          </table:table-cell>
          <table:table-cell office:value-type="string">
            <text:p>стро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1075">
            <text:p>110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0">
            <text:p>560</text:p>
          </table:table-cell>
          <table:table-cell office:value-type="float" office:value="22179">
            <text:p>22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6">
            <text:p>416</text:p>
          </table:table-cell>
          <table:table-cell office:value-type="float" office:value="18060">
            <text:p>180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5">
            <text:p>465</text:p>
          </table:table-cell>
          <table:table-cell office:value-type="float" office:value="16727">
            <text:p>167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6">
            <text:p>616</text:p>
          </table:table-cell>
          <table:table-cell office:value-type="float" office:value="21386">
            <text:p>213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17">
            <text:p>617</text:p>
          </table:table-cell>
          <table:table-cell office:value-type="float" office:value="22730">
            <text:p>2273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9091">
            <text:p>0.69091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6.2">
            <text:p>6.2</text:p>
          </table:table-cell>
          <table:table-cell office:value-type="float" office:value="0.56364">
            <text:p>0.56364</text:p>
          </table:table-cell>
          <table:table-cell office:value-type="float" office:value="7">
            <text:p>7</text:p>
          </table:table-cell>
          <table:table-cell office:value-type="float" office:value="0.63636">
            <text:p>0.63636</text:p>
          </table:table-cell>
        </table:table-row>
        <table:table-row table:style-name="ro2">
          <table:table-cell office:value-type="string">
            <text:p>двух</text:p>
          </table:table-cell>
          <table:table-cell office:value-type="string">
            <text:p>наве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66">
            <text:p>25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1299">
            <text:p>12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33262">
            <text:p>332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5">
            <text:p>235</text:p>
          </table:table-cell>
          <table:table-cell office:value-type="float" office:value="24919">
            <text:p>24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4862">
            <text:p>48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2044">
            <text:p>20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6">
            <text:p>0.56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table:number-columns-repeated="2" office:value-type="string">
            <text:p>генерал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5714">
            <text:p>0.05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грандіозний</text:p>
          </table:table-cell>
          <table:table-cell office:value-type="string">
            <text:p>грандиоз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8182">
            <text:p>0.18182</text:p>
          </table:table-cell>
          <table:table-cell office:value-type="float" office:value="0.01818">
            <text:p>0.01818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  <table:table-cell office:value-type="float" office:value="0.2">
            <text:p>0.2</text:p>
          </table:table-cell>
          <table:table-cell office:value-type="float" office:value="0.01818">
            <text:p>0.01818</text:p>
          </table:table-cell>
        </table:table-row>
        <table:table-row table:style-name="ro2">
          <table:table-cell office:value-type="string">
            <text:p>місячний</text:p>
          </table:table-cell>
          <table:table-cell office:value-type="string">
            <text:p>меся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75">
            <text:p>0.075</text:p>
          </table:table-cell>
          <table:table-cell office:value-type="float" office:value="2">
            <text:p>2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</table:table-row>
        <table:table-row table:style-name="ro2">
          <table:table-cell office:value-type="string">
            <text:p>місячний</text:p>
          </table:table-cell>
          <table:table-cell office:value-type="string">
            <text:p>лун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211">
            <text:p>3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office:value-type="float" office:value="2092">
            <text:p>20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2">
            <text:p>252</text:p>
          </table:table-cell>
          <table:table-cell office:value-type="float" office:value="5526">
            <text:p>55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834">
            <text:p>8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862">
            <text:p>8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1403">
            <text:p>14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5">
            <text:p>0.45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продовольство</text:p>
          </table:table-cell>
          <table:table-cell office:value-type="string">
            <text:p>продовольств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0.14286">
            <text:p>0.142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7143">
            <text:p>0.07143</text:p>
          </table:table-cell>
          <table:table-cell office:value-type="float" office:value="1.4">
            <text:p>1.4</text:p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0.11429">
            <text:p>0.11429</text:p>
          </table:table-cell>
          <table:table-cell office:value-type="float" office:value="1.8">
            <text:p>1.8</text:p>
          </table:table-cell>
          <table:table-cell office:value-type="float" office:value="0.12857">
            <text:p>0.12857</text:p>
          </table:table-cell>
        </table:table-row>
        <table:table-row table:style-name="ro2">
          <table:table-cell office:value-type="string">
            <text:p>хвороба</text:p>
          </table:table-cell>
          <table:table-cell office:value-type="string">
            <text:p>недомог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015">
            <text:p>50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11892">
            <text:p>1189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9474">
            <text:p>94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office:value-type="float" office:value="6504">
            <text:p>65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4">
            <text:p>144</text:p>
          </table:table-cell>
          <table:table-cell office:value-type="float" office:value="5969">
            <text:p>59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5">
            <text:p>145</text:p>
          </table:table-cell>
          <table:table-cell office:value-type="float" office:value="6944">
            <text:p>69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8182">
            <text:p>0.58182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office:value-type="string">
            <text:p>витягти</text:p>
          </table:table-cell>
          <table:table-cell office:value-type="string">
            <text:p>вытащ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4">
            <text:p>2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141">
            <text:p>1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389">
            <text:p>3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258">
            <text:p>25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25">
            <text:p>0.625</text:p>
          </table:table-cell>
          <table:table-cell office:value-type="float" office:value="0.425">
            <text:p>0.425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збиратися</text:p>
          </table:table-cell>
          <table:table-cell office:value-type="string">
            <text:p>реш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4160">
            <text:p>41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office:value-type="float" office:value="1356">
            <text:p>13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804">
            <text:p>8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office:value-type="float" office:value="494">
            <text:p>49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37778">
            <text:p>0.37778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">
            <text:p>3</text:p>
          </table:table-cell>
          <table:table-cell office:value-type="float" office:value="0.33333">
            <text:p>0.33333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office:value-type="string">
            <text:p>плавитися</text:p>
          </table:table-cell>
          <table:table-cell office:value-type="string">
            <text:p>плав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1111">
            <text:p>0.11111</text:p>
          </table:table-cell>
          <table:table-cell office:value-type="float" office:value="0.15556">
            <text:p>0.15556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08889">
            <text:p>0.08889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</table:table-row>
        <table:table-row table:style-name="ro2">
          <table:table-cell office:value-type="string">
            <text:p>зображувати</text:p>
          </table:table-cell>
          <table:table-cell office:value-type="string">
            <text:p>изобра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329">
            <text:p>3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47">
            <text:p>24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office:value-type="float" office:value="222">
            <text:p>2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number-columns-repeated="2" office:value-type="float" office:value="0.36364">
            <text:p>0.36364</text:p>
          </table:table-cell>
          <table:table-cell table:number-columns-repeated="2"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6">
            <text:p>3.6</text:p>
          </table:table-cell>
          <table:table-cell office:value-type="float" office:value="0.32727">
            <text:p>0.32727</text:p>
          </table:table-cell>
        </table:table-row>
        <table:table-row table:style-name="ro2">
          <table:table-cell office:value-type="string">
            <text:p>юнацький</text:p>
          </table:table-cell>
          <table:table-cell office:value-type="string">
            <text:p>юнош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4444">
            <text:p>0.44444</text:p>
          </table:table-cell>
          <table:table-cell office:value-type="float" office:value="0.33333">
            <text:p>0.3333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">
            <text:p>2</text:p>
          </table:table-cell>
          <table:table-cell office:value-type="float" office:value="0.22222">
            <text:p>0.22222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</table:table-row>
        <table:table-row table:style-name="ro2">
          <table:table-cell table:number-columns-repeated="2" office:value-type="string">
            <text:p>балалай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співун</text:p>
          </table:table-cell>
          <table:table-cell office:value-type="string">
            <text:p>певу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63">
            <text:p>163</text:p>
          </table:table-cell>
          <table:table-cell office:value-type="float" office:value="5012">
            <text:p>50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159">
            <text:p>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6667">
            <text:p>0.26667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допит</text:p>
          </table:table-cell>
          <table:table-cell office:value-type="string">
            <text:p>допрос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0.8">
            <text:p>0.8</text:p>
          </table:table-cell>
          <table:table-cell office:value-type="float" office:value="0.13333">
            <text:p>0.1333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1.6">
            <text:p>1.6</text:p>
          </table:table-cell>
          <table:table-cell office:value-type="float" office:value="0.26667">
            <text:p>0.26667</text:p>
          </table:table-cell>
        </table:table-row>
        <table:table-row table:style-name="ro2">
          <table:table-cell office:value-type="string">
            <text:p>затрачати</text:p>
          </table:table-cell>
          <table:table-cell office:value-type="string">
            <text:p>затрач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27273">
            <text:p>0.27273</text:p>
          </table:table-cell>
          <table:table-cell table:number-columns-repeated="2" office:value-type="float" office:value="3">
            <text:p>3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</table:table-row>
        <table:table-row table:style-name="ro2">
          <table:table-cell office:value-type="string">
            <text:p>дійняти</text:p>
          </table:table-cell>
          <table:table-cell office:value-type="string">
            <text:p>пове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266">
            <text:p>10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">
            <text:p>151</text:p>
          </table:table-cell>
          <table:table-cell office:value-type="float" office:value="13257">
            <text:p>132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2">
            <text:p>242</text:p>
          </table:table-cell>
          <table:table-cell office:value-type="float" office:value="17493">
            <text:p>174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 office:value-type="float" office:value="25567">
            <text:p>255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 office:value-type="float" office:value="25258">
            <text:p>252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20760">
            <text:p>207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добродушність</text:p>
          </table:table-cell>
          <table:table-cell office:value-type="string">
            <text:p>благодуш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980">
            <text:p>198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1">
            <text:p>231</text:p>
          </table:table-cell>
          <table:table-cell office:value-type="float" office:value="5613">
            <text:p>56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4116">
            <text:p>41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988">
            <text:p>19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2355">
            <text:p>23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3253">
            <text:p>325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55385">
            <text:p>0.55385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5.2">
            <text:p>5.2</text:p>
          </table:table-cell>
          <table:table-cell office:value-type="float" office:value="0.4">
            <text:p>0.4</text:p>
          </table:table-cell>
          <table:table-cell office:value-type="float" office:value="6.2">
            <text:p>6.2</text:p>
          </table:table-cell>
          <table:table-cell office:value-type="float" office:value="0.47692">
            <text:p>0.47692</text:p>
          </table:table-cell>
        </table:table-row>
        <table:table-row table:style-name="ro2">
          <table:table-cell office:value-type="string">
            <text:p>закриття</text:p>
          </table:table-cell>
          <table:table-cell office:value-type="string">
            <text:p>закрыт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75">
            <text:p>0.375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здалека</text:p>
          </table:table-cell>
          <table:table-cell office:value-type="string">
            <text:p>издалек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здалека</text:p>
          </table:table-cell>
          <table:table-cell office:value-type="string">
            <text:p>издали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table:number-columns-repeated="2" office:value-type="string">
            <text:p>панорам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відправний</text:p>
          </table:table-cell>
          <table:table-cell office:value-type="string">
            <text:p>отправн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425">
            <text:p>4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26">
            <text:p>0.26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string">
            <text:p>шукання</text:p>
          </table:table-cell>
          <table:table-cell office:value-type="string">
            <text:p>поис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8">
            <text:p>218</text:p>
          </table:table-cell>
          <table:table-cell office:value-type="float" office:value="25666">
            <text:p>25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 office:value-type="float" office:value="20020">
            <text:p>200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 office:value-type="float" office:value="31651">
            <text:p>316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 office:value-type="float" office:value="27170">
            <text:p>271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 office:value-type="float" office:value="23760">
            <text:p>237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2857">
            <text:p>0.62857</text:p>
          </table:table-cell>
          <table:table-cell office:value-type="float" office:value="7">
            <text:p>7</text:p>
          </table:table-cell>
          <table:table-cell office:value-type="float" office:value="4.4">
            <text:p>4.4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броненосець</text:p>
          </table:table-cell>
          <table:table-cell office:value-type="string">
            <text:p>броненосец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9091">
            <text:p>0.09091</text:p>
          </table:table-cell>
          <table:table-cell office:value-type="float" office:value="0.12727">
            <text:p>0.12727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.05455">
            <text:p>0.05455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">
            <text:p>1</text:p>
          </table:table-cell>
          <table:table-cell office:value-type="float" office:value="0.09091">
            <text:p>0.09091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</table:table-row>
        <table:table-row table:style-name="ro2">
          <table:table-cell office:value-type="string">
            <text:p>корабель</text:p>
          </table:table-cell>
          <table:table-cell office:value-type="string">
            <text:p>кораб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025">
            <text:p>0.025</text:p>
          </table:table-cell>
          <table:table-cell office:value-type="float" office:value="0.4">
            <text:p>0.4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float" office:value="0.075">
            <text:p>0.075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антена</text:p>
          </table:table-cell>
          <table:table-cell office:value-type="string">
            <text:p>антенн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17143">
            <text:p>0.17143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6">
            <text:p>0.6</text:p>
          </table:table-cell>
          <table:table-cell office:value-type="float" office:value="0.08571">
            <text:p>0.08571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</table:table-row>
        <table:table-row table:style-name="ro2">
          <table:table-cell office:value-type="string">
            <text:p>двоє</text:p>
          </table:table-cell>
          <table:table-cell office:value-type="string">
            <text:p>двое</text:p>
          </table:table-cell>
          <table:table-cell office:value-type="string">
            <text:p>NUM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тиснути</text:p>
          </table:table-cell>
          <table:table-cell office:value-type="string">
            <text:p>тесн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42857">
            <text:p>0.42857</text:p>
          </table:table-cell>
          <table:table-cell office:value-type="float" office:value="0.25714">
            <text:p>0.25714</text:p>
          </table:table-cell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office:value-type="string">
            <text:p>гострий</text:p>
          </table:table-cell>
          <table:table-cell office:value-type="string">
            <text:p>остр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216">
            <text:p>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17143">
            <text:p>0.17143</text:p>
          </table:table-cell>
          <table:table-cell office:value-type="float" office:value="2">
            <text:p>2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уперше</text:p>
          </table:table-cell>
          <table:table-cell office:value-type="string">
            <text:p>впервы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5">
            <text:p>105</text:p>
          </table:table-cell>
          <table:table-cell office:value-type="float" office:value="405">
            <text:p>4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.42857">
            <text:p>0.4285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28571">
            <text:p>0.28571</text:p>
          </table:table-cell>
          <table:table-cell office:value-type="float" office:value="2.4">
            <text:p>2.4</text:p>
          </table:table-cell>
          <table:table-cell office:value-type="float" office:value="0.34286">
            <text:p>0.34286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достатки</text:p>
          </table:table-cell>
          <table:table-cell office:value-type="string">
            <text:p>изобил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 office:value-type="float" office:value="30826">
            <text:p>3082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 office:value-type="float" office:value="44968">
            <text:p>44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3">
            <text:p>433</text:p>
          </table:table-cell>
          <table:table-cell office:value-type="float" office:value="40564">
            <text:p>40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3">
            <text:p>523</text:p>
          </table:table-cell>
          <table:table-cell office:value-type="float" office:value="40068">
            <text:p>400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 office:value-type="float" office:value="36950">
            <text:p>369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.6">
            <text:p>4.6</text:p>
          </table:table-cell>
          <table:table-cell office:value-type="float" office:value="0.575">
            <text:p>0.575</text:p>
          </table:table-cell>
          <table:table-cell office:value-type="float" office:value="4.8">
            <text:p>4.8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міцність</text:p>
          </table:table-cell>
          <table:table-cell office:value-type="string">
            <text:p>плот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office:value-type="float" office:value="512">
            <text:p>5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31111">
            <text:p>0.31111</text:p>
          </table:table-cell>
          <table:table-cell office:value-type="float" office:value="5">
            <text:p>5</text:p>
          </table:table-cell>
          <table:table-cell office:value-type="float" office:value="2.8">
            <text:p>2.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</table:table-row>
        <table:table-row table:style-name="ro2">
          <table:table-cell office:value-type="string">
            <text:p>ускладнювати</text:p>
          </table:table-cell>
          <table:table-cell office:value-type="string">
            <text:p>осложн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94">
            <text:p>16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413">
            <text:p>4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425">
            <text:p>4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office:value-type="float" office:value="279">
            <text:p>2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43333">
            <text:p>0.43333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2">
            <text:p>2.2</text:p>
          </table:table-cell>
          <table:table-cell office:value-type="float" office:value="0.18333">
            <text:p>0.18333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4.6">
            <text:p>4.6</text:p>
          </table:table-cell>
          <table:table-cell office:value-type="float" office:value="0.38333">
            <text:p>0.38333</text:p>
          </table:table-cell>
        </table:table-row>
        <table:table-row table:style-name="ro2">
          <table:table-cell office:value-type="string">
            <text:p>повинність</text:p>
          </table:table-cell>
          <table:table-cell office:value-type="string">
            <text:p>обязан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73">
            <text:p>2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37">
            <text:p>137</text:p>
          </table:table-cell>
          <table:table-cell office:value-type="float" office:value="3476">
            <text:p>34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319">
            <text:p>3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29091">
            <text:p>0.29091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2.4">
            <text:p>2.4</text:p>
          </table:table-cell>
          <table:table-cell office:value-type="float" office:value="0.21818">
            <text:p>0.21818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  <table:table-cell office:value-type="float" office:value="3.2">
            <text:p>3.2</text:p>
          </table:table-cell>
          <table:table-cell office:value-type="float" office:value="0.29091">
            <text:p>0.29091</text:p>
          </table:table-cell>
        </table:table-row>
        <table:table-row table:style-name="ro2">
          <table:table-cell office:value-type="string">
            <text:p>легковий</text:p>
          </table:table-cell>
          <table:table-cell office:value-type="string">
            <text:p>легко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2" office:value-type="float" office:value="0.125">
            <text:p>0.125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</table:table-row>
        <table:table-row table:style-name="ro2">
          <table:table-cell table:number-columns-repeated="2" office:value-type="string">
            <text:p>жертв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6667">
            <text:p>0.0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  <table:table-cell office:value-type="float" office:value="0.4">
            <text:p>0.4</text:p>
          </table:table-cell>
          <table:table-cell office:value-type="float" office:value="0.06667">
            <text:p>0.06667</text:p>
          </table:table-cell>
        </table:table-row>
        <table:table-row table:style-name="ro2">
          <table:table-cell office:value-type="string">
            <text:p>поперечний</text:p>
          </table:table-cell>
          <table:table-cell office:value-type="string">
            <text:p>попереч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  <table:table-cell office:value-type="float" office:value="0.6">
            <text:p>0.6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жебрачка</text:p>
          </table:table-cell>
          <table:table-cell office:value-type="string">
            <text:p>нищен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441">
            <text:p>744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1159">
            <text:p>1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4">
            <text:p>174</text:p>
          </table:table-cell>
          <table:table-cell office:value-type="float" office:value="6673">
            <text:p>6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4012">
            <text:p>40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334">
            <text:p>13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office:value-type="float" office:value="1083">
            <text:p>10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425">
            <text:p>0.425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">
            <text:p>2.8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 office:value-type="float" office:value="0.375">
            <text:p>0.3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епізод</text:p>
          </table:table-cell>
          <table:table-cell office:value-type="string">
            <text:p>эпизод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настрій</text:p>
          </table:table-cell>
          <table:table-cell office:value-type="string">
            <text:p>настро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587">
            <text:p>5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осінній</text:p>
          </table:table-cell>
          <table:table-cell office:value-type="string">
            <text:p>осенн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05714">
            <text:p>0.05714</text:p>
          </table:table-cell>
          <table:table-cell office:value-type="float" office:value="2">
            <text:p>2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office:value-type="string">
            <text:p>пригадувати</text:p>
          </table:table-cell>
          <table:table-cell office:value-type="string">
            <text:p>вспомин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5815">
            <text:p>158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 office:value-type="float" office:value="10681">
            <text:p>106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 office:value-type="float" office:value="21419">
            <text:p>214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 office:value-type="float" office:value="24194">
            <text:p>24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4">
            <text:p>424</text:p>
          </table:table-cell>
          <table:table-cell office:value-type="float" office:value="21498">
            <text:p>214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 office:value-type="float" office:value="14732">
            <text:p>1473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56364">
            <text:p>0.56364</text:p>
          </table:table-cell>
          <table:table-cell office:value-type="float" office:value="9">
            <text:p>9</text:p>
          </table:table-cell>
          <table:table-cell office:value-type="float" office:value="6.2">
            <text:p>6.2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8">
            <text:p>5.8</text:p>
          </table:table-cell>
          <table:table-cell office:value-type="float" office:value="0.52727">
            <text:p>0.52727</text:p>
          </table:table-cell>
          <table:table-cell office:value-type="float" office:value="6">
            <text:p>6</text:p>
          </table:table-cell>
          <table:table-cell office:value-type="float" office:value="0.54545">
            <text:p>0.54545</text:p>
          </table:table-cell>
        </table:table-row>
        <table:table-row table:style-name="ro2">
          <table:table-cell office:value-type="string">
            <text:p>партійний</text:p>
          </table:table-cell>
          <table:table-cell office:value-type="string">
            <text:p>партий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02222">
            <text:p>0.02222</text:p>
          </table:table-cell>
          <table:table-cell office:value-type="float" office:value="2">
            <text:p>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  <table:table-cell office:value-type="float" office:value="0.2">
            <text:p>0.2</text:p>
          </table:table-cell>
          <table:table-cell office:value-type="float" office:value="0.02222">
            <text:p>0.02222</text:p>
          </table:table-cell>
        </table:table-row>
        <table:table-row table:style-name="ro2">
          <table:table-cell office:value-type="string">
            <text:p>пишний</text:p>
          </table:table-cell>
          <table:table-cell office:value-type="string">
            <text:p>великолеп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120">
            <text:p>4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10446">
            <text:p>1044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2691">
            <text:p>26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2491">
            <text:p>24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9">
            <text:p>139</text:p>
          </table:table-cell>
          <table:table-cell office:value-type="float" office:value="4345">
            <text:p>4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7283">
            <text:p>728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0.63333">
            <text:p>0.63333</text:p>
          </table:table-cell>
          <table:table-cell office:value-type="float" office:value="9">
            <text:p>9</text:p>
          </table:table-cell>
          <table:table-cell office:value-type="float" office:value="7.6">
            <text:p>7.6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4">
            <text:p>4</text:p>
          </table:table-cell>
          <table:table-cell office:value-type="float" office:value="0.33333">
            <text:p>0.33333</text:p>
          </table:table-cell>
          <table:table-cell office:value-type="float" office:value="5.2">
            <text:p>5.2</text:p>
          </table:table-cell>
          <table:table-cell office:value-type="float" office:value="0.43333">
            <text:p>0.43333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виручка</text:p>
          </table:table-cell>
          <table:table-cell office:value-type="string">
            <text:p>выруч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table:number-columns-repeated="2" office:value-type="string">
            <text:p>тезис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надягнути</text:p>
          </table:table-cell>
          <table:table-cell office:value-type="string">
            <text:p>наде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office:value-type="float" office:value="2664">
            <text:p>26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285">
            <text:p>2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738">
            <text:p>7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1436">
            <text:p>143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5556">
            <text:p>0.55556</text:p>
          </table:table-cell>
          <table:table-cell office:value-type="float" office:value="0.48889">
            <text:p>0.48889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4">
            <text:p>1.4</text:p>
          </table:table-cell>
          <table:table-cell office:value-type="float" office:value="0.15556">
            <text:p>0.15556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3.8">
            <text:p>3.8</text:p>
          </table:table-cell>
          <table:table-cell office:value-type="float" office:value="0.42222">
            <text:p>0.42222</text:p>
          </table:table-cell>
        </table:table-row>
        <table:table-row table:style-name="ro2">
          <table:table-cell table:number-columns-repeated="2" office:value-type="string">
            <text:p>да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таблиця</text:p>
          </table:table-cell>
          <table:table-cell office:value-type="string">
            <text:p>таблиц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05714">
            <text:p>0.05714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  <table:table-cell office:value-type="float" office:value="0.4">
            <text:p>0.4</text:p>
          </table:table-cell>
          <table:table-cell office:value-type="float" office:value="0.05714">
            <text:p>0.05714</text:p>
          </table:table-cell>
        </table:table-row>
        <table:table-row table:style-name="ro2">
          <table:table-cell table:number-columns-repeated="2" office:value-type="string">
            <text:p>аудитор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підписати</text:p>
          </table:table-cell>
          <table:table-cell office:value-type="string">
            <text:p>подпис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1111">
            <text:p>0.11111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металічний</text:p>
          </table:table-cell>
          <table:table-cell office:value-type="string">
            <text:p>металл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29231">
            <text:p>0.29231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0.10769">
            <text:p>0.10769</text:p>
          </table:table-cell>
          <table:table-cell office:value-type="float" office:value="2">
            <text:p>2</text:p>
          </table:table-cell>
          <table:table-cell office:value-type="float" office:value="0.15385">
            <text:p>0.15385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24615">
            <text:p>0.24615</text:p>
          </table:table-cell>
        </table:table-row>
        <table:table-row table:style-name="ro2">
          <table:table-cell office:value-type="string">
            <text:p>певно</text:p>
          </table:table-cell>
          <table:table-cell office:value-type="string">
            <text:p>наверняка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85">
            <text:p>10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4">
            <text:p>114</text:p>
          </table:table-cell>
          <table:table-cell office:value-type="float" office:value="1208">
            <text:p>12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1406">
            <text:p>140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4">
            <text:p>124</text:p>
          </table:table-cell>
          <table:table-cell office:value-type="float" office:value="1140">
            <text:p>114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1107">
            <text:p>11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9">
            <text:p>119</text:p>
          </table:table-cell>
          <table:table-cell office:value-type="float" office:value="1086">
            <text:p>10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64444">
            <text:p>0.64444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6">
            <text:p>2.6</text:p>
          </table:table-cell>
          <table:table-cell office:value-type="float" office:value="0.28889">
            <text:p>0.28889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певно</text:p>
          </table:table-cell>
          <table:table-cell office:value-type="string">
            <text:p>навер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office:value-type="float" office:value="260">
            <text:p>2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1086">
            <text:p>10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office:value-type="float" office:value="374">
            <text:p>3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office:value-type="float" office:value="215">
            <text:p>21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office:value-type="float" office:value="207">
            <text:p>20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8571">
            <text:p>0.48571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office:value-type="string">
            <text:p>чародій</text:p>
          </table:table-cell>
          <table:table-cell office:value-type="string">
            <text:p>волшебн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9">
            <text:p>169</text:p>
          </table:table-cell>
          <table:table-cell office:value-type="float" office:value="23263">
            <text:p>23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 office:value-type="float" office:value="28919">
            <text:p>289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  <table:table-cell office:value-type="float" office:value="35783">
            <text:p>35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 office:value-type="float" office:value="27498">
            <text:p>274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23285">
            <text:p>232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9">
            <text:p>9</text:p>
          </table:table-cell>
          <table:table-cell office:value-type="float" office:value="5.4">
            <text:p>5.4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кохати</text:p>
          </table:table-cell>
          <table:table-cell office:value-type="string">
            <text:p>лю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337">
            <text:p>143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0">
            <text:p>110</text:p>
          </table:table-cell>
          <table:table-cell office:value-type="float" office:value="6265">
            <text:p>62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 office:value-type="float" office:value="27673">
            <text:p>276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 office:value-type="float" office:value="27290">
            <text:p>2729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 office:value-type="float" office:value="25489">
            <text:p>254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14271">
            <text:p>142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56667">
            <text:p>0.56667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2.4">
            <text:p>2.4</text:p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</table:table-row>
        <table:table-row table:style-name="ro2">
          <table:table-cell office:value-type="string">
            <text:p>намул</text:p>
          </table:table-cell>
          <table:table-cell office:value-type="string">
            <text:p>ил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32">
            <text:p>7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4">
            <text:p>164</text:p>
          </table:table-cell>
          <table:table-cell office:value-type="float" office:value="25617">
            <text:p>256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32932">
            <text:p>329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 office:value-type="float" office:value="27810">
            <text:p>278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24560">
            <text:p>245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25773">
            <text:p>2577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8">
            <text:p>0.6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table:number-columns-repeated="2" office:value-type="string">
            <text:p>спинк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атримувати</text:p>
          </table:table-cell>
          <table:table-cell office:value-type="string">
            <text:p>задерж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8">
            <text:p>34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825">
            <text:p>8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361">
            <text:p>3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653">
            <text:p>6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616">
            <text:p>61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4545">
            <text:p>0.54545</text:p>
          </table:table-cell>
          <table:table-cell office:value-type="float" office:value="0.41818">
            <text:p>0.41818</text:p>
          </table:table-cell>
          <table:table-cell office:value-type="float" office:value="6">
            <text:p>6</text:p>
          </table:table-cell>
          <table:table-cell office:value-type="float" office:value="4.6">
            <text:p>4.6</text:p>
          </table:table-cell>
          <table:table-cell office:value-type="float" office:value="1.8">
            <text:p>1.8</text:p>
          </table:table-cell>
          <table:table-cell office:value-type="float" office:value="0.16364">
            <text:p>0.16364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</table:table-row>
        <table:table-row table:style-name="ro2">
          <table:table-cell office:value-type="string">
            <text:p>затримувати</text:p>
          </table:table-cell>
          <table:table-cell office:value-type="string">
            <text:p>удерж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59">
            <text:p>17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9">
            <text:p>239</text:p>
          </table:table-cell>
          <table:table-cell office:value-type="float" office:value="8868">
            <text:p>88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6">
            <text:p>246</text:p>
          </table:table-cell>
          <table:table-cell office:value-type="float" office:value="13508">
            <text:p>135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0">
            <text:p>250</text:p>
          </table:table-cell>
          <table:table-cell office:value-type="float" office:value="12564">
            <text:p>125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 office:value-type="float" office:value="13078">
            <text:p>130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 office:value-type="float" office:value="9787">
            <text:p>978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3636">
            <text:p>0.63636</text:p>
          </table:table-cell>
          <table:table-cell office:value-type="float" office:value="0.54545">
            <text:p>0.5454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27273">
            <text:p>0.27273</text:p>
          </table:table-cell>
          <table:table-cell office:value-type="float" office:value="4.4">
            <text:p>4.4</text:p>
          </table:table-cell>
          <table:table-cell office:value-type="float" office:value="0.4">
            <text:p>0.4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</table:table-row>
        <table:table-row table:style-name="ro2">
          <table:table-cell office:value-type="string">
            <text:p>надійність</text:p>
          </table:table-cell>
          <table:table-cell office:value-type="string">
            <text:p>вер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0">
            <text:p>3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266">
            <text:p>2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1">
            <text:p>141</text:p>
          </table:table-cell>
          <table:table-cell office:value-type="float" office:value="9136">
            <text:p>91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1035">
            <text:p>10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419">
            <text:p>41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office:value-type="float" office:value="362">
            <text:p>36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24">
            <text:p>0.2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  <table:table-cell office:value-type="float" office:value="0.34">
            <text:p>0.34</text:p>
          </table:table-cell>
          <table:table-cell office:value-type="float" office:value="3.8">
            <text:p>3.8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дочекатися</text:p>
          </table:table-cell>
          <table:table-cell office:value-type="string">
            <text:p>дожда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2.2">
            <text:p>2.2</text:p>
          </table:table-cell>
          <table:table-cell office:value-type="float" office:value="0.22">
            <text:p>0.2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table:number-columns-repeated="2" office:value-type="string">
            <text:p>газ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метрополітен</text:p>
          </table:table-cell>
          <table:table-cell office:value-type="string">
            <text:p>метрополите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08333">
            <text:p>0.08333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  <table:table-cell office:value-type="float" office:value="0.4">
            <text:p>0.4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заколисувати</text:p>
          </table:table-cell>
          <table:table-cell office:value-type="string">
            <text:p>укачи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50">
            <text:p>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3065">
            <text:p>3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9">
            <text:p>219</text:p>
          </table:table-cell>
          <table:table-cell office:value-type="float" office:value="15065">
            <text:p>150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8579">
            <text:p>85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5388">
            <text:p>538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8333">
            <text:p>0.58333</text:p>
          </table:table-cell>
          <table:table-cell office:value-type="float" office:value="0.48333">
            <text:p>0.48333</text:p>
          </table:table-cell>
          <table:table-cell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3.2">
            <text:p>3.2</text:p>
          </table:table-cell>
          <table:table-cell office:value-type="float" office:value="0.26667">
            <text:p>0.26667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">
            <text:p>5</text:p>
          </table:table-cell>
          <table:table-cell office:value-type="float" office:value="0.41667">
            <text:p>0.41667</text:p>
          </table:table-cell>
          <table:table-cell office:value-type="float" office:value="5.4">
            <text:p>5.4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люб’язний</text:p>
          </table:table-cell>
          <table:table-cell office:value-type="string">
            <text:p>предупреди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7596">
            <text:p>75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1453">
            <text:p>114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3">
            <text:p>133</text:p>
          </table:table-cell>
          <table:table-cell office:value-type="float" office:value="1043">
            <text:p>10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office:value-type="float" office:value="968">
            <text:p>9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6">
            <text:p>146</text:p>
          </table:table-cell>
          <table:table-cell office:value-type="float" office:value="2883">
            <text:p>28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5">
            <text:p>175</text:p>
          </table:table-cell>
          <table:table-cell office:value-type="float" office:value="6401">
            <text:p>640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235">
            <text:p>0.88235</text:p>
          </table:table-cell>
          <table:table-cell office:value-type="float" office:value="0.62353">
            <text:p>0.62353</text:p>
          </table:table-cell>
          <table:table-cell office:value-type="float" office:value="15">
            <text:p>15</text:p>
          </table:table-cell>
          <table:table-cell office:value-type="float" office:value="10.6">
            <text:p>10.6</text:p>
          </table:table-cell>
          <table:table-cell office:value-type="float" office:value="4">
            <text:p>4</text:p>
          </table:table-cell>
          <table:table-cell office:value-type="float" office:value="0.23529">
            <text:p>0.23529</text:p>
          </table:table-cell>
          <table:table-cell office:value-type="float" office:value="6">
            <text:p>6</text:p>
          </table:table-cell>
          <table:table-cell office:value-type="float" office:value="0.35294">
            <text:p>0.35294</text:p>
          </table:table-cell>
          <table:table-cell office:value-type="float" office:value="7.8">
            <text:p>7.8</text:p>
          </table:table-cell>
          <table:table-cell office:value-type="float" office:value="0.45882">
            <text:p>0.45882</text:p>
          </table:table-cell>
          <table:table-cell office:value-type="float" office:value="9.2">
            <text:p>9.2</text:p>
          </table:table-cell>
          <table:table-cell office:value-type="float" office:value="0.54118">
            <text:p>0.54118</text:p>
          </table:table-cell>
        </table:table-row>
        <table:table-row table:style-name="ro2">
          <table:table-cell office:value-type="string">
            <text:p>скандувати</text:p>
          </table:table-cell>
          <table:table-cell office:value-type="string">
            <text:p>скандир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33333">
            <text:p>0.33333</text:p>
          </table:table-cell>
          <table:table-cell office:value-type="float" office:value="0.28333">
            <text:p>0.28333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">
            <text:p>0.1</text:p>
          </table:table-cell>
          <table:table-cell office:value-type="float" office:value="2">
            <text:p>2</text:p>
          </table:table-cell>
          <table:table-cell office:value-type="float" office:value="0.16667">
            <text:p>0.16667</text:p>
          </table:table-cell>
          <table:table-cell office:value-type="float" office:value="2.6">
            <text:p>2.6</text:p>
          </table:table-cell>
          <table:table-cell office:value-type="float" office:value="0.21667">
            <text:p>0.21667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здатний</text:p>
          </table:table-cell>
          <table:table-cell office:value-type="string">
            <text:p>способ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411">
            <text:p>74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office:value-type="float" office:value="858">
            <text:p>85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3">
            <text:p>143</text:p>
          </table:table-cell>
          <table:table-cell office:value-type="float" office:value="1449">
            <text:p>14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463">
            <text:p>4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386">
            <text:p>38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4">
            <text:p>0.4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</table:table-row>
        <table:table-row table:style-name="ro2">
          <table:table-cell table:number-columns-repeated="2" office:value-type="string">
            <text:p>калин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уранці</text:p>
          </table:table-cell>
          <table:table-cell office:value-type="string">
            <text:p>поутру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007">
            <text:p>200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998">
            <text:p>9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5">
            <text:p>185</text:p>
          </table:table-cell>
          <table:table-cell office:value-type="float" office:value="1829">
            <text:p>18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1824">
            <text:p>18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2">
            <text:p>212</text:p>
          </table:table-cell>
          <table:table-cell office:value-type="float" office:value="1634">
            <text:p>16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1543">
            <text:p>154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3333">
            <text:p>0.63333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office:value-type="string">
            <text:p>уранці</text:p>
          </table:table-cell>
          <table:table-cell office:value-type="string">
            <text:p>утром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27">
            <text:p>5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1043">
            <text:p>104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169">
            <text:p>16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office:value-type="float" office:value="537">
            <text:p>53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3333">
            <text:p>0.63333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1.4">
            <text:p>1.4</text:p>
          </table:table-cell>
          <table:table-cell office:value-type="float" office:value="0.23333">
            <text:p>0.23333</text:p>
          </table:table-cell>
          <table:table-cell office:value-type="float" office:value="2">
            <text:p>2</text:p>
          </table:table-cell>
          <table:table-cell office:value-type="float" office:value="0.33333">
            <text:p>0.33333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2">
            <text:p>3.2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понижувати</text:p>
          </table:table-cell>
          <table:table-cell office:value-type="string">
            <text:p>сниж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4">
            <text:p>19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4527">
            <text:p>45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534">
            <text:p>53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839">
            <text:p>8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1964">
            <text:p>19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1">
            <text:p>121</text:p>
          </table:table-cell>
          <table:table-cell office:value-type="float" office:value="2979">
            <text:p>297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0.48">
            <text:p>0.48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3.6">
            <text:p>3.6</text:p>
          </table:table-cell>
          <table:table-cell office:value-type="float" office:value="0.36">
            <text:p>0.36</text:p>
          </table:table-cell>
          <table:table-cell office:value-type="float" office:value="4.2">
            <text:p>4.2</text:p>
          </table:table-cell>
          <table:table-cell office:value-type="float" office:value="0.42">
            <text:p>0.42</text:p>
          </table:table-cell>
        </table:table-row>
        <table:table-row table:style-name="ro2">
          <table:table-cell office:value-type="string">
            <text:p>темнота</text:p>
          </table:table-cell>
          <table:table-cell office:value-type="string">
            <text:p>невежество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3581">
            <text:p>1358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7">
            <text:p>187</text:p>
          </table:table-cell>
          <table:table-cell office:value-type="float" office:value="20761">
            <text:p>207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 office:value-type="float" office:value="24130">
            <text:p>241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20957">
            <text:p>209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5">
            <text:p>255</text:p>
          </table:table-cell>
          <table:table-cell office:value-type="float" office:value="20211">
            <text:p>2021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7">
            <text:p>207</text:p>
          </table:table-cell>
          <table:table-cell office:value-type="float" office:value="18784">
            <text:p>187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58">
            <text:p>0.58</text:p>
          </table:table-cell>
          <table:table-cell office:value-type="float" office:value="8">
            <text:p>8</text:p>
          </table:table-cell>
          <table:table-cell office:value-type="float" office:value="5.8">
            <text:p>5.8</text:p>
          </table:table-cell>
          <table:table-cell office:value-type="float" office:value="2.8">
            <text:p>2.8</text:p>
          </table:table-cell>
          <table:table-cell office:value-type="float" office:value="0.28">
            <text:p>0.28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4.6">
            <text:p>4.6</text:p>
          </table:table-cell>
          <table:table-cell office:value-type="float" office:value="0.46">
            <text:p>0.46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</table:table-row>
        <table:table-row table:style-name="ro2">
          <table:table-cell office:value-type="string">
            <text:p>темнота</text:p>
          </table:table-cell>
          <table:table-cell office:value-type="string">
            <text:p>темен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89">
            <text:p>68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3802">
            <text:p>380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office:value-type="float" office:value="625">
            <text:p>6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11">
            <text:p>111</text:p>
          </table:table-cell>
          <table:table-cell office:value-type="float" office:value="4436">
            <text:p>443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2">
            <text:p>132</text:p>
          </table:table-cell>
          <table:table-cell office:value-type="float" office:value="7320">
            <text:p>73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5">
            <text:p>105</text:p>
          </table:table-cell>
          <table:table-cell office:value-type="float" office:value="4260">
            <text:p>426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45714">
            <text:p>0.45714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2.2">
            <text:p>2.2</text:p>
          </table:table-cell>
          <table:table-cell office:value-type="float" office:value="0.31429">
            <text:p>0.31429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3">
            <text:p>3</text:p>
          </table:table-cell>
          <table:table-cell office:value-type="float" office:value="0.42857">
            <text:p>0.42857</text:p>
          </table:table-cell>
        </table:table-row>
        <table:table-row table:style-name="ro2">
          <table:table-cell table:number-columns-repeated="2" office:value-type="string">
            <text:p>темнот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2857">
            <text:p>0.02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  <table:table-cell office:value-type="float" office:value="0.2">
            <text:p>0.2</text:p>
          </table:table-cell>
          <table:table-cell office:value-type="float" office:value="0.02857">
            <text:p>0.02857</text:p>
          </table:table-cell>
        </table:table-row>
        <table:table-row table:style-name="ro2">
          <table:table-cell office:value-type="string">
            <text:p>заохочувати</text:p>
          </table:table-cell>
          <table:table-cell office:value-type="string">
            <text:p>поощ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320">
            <text:p>53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6">
            <text:p>186</text:p>
          </table:table-cell>
          <table:table-cell office:value-type="float" office:value="6649">
            <text:p>664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5530">
            <text:p>553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7">
            <text:p>147</text:p>
          </table:table-cell>
          <table:table-cell office:value-type="float" office:value="5650">
            <text:p>565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5005">
            <text:p>50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9">
            <text:p>199</text:p>
          </table:table-cell>
          <table:table-cell office:value-type="float" office:value="5520">
            <text:p>55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54545">
            <text:p>0.5454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0.23636">
            <text:p>0.23636</text:p>
          </table:table-cell>
          <table:table-cell office:value-type="float" office:value="4">
            <text:p>4</text:p>
          </table:table-cell>
          <table:table-cell office:value-type="float" office:value="0.36364">
            <text:p>0.36364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  <table:table-cell office:value-type="float" office:value="5.4">
            <text:p>5.4</text:p>
          </table:table-cell>
          <table:table-cell office:value-type="float" office:value="0.49091">
            <text:p>0.49091</text:p>
          </table:table-cell>
        </table:table-row>
        <table:table-row table:style-name="ro2">
          <table:table-cell office:value-type="string">
            <text:p>ограбувати</text:p>
          </table:table-cell>
          <table:table-cell office:value-type="string">
            <text:p>ограб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  <table:table-cell office:value-type="float" office:value="0.12">
            <text:p>0.12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0.26">
            <text:p>0.26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тріумфувати</text:p>
          </table:table-cell>
          <table:table-cell office:value-type="string">
            <text:p>лик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32">
            <text:p>24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office:value-type="float" office:value="1345">
            <text:p>1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439">
            <text:p>4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office:value-type="float" office:value="763">
            <text:p>7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office:value-type="float" office:value="759">
            <text:p>7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757">
            <text:p>7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2727">
            <text:p>0.72727</text:p>
          </table:table-cell>
          <table:table-cell office:value-type="float" office:value="0.49091">
            <text:p>0.49091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4">
            <text:p>3.4</text:p>
          </table:table-cell>
          <table:table-cell office:value-type="float" office:value="0.30909">
            <text:p>0.30909</text:p>
          </table:table-cell>
          <table:table-cell office:value-type="float" office:value="4.2">
            <text:p>4.2</text:p>
          </table:table-cell>
          <table:table-cell office:value-type="float" office:value="0.38182">
            <text:p>0.38182</text:p>
          </table:table-cell>
          <table:table-cell office:value-type="float" office:value="4.8">
            <text:p>4.8</text:p>
          </table:table-cell>
          <table:table-cell office:value-type="float" office:value="0.43636">
            <text:p>0.43636</text:p>
          </table:table-cell>
        </table:table-row>
        <table:table-row table:style-name="ro2">
          <table:table-cell office:value-type="string">
            <text:p>тупцювати</text:p>
          </table:table-cell>
          <table:table-cell office:value-type="string">
            <text:p>на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298">
            <text:p>1729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5">
            <text:p>435</text:p>
          </table:table-cell>
          <table:table-cell office:value-type="float" office:value="27996">
            <text:p>279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2">
            <text:p>122</text:p>
          </table:table-cell>
          <table:table-cell office:value-type="float" office:value="4070">
            <text:p>40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 office:value-type="float" office:value="19054">
            <text:p>190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10">
            <text:p>410</text:p>
          </table:table-cell>
          <table:table-cell office:value-type="float" office:value="27285">
            <text:p>2728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82222">
            <text:p>0.82222</text:p>
          </table:table-cell>
          <table:table-cell office:value-type="float" office:value="8">
            <text:p>8</text:p>
          </table:table-cell>
          <table:table-cell office:value-type="float" office:value="7.4">
            <text:p>7.4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6">
            <text:p>4.6</text:p>
          </table:table-cell>
          <table:table-cell office:value-type="float" office:value="0.51111">
            <text:p>0.51111</text:p>
          </table:table-cell>
          <table:table-cell office:value-type="float" office:value="6">
            <text:p>6</text:p>
          </table:table-cell>
          <table:table-cell office:value-type="float" office:value="0.66667">
            <text:p>0.66667</text:p>
          </table:table-cell>
        </table:table-row>
        <table:table-row table:style-name="ro2">
          <table:table-cell office:value-type="string">
            <text:p>розпалити</text:p>
          </table:table-cell>
          <table:table-cell office:value-type="string">
            <text:p>разжеч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591">
            <text:p>115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9567">
            <text:p>95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0">
            <text:p>200</text:p>
          </table:table-cell>
          <table:table-cell office:value-type="float" office:value="9578">
            <text:p>95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0">
            <text:p>190</text:p>
          </table:table-cell>
          <table:table-cell office:value-type="float" office:value="9167">
            <text:p>91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1">
            <text:p>211</text:p>
          </table:table-cell>
          <table:table-cell office:value-type="float" office:value="9645">
            <text:p>96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4">
            <text:p>184</text:p>
          </table:table-cell>
          <table:table-cell office:value-type="float" office:value="8749">
            <text:p>874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3333">
            <text:p>0.53333</text:p>
          </table:table-cell>
          <table:table-cell office:value-type="float" office:value="7">
            <text:p>7</text:p>
          </table:table-cell>
          <table:table-cell office:value-type="float" office:value="4.8">
            <text:p>4.8</text:p>
          </table:table-cell>
          <table:table-cell office:value-type="float" office:value="2.4">
            <text:p>2.4</text:p>
          </table:table-cell>
          <table:table-cell office:value-type="float" office:value="0.26667">
            <text:p>0.26667</text:p>
          </table:table-cell>
          <table:table-cell office:value-type="float" office:value="3.4">
            <text:p>3.4</text:p>
          </table:table-cell>
          <table:table-cell office:value-type="float" office:value="0.37778">
            <text:p>0.37778</text:p>
          </table:table-cell>
          <table:table-cell office:value-type="float" office:value="4">
            <text:p>4</text:p>
          </table:table-cell>
          <table:table-cell office:value-type="float" office:value="0.44444">
            <text:p>0.4444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</table:table-row>
        <table:table-row table:style-name="ro2">
          <table:table-cell office:value-type="string">
            <text:p>перегляд</text:p>
          </table:table-cell>
          <table:table-cell office:value-type="string">
            <text:p>просмотр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2937">
            <text:p>2293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  <table:table-cell office:value-type="float" office:value="13513">
            <text:p>135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17216">
            <text:p>172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 office:value-type="float" office:value="17383">
            <text:p>173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 office:value-type="float" office:value="14345">
            <text:p>1434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13320">
            <text:p>1332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75">
            <text:p>0.875</text:p>
          </table:table-cell>
          <table:table-cell office:value-type="float" office:value="0.575">
            <text:p>0.575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2.2">
            <text:p>2.2</text:p>
          </table:table-cell>
          <table:table-cell office:value-type="float" office:value="0.275">
            <text:p>0.275</text:p>
          </table:table-cell>
          <table:table-cell office:value-type="float" office:value="3.2">
            <text:p>3.2</text:p>
          </table:table-cell>
          <table:table-cell office:value-type="float" office:value="0.4">
            <text:p>0.4</text:p>
          </table:table-cell>
          <table:table-cell office:value-type="float" office:value="3.8">
            <text:p>3.8</text:p>
          </table:table-cell>
          <table:table-cell office:value-type="float" office:value="0.475">
            <text:p>0.475</text:p>
          </table:table-cell>
          <table:table-cell office:value-type="float" office:value="4.2">
            <text:p>4.2</text:p>
          </table:table-cell>
          <table:table-cell office:value-type="float" office:value="0.525">
            <text:p>0.525</text:p>
          </table:table-cell>
        </table:table-row>
        <table:table-row table:style-name="ro2">
          <table:table-cell office:value-type="string">
            <text:p>регіон</text:p>
          </table:table-cell>
          <table:table-cell office:value-type="string">
            <text:p>регион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6667">
            <text:p>0.16667</text:p>
          </table:table-cell>
          <table:table-cell office:value-type="float" office:value="0.03333">
            <text:p>0.03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office:value-type="string">
            <text:p>випадковий</text:p>
          </table:table-cell>
          <table:table-cell office:value-type="string">
            <text:p>случай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7866">
            <text:p>178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 office:value-type="float" office:value="14296">
            <text:p>1429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 office:value-type="float" office:value="14766">
            <text:p>147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 office:value-type="float" office:value="13972">
            <text:p>1397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5">
            <text:p>405</text:p>
          </table:table-cell>
          <table:table-cell office:value-type="float" office:value="16131">
            <text:p>1613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 office:value-type="float" office:value="15971">
            <text:p>1597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9">
            <text:p>0.9</text:p>
          </table:table-cell>
          <table:table-cell office:value-type="float" office:value="0.64">
            <text:p>0.64</text:p>
          </table:table-cell>
          <table:table-cell office:value-type="float" office:value="9">
            <text:p>9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4">
            <text:p>5.4</text:p>
          </table:table-cell>
          <table:table-cell office:value-type="float" office:value="0.54">
            <text:p>0.54</text:p>
          </table:table-cell>
          <table:table-cell office:value-type="float" office:value="6">
            <text:p>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належність</text:p>
          </table:table-cell>
          <table:table-cell office:value-type="string">
            <text:p>принадлежн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120">
            <text:p>12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63">
            <text:p>16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5714">
            <text:p>0.35714</text:p>
          </table:table-cell>
          <table:table-cell office:value-type="float" office:value="0.34286">
            <text:p>0.34286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2.2">
            <text:p>2.2</text:p>
          </table:table-cell>
          <table:table-cell office:value-type="float" office:value="0.15714">
            <text:p>0.15714</text:p>
          </table:table-cell>
          <table:table-cell office:value-type="float" office:value="3.2">
            <text:p>3.2</text:p>
          </table:table-cell>
          <table:table-cell office:value-type="float" office:value="0.22857">
            <text:p>0.22857</text:p>
          </table:table-cell>
          <table:table-cell office:value-type="float" office:value="4">
            <text:p>4</text:p>
          </table:table-cell>
          <table:table-cell office:value-type="float" office:value="0.28571">
            <text:p>0.28571</text:p>
          </table:table-cell>
          <table:table-cell office:value-type="float" office:value="4.6">
            <text:p>4.6</text:p>
          </table:table-cell>
          <table:table-cell office:value-type="float" office:value="0.32857">
            <text:p>0.32857</text:p>
          </table:table-cell>
        </table:table-row>
        <table:table-row table:style-name="ro2">
          <table:table-cell office:value-type="string">
            <text:p>дзвінок</text:p>
          </table:table-cell>
          <table:table-cell office:value-type="string">
            <text:p>колокольч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397">
            <text:p>73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5">
            <text:p>215</text:p>
          </table:table-cell>
          <table:table-cell office:value-type="float" office:value="24179">
            <text:p>2417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2">
            <text:p>202</text:p>
          </table:table-cell>
          <table:table-cell office:value-type="float" office:value="9877">
            <text:p>987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 office:value-type="float" office:value="17632">
            <text:p>176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 office:value-type="float" office:value="18370">
            <text:p>1837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7">
            <text:p>237</text:p>
          </table:table-cell>
          <table:table-cell office:value-type="float" office:value="21264">
            <text:p>2126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65455">
            <text:p>0.65455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2.8">
            <text:p>2.8</text:p>
          </table:table-cell>
          <table:table-cell office:value-type="float" office:value="0.25455">
            <text:p>0.25455</text:p>
          </table:table-cell>
          <table:table-cell office:value-type="float" office:value="4.6">
            <text:p>4.6</text:p>
          </table:table-cell>
          <table:table-cell office:value-type="float" office:value="0.41818">
            <text:p>0.41818</text:p>
          </table:table-cell>
          <table:table-cell office:value-type="float" office:value="5.6">
            <text:p>5.6</text:p>
          </table:table-cell>
          <table:table-cell office:value-type="float" office:value="0.50909">
            <text:p>0.50909</text:p>
          </table:table-cell>
          <table:table-cell office:value-type="float" office:value="6.4">
            <text:p>6.4</text:p>
          </table:table-cell>
          <table:table-cell office:value-type="float" office:value="0.58182">
            <text:p>0.58182</text:p>
          </table:table-cell>
        </table:table-row>
        <table:table-row table:style-name="ro2">
          <table:table-cell office:value-type="string">
            <text:p>дзвінок</text:p>
          </table:table-cell>
          <table:table-cell office:value-type="string">
            <text:p>звоно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8571">
            <text:p>0.28571</text:p>
          </table:table-cell>
          <table:table-cell office:value-type="float" office:value="0.25714">
            <text:p>0.2571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0.14286">
            <text:p>0.14286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6">
            <text:p>1.6</text:p>
          </table:table-cell>
          <table:table-cell office:value-type="float" office:value="0.22857">
            <text:p>0.22857</text:p>
          </table:table-cell>
          <table:table-cell office:value-type="float" office:value="1.8">
            <text:p>1.8</text:p>
          </table:table-cell>
          <table:table-cell office:value-type="float" office:value="0.25714">
            <text:p>0.25714</text:p>
          </table:table-cell>
        </table:table-row>
        <table:table-row table:style-name="ro2">
          <table:table-cell office:value-type="string">
            <text:p>доконечність</text:p>
          </table:table-cell>
          <table:table-cell office:value-type="string">
            <text:p>необходимост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884">
            <text:p>18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office:value-type="float" office:value="412">
            <text:p>4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132">
            <text:p>11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159">
            <text:p>1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244">
            <text:p>2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9231">
            <text:p>0.69231</text:p>
          </table:table-cell>
          <table:table-cell office:value-type="float" office:value="0.4">
            <text:p>0.4</text:p>
          </table:table-cell>
          <table:table-cell office:value-type="float" office:value="9">
            <text:p>9</text:p>
          </table:table-cell>
          <table:table-cell office:value-type="float" office:value="5.2">
            <text:p>5.2</text:p>
          </table:table-cell>
          <table:table-cell office:value-type="float" office:value="2.4">
            <text:p>2.4</text:p>
          </table:table-cell>
          <table:table-cell office:value-type="float" office:value="0.18462">
            <text:p>0.18462</text:p>
          </table:table-cell>
          <table:table-cell office:value-type="float" office:value="3.4">
            <text:p>3.4</text:p>
          </table:table-cell>
          <table:table-cell office:value-type="float" office:value="0.26154">
            <text:p>0.26154</text:p>
          </table:table-cell>
          <table:table-cell office:value-type="float" office:value="4">
            <text:p>4</text:p>
          </table:table-cell>
          <table:table-cell office:value-type="float" office:value="0.30769">
            <text:p>0.30769</text:p>
          </table:table-cell>
          <table:table-cell office:value-type="float" office:value="4.6">
            <text:p>4.6</text:p>
          </table:table-cell>
          <table:table-cell office:value-type="float" office:value="0.35385">
            <text:p>0.35385</text:p>
          </table:table-cell>
        </table:table-row>
        <table:table-row table:style-name="ro2">
          <table:table-cell office:value-type="string">
            <text:p>творити</text:p>
          </table:table-cell>
          <table:table-cell office:value-type="string">
            <text:p>созда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9165">
            <text:p>1916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7">
            <text:p>167</text:p>
          </table:table-cell>
          <table:table-cell office:value-type="float" office:value="9339">
            <text:p>933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1">
            <text:p>171</text:p>
          </table:table-cell>
          <table:table-cell office:value-type="float" office:value="6193">
            <text:p>619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13464">
            <text:p>1346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 office:value-type="float" office:value="15224">
            <text:p>152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9">
            <text:p>179</text:p>
          </table:table-cell>
          <table:table-cell office:value-type="float" office:value="10603">
            <text:p>1060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8889">
            <text:p>0.88889</text:p>
          </table:table-cell>
          <table:table-cell office:value-type="float" office:value="0.57778">
            <text:p>0.57778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2">
            <text:p>2.2</text:p>
          </table:table-cell>
          <table:table-cell office:value-type="float" office:value="0.24444">
            <text:p>0.24444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творити</text:p>
          </table:table-cell>
          <table:table-cell office:value-type="string">
            <text:p>твор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14286">
            <text:p>0.14286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1429">
            <text:p>0.11429</text:p>
          </table:table-cell>
          <table:table-cell office:value-type="float" office:value="1.2">
            <text:p>1.2</text:p>
          </table:table-cell>
          <table:table-cell office:value-type="float" office:value="0.17143">
            <text:p>0.17143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творити</text:p>
          </table:table-cell>
          <table:table-cell office:value-type="string">
            <text:p>образов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9263">
            <text:p>92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6">
            <text:p>206</text:p>
          </table:table-cell>
          <table:table-cell office:value-type="float" office:value="15487">
            <text:p>15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 office:value-type="float" office:value="17710">
            <text:p>177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 office:value-type="float" office:value="20729">
            <text:p>207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  <table:table-cell office:value-type="float" office:value="21666">
            <text:p>2166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9">
            <text:p>249</text:p>
          </table:table-cell>
          <table:table-cell office:value-type="float" office:value="19586">
            <text:p>1958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">
            <text:p>0.8</text:p>
          </table:table-cell>
          <table:table-cell office:value-type="float" office:value="0.62">
            <text:p>0.62</text:p>
          </table:table-cell>
          <table:table-cell office:value-type="float" office:value="8">
            <text:p>8</text:p>
          </table:table-cell>
          <table:table-cell office:value-type="float" office:value="6.2">
            <text:p>6.2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4.4">
            <text:p>4.4</text:p>
          </table:table-cell>
          <table:table-cell office:value-type="float" office:value="0.44">
            <text:p>0.44</text:p>
          </table:table-cell>
          <table:table-cell office:value-type="float" office:value="5.2">
            <text:p>5.2</text:p>
          </table:table-cell>
          <table:table-cell office:value-type="float" office:value="0.52">
            <text:p>0.52</text:p>
          </table:table-cell>
          <table:table-cell office:value-type="float" office:value="5.8">
            <text:p>5.8</text:p>
          </table:table-cell>
          <table:table-cell office:value-type="float" office:value="0.58">
            <text:p>0.58</text:p>
          </table:table-cell>
        </table:table-row>
        <table:table-row table:style-name="ro2">
          <table:table-cell office:value-type="string">
            <text:p>підстаркуватий</text:p>
          </table:table-cell>
          <table:table-cell office:value-type="string">
            <text:p>пожил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704">
            <text:p>1470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 office:value-type="float" office:value="15984">
            <text:p>159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1259">
            <text:p>125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office:value-type="float" office:value="2378">
            <text:p>237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8">
            <text:p>158</text:p>
          </table:table-cell>
          <table:table-cell office:value-type="float" office:value="3655">
            <text:p>365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1">
            <text:p>241</text:p>
          </table:table-cell>
          <table:table-cell office:value-type="float" office:value="8744">
            <text:p>874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4286">
            <text:p>0.6428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4.8">
            <text:p>4.8</text:p>
          </table:table-cell>
          <table:table-cell office:value-type="float" office:value="0.34286">
            <text:p>0.34286</text:p>
          </table:table-cell>
          <table:table-cell office:value-type="float" office:value="6.2">
            <text:p>6.2</text:p>
          </table:table-cell>
          <table:table-cell office:value-type="float" office:value="0.44286">
            <text:p>0.44286</text:p>
          </table:table-cell>
          <table:table-cell office:value-type="float" office:value="7.6">
            <text:p>7.6</text:p>
          </table:table-cell>
          <table:table-cell office:value-type="float" office:value="0.54286">
            <text:p>0.54286</text:p>
          </table:table-cell>
        </table:table-row>
        <table:table-row table:style-name="ro2">
          <table:table-cell office:value-type="string">
            <text:p>прилаштуватися</text:p>
          </table:table-cell>
          <table:table-cell office:value-type="string">
            <text:p>приспособиться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16">
            <text:p>8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251">
            <text:p>125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485">
            <text:p>48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57143">
            <text:p>0.57143</text:p>
          </table:table-cell>
          <table:table-cell office:value-type="float" office:value="0.32857">
            <text:p>0.32857</text:p>
          </table:table-cell>
          <table:table-cell office:value-type="float" office:value="8">
            <text:p>8</text:p>
          </table:table-cell>
          <table:table-cell office:value-type="float" office:value="4.6">
            <text:p>4.6</text:p>
          </table:table-cell>
          <table:table-cell office:value-type="float" office:value="2.6">
            <text:p>2.6</text:p>
          </table:table-cell>
          <table:table-cell office:value-type="float" office:value="0.18571">
            <text:p>0.18571</text:p>
          </table:table-cell>
          <table:table-cell office:value-type="float" office:value="3.6">
            <text:p>3.6</text:p>
          </table:table-cell>
          <table:table-cell office:value-type="float" office:value="0.25714">
            <text:p>0.25714</text:p>
          </table:table-cell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4.6">
            <text:p>4.6</text:p>
          </table:table-cell>
          <table:table-cell office:value-type="float" office:value="0.32857">
            <text:p>0.32857</text:p>
          </table:table-cell>
        </table:table-row>
        <table:table-row table:style-name="ro2">
          <table:table-cell office:value-type="string">
            <text:p>вдумливо</text:p>
          </table:table-cell>
          <table:table-cell office:value-type="string">
            <text:p>вдумчив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string">
            <text:p>ключовий</text:p>
          </table:table-cell>
          <table:table-cell office:value-type="string">
            <text:p>ключево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175">
            <text:p>0.175</text:p>
          </table:table-cell>
          <table:table-cell office:value-type="float" office:value="2">
            <text:p>2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  <table:table-cell office:value-type="float" office:value="1.4">
            <text:p>1.4</text:p>
          </table:table-cell>
          <table:table-cell office:value-type="float" office:value="0.175">
            <text:p>0.175</text:p>
          </table:table-cell>
        </table:table-row>
        <table:table-row table:style-name="ro2">
          <table:table-cell office:value-type="string">
            <text:p>думка</text:p>
          </table:table-cell>
          <table:table-cell office:value-type="string">
            <text:p>мне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4">
            <text:p>204</text:p>
          </table:table-cell>
          <table:table-cell office:value-type="float" office:value="28368">
            <text:p>283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 office:value-type="float" office:value="44605">
            <text:p>4460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8">
            <text:p>408</text:p>
          </table:table-cell>
          <table:table-cell office:value-type="float" office:value="45116">
            <text:p>451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4">
            <text:p>434</text:p>
          </table:table-cell>
          <table:table-cell office:value-type="float" office:value="45057">
            <text:p>450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 office:value-type="float" office:value="42757">
            <text:p>4275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6">
            <text:p>2.6</text:p>
          </table:table-cell>
          <table:table-cell office:value-type="float" office:value="0.43333">
            <text:p>0.43333</text:p>
          </table:table-cell>
          <table:table-cell office:value-type="float" office:value="3.6">
            <text:p>3.6</text:p>
          </table:table-cell>
          <table:table-cell office:value-type="float" office:value="0.6">
            <text:p>0.6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думка</text:p>
          </table:table-cell>
          <table:table-cell office:value-type="string">
            <text:p>мысль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 office:value-type="float" office:value="44199">
            <text:p>441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 office:value-type="float" office:value="45508">
            <text:p>4550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22">
            <text:p>422</text:p>
          </table:table-cell>
          <table:table-cell office:value-type="float" office:value="45583">
            <text:p>455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2">
            <text:p>452</text:p>
          </table:table-cell>
          <table:table-cell office:value-type="float" office:value="45573">
            <text:p>455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33">
            <text:p>433</text:p>
          </table:table-cell>
          <table:table-cell office:value-type="float" office:value="45323">
            <text:p>45323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48">
            <text:p>0.48</text:p>
          </table:table-cell>
          <table:table-cell office:value-type="float" office:value="3.6">
            <text:p>3.6</text:p>
          </table:table-cell>
          <table:table-cell office:value-type="float" office:value="0.72">
            <text:p>0.72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кранівник</text:p>
          </table:table-cell>
          <table:table-cell office:value-type="string">
            <text:p>крановщи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2222">
            <text:p>0.22222</text:p>
          </table:table-cell>
          <table:table-cell office:value-type="float" office:value="0.17778">
            <text:p>0.17778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0.13333">
            <text:p>0.13333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  <table:table-cell office:value-type="float" office:value="1.6">
            <text:p>1.6</text:p>
          </table:table-cell>
          <table:table-cell office:value-type="float" office:value="0.17778">
            <text:p>0.17778</text:p>
          </table:table-cell>
        </table:table-row>
        <table:table-row table:style-name="ro2">
          <table:table-cell office:value-type="string">
            <text:p>тріск</text:p>
          </table:table-cell>
          <table:table-cell office:value-type="string">
            <text:p>треск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хист</text:p>
          </table:table-cell>
          <table:table-cell office:value-type="string">
            <text:p>способности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699">
            <text:p>869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0">
            <text:p>140</text:p>
          </table:table-cell>
          <table:table-cell office:value-type="float" office:value="25721">
            <text:p>2572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office:value-type="float" office:value="2497">
            <text:p>249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4776">
            <text:p>477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4">
            <text:p>104</text:p>
          </table:table-cell>
          <table:table-cell office:value-type="float" office:value="8484">
            <text:p>848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27">
            <text:p>127</text:p>
          </table:table-cell>
          <table:table-cell office:value-type="float" office:value="15048">
            <text:p>1504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1818">
            <text:p>0.81818</text:p>
          </table:table-cell>
          <table:table-cell office:value-type="float" office:value="0.72727">
            <text:p>0.7272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3.8">
            <text:p>3.8</text:p>
          </table:table-cell>
          <table:table-cell office:value-type="float" office:value="0.34545">
            <text:p>0.34545</text:p>
          </table:table-cell>
          <table:table-cell office:value-type="float" office:value="5.2">
            <text:p>5.2</text:p>
          </table:table-cell>
          <table:table-cell office:value-type="float" office:value="0.47273">
            <text:p>0.47273</text:p>
          </table:table-cell>
          <table:table-cell office:value-type="float" office:value="6.6">
            <text:p>6.6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хист</text:p>
          </table:table-cell>
          <table:table-cell office:value-type="string">
            <text:p>дарование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21">
            <text:p>221</text:p>
          </table:table-cell>
          <table:table-cell office:value-type="float" office:value="42783">
            <text:p>4278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 office:value-type="float" office:value="29916">
            <text:p>2991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47">
            <text:p>247</text:p>
          </table:table-cell>
          <table:table-cell office:value-type="float" office:value="35368">
            <text:p>353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 office:value-type="float" office:value="38203">
            <text:p>382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34">
            <text:p>234</text:p>
          </table:table-cell>
          <table:table-cell office:value-type="float" office:value="40217">
            <text:p>4021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9">
            <text:p>9</text:p>
          </table:table-cell>
          <table:table-cell office:value-type="float" office:value="7.2">
            <text:p>7.2</text:p>
          </table:table-cell>
          <table:table-cell office:value-type="float" office:value="2.8">
            <text:p>2.8</text:p>
          </table:table-cell>
          <table:table-cell office:value-type="float" office:value="0.31111">
            <text:p>0.31111</text:p>
          </table:table-cell>
          <table:table-cell office:value-type="float" office:value="4.2">
            <text:p>4.2</text:p>
          </table:table-cell>
          <table:table-cell office:value-type="float" office:value="0.46667">
            <text:p>0.46667</text:p>
          </table:table-cell>
          <table:table-cell office:value-type="float" office:value="5.2">
            <text:p>5.2</text:p>
          </table:table-cell>
          <table:table-cell office:value-type="float" office:value="0.57778">
            <text:p>0.57778</text:p>
          </table:table-cell>
          <table:table-cell office:value-type="float" office:value="6.2">
            <text:p>6.2</text:p>
          </table:table-cell>
          <table:table-cell office:value-type="float" office:value="0.68889">
            <text:p>0.68889</text:p>
          </table:table-cell>
        </table:table-row>
        <table:table-row table:style-name="ro2">
          <table:table-cell office:value-type="string">
            <text:p>формальний</text:p>
          </table:table-cell>
          <table:table-cell office:value-type="string">
            <text:p>форма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кий</text:p>
          </table:table-cell>
          <table:table-cell office:value-type="string">
            <text:p>палка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5603">
            <text:p>456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office:value-type="float" office:value="4403">
            <text:p>440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16">
            <text:p>216</text:p>
          </table:table-cell>
          <table:table-cell office:value-type="float" office:value="33973">
            <text:p>339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91">
            <text:p>191</text:p>
          </table:table-cell>
          <table:table-cell office:value-type="float" office:value="24213">
            <text:p>2421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office:value-type="float" office:value="8612">
            <text:p>86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office:value-type="float" office:value="5746">
            <text:p>574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5">
            <text:p>5</text:p>
          </table:table-cell>
          <table:table-cell office:value-type="float" office:value="3.4">
            <text:p>3.4</text:p>
          </table:table-cell>
          <table:table-cell office:value-type="float" office:value="1.6">
            <text:p>1.6</text:p>
          </table:table-cell>
          <table:table-cell office:value-type="float" office:value="0.32">
            <text:p>0.32</text:p>
          </table:table-cell>
          <table:table-cell office:value-type="float" office:value="2.2">
            <text:p>2.2</text:p>
          </table:table-cell>
          <table:table-cell office:value-type="float" office:value="0.44">
            <text:p>0.44</text:p>
          </table:table-cell>
          <table:table-cell office:value-type="float" office:value="2.6">
            <text:p>2.6</text:p>
          </table:table-cell>
          <table:table-cell office:value-type="float" office:value="0.52">
            <text:p>0.52</text:p>
          </table:table-cell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радше</text:p>
          </table:table-cell>
          <table:table-cell office:value-type="string">
            <text:p>охотнее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42">
            <text:p>84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563">
            <text:p>56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3">
            <text:p>173</text:p>
          </table:table-cell>
          <table:table-cell office:value-type="float" office:value="1760">
            <text:p>176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2">
            <text:p>162</text:p>
          </table:table-cell>
          <table:table-cell office:value-type="float" office:value="1532">
            <text:p>153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1200">
            <text:p>12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office:value-type="float" office:value="819">
            <text:p>819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5714">
            <text:p>0.85714</text:p>
          </table:table-cell>
          <table:table-cell office:value-type="float" office:value="0.6">
            <text:p>0.6</text:p>
          </table:table-cell>
          <table:table-cell office:value-type="float" office:value="6">
            <text:p>6</text:p>
          </table:table-cell>
          <table:table-cell office:value-type="float" office:value="4.2">
            <text:p>4.2</text:p>
          </table:table-cell>
          <table:table-cell office:value-type="float" office:value="2.6">
            <text:p>2.6</text:p>
          </table:table-cell>
          <table:table-cell office:value-type="float" office:value="0.37143">
            <text:p>0.37143</text:p>
          </table:table-cell>
          <table:table-cell office:value-type="float" office:value="3.2">
            <text:p>3.2</text:p>
          </table:table-cell>
          <table:table-cell office:value-type="float" office:value="0.45714">
            <text:p>0.45714</text:p>
          </table:table-cell>
          <table:table-cell office:value-type="float" office:value="3.6">
            <text:p>3.6</text:p>
          </table:table-cell>
          <table:table-cell office:value-type="float" office:value="0.51429">
            <text:p>0.51429</text:p>
          </table:table-cell>
          <table:table-cell office:value-type="float" office:value="4">
            <text:p>4</text:p>
          </table:table-cell>
          <table:table-cell office:value-type="float" office:value="0.57143">
            <text:p>0.57143</text:p>
          </table:table-cell>
        </table:table-row>
        <table:table-row table:style-name="ro2">
          <table:table-cell office:value-type="string">
            <text:p>фантастичний</text:p>
          </table:table-cell>
          <table:table-cell office:value-type="string">
            <text:p>фантастически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0.21429">
            <text:p>0.21429</text:p>
          </table:table-cell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  <table:table-cell office:value-type="float" office:value="2.8">
            <text:p>2.8</text:p>
          </table:table-cell>
          <table:table-cell office:value-type="float" office:value="1.2">
            <text:p>1.2</text:p>
          </table:table-cell>
          <table:table-cell office:value-type="float" office:value="0.08571">
            <text:p>0.08571</text:p>
          </table:table-cell>
          <table:table-cell office:value-type="float" office:value="1.6">
            <text:p>1.6</text:p>
          </table:table-cell>
          <table:table-cell office:value-type="float" office:value="0.11429">
            <text:p>0.11429</text:p>
          </table:table-cell>
          <table:table-cell office:value-type="float" office:value="2">
            <text:p>2</text:p>
          </table:table-cell>
          <table:table-cell office:value-type="float" office:value="0.14286">
            <text:p>0.14286</text:p>
          </table:table-cell>
          <table:table-cell office:value-type="float" office:value="2.4">
            <text:p>2.4</text:p>
          </table:table-cell>
          <table:table-cell office:value-type="float" office:value="0.17143">
            <text:p>0.17143</text:p>
          </table:table-cell>
        </table:table-row>
        <table:table-row table:style-name="ro2">
          <table:table-cell office:value-type="string">
            <text:p>губити</text:p>
          </table:table-cell>
          <table:table-cell office:value-type="string">
            <text:p>теря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487">
            <text:p>84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2">
            <text:p>152</text:p>
          </table:table-cell>
          <table:table-cell office:value-type="float" office:value="11973">
            <text:p>1197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 office:value-type="float" office:value="25187">
            <text:p>2518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 office:value-type="float" office:value="27774">
            <text:p>277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 office:value-type="float" office:value="27724">
            <text:p>2772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 office:value-type="float" office:value="23891">
            <text:p>2389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3333">
            <text:p>0.63333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.2">
            <text:p>2.2</text:p>
          </table:table-cell>
          <table:table-cell office:value-type="float" office:value="0.36667">
            <text:p>0.36667</text:p>
          </table:table-cell>
          <table:table-cell office:value-type="float" office:value="3.4">
            <text:p>3.4</text:p>
          </table:table-cell>
          <table:table-cell office:value-type="float" office:value="0.56667">
            <text:p>0.56667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  <table:table-cell office:value-type="float" office:value="3.8">
            <text:p>3.8</text:p>
          </table:table-cell>
          <table:table-cell office:value-type="float" office:value="0.63333">
            <text:p>0.63333</text:p>
          </table:table-cell>
        </table:table-row>
        <table:table-row table:style-name="ro2">
          <table:table-cell table:number-columns-repeated="2" office:value-type="string">
            <text:p>карлик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03333">
            <text:p>0.03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  <table:table-cell office:value-type="float" office:value="0.2">
            <text:p>0.2</text:p>
          </table:table-cell>
          <table:table-cell office:value-type="float" office:value="0.03333">
            <text:p>0.03333</text:p>
          </table:table-cell>
        </table:table-row>
        <table:table-row table:style-name="ro2">
          <table:table-cell table:number-columns-repeated="2" office:value-type="string">
            <text:p>труба</text:p>
          </table:table-cell>
          <table:table-cell office:value-type="string">
            <text:p>NOUN</text:p>
          </table:table-cell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життєпис</text:p>
          </table:table-cell>
          <table:table-cell office:value-type="string">
            <text:p>биография</text:p>
          </table:table-cell>
          <table:table-cell office:value-type="string">
            <text:p>NOU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35">
            <text:p>313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36">
            <text:p>136</text:p>
          </table:table-cell>
          <table:table-cell office:value-type="float" office:value="10927">
            <text:p>109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 office:value-type="float" office:value="36391">
            <text:p>3639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 office:value-type="float" office:value="33568">
            <text:p>335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 office:value-type="float" office:value="27261">
            <text:p>2726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88">
            <text:p>188</text:p>
          </table:table-cell>
          <table:table-cell office:value-type="float" office:value="16138">
            <text:p>1613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77778">
            <text:p>0.77778</text:p>
          </table:table-cell>
          <table:table-cell office:value-type="float" office:value="0.57778">
            <text:p>0.57778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3.2">
            <text:p>3.2</text:p>
          </table:table-cell>
          <table:table-cell office:value-type="float" office:value="0.35556">
            <text:p>0.35556</text:p>
          </table:table-cell>
          <table:table-cell office:value-type="float" office:value="4.4">
            <text:p>4.4</text:p>
          </table:table-cell>
          <table:table-cell office:value-type="float" office:value="0.48889">
            <text:p>0.48889</text:p>
          </table:table-cell>
          <table:table-cell office:value-type="float" office:value="4.8">
            <text:p>4.8</text:p>
          </table:table-cell>
          <table:table-cell office:value-type="float" office:value="0.53333">
            <text:p>0.53333</text:p>
          </table:table-cell>
          <table:table-cell office:value-type="float" office:value="5">
            <text:p>5</text:p>
          </table:table-cell>
          <table:table-cell office:value-type="float" office:value="0.55556">
            <text:p>0.55556</text:p>
          </table:table-cell>
        </table:table-row>
        <table:table-row table:style-name="ro2">
          <table:table-cell office:value-type="string">
            <text:p>разюче</text:p>
          </table:table-cell>
          <table:table-cell office:value-type="string">
            <text:p>поразительно</text:p>
          </table:table-cell>
          <table:table-cell office:value-type="string">
            <text:p>ADV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768">
            <text:p>768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257">
            <text:p>25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office:value-type="float" office:value="444">
            <text:p>44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office:value-type="float" office:value="480">
            <text:p>48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66667">
            <text:p>0.66667</text:p>
          </table:table-cell>
          <table:table-cell office:value-type="float" office:value="0.6">
            <text:p>0.6</text:p>
          </table:table-cell>
          <table:table-cell office:value-type="float" office:value="8">
            <text:p>8</text:p>
          </table:table-cell>
          <table:table-cell office:value-type="float" office:value="7.2">
            <text:p>7.2</text:p>
          </table:table-cell>
          <table:table-cell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4.4">
            <text:p>4.4</text:p>
          </table:table-cell>
          <table:table-cell office:value-type="float" office:value="0.36667">
            <text:p>0.36667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  <table:table-cell office:value-type="float" office:value="6.4">
            <text:p>6.4</text:p>
          </table:table-cell>
          <table:table-cell office:value-type="float" office:value="0.53333">
            <text:p>0.53333</text:p>
          </table:table-cell>
        </table:table-row>
        <table:table-row table:style-name="ro2">
          <table:table-cell office:value-type="string">
            <text:p>дихальний</text:p>
          </table:table-cell>
          <table:table-cell office:value-type="string">
            <text:p>дыхательный</text:p>
          </table:table-cell>
          <table:table-cell office:value-type="string">
            <text:p>AD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0.36364">
            <text:p>0.36364</text:p>
          </table:table-cell>
          <table:table-cell office:value-type="float" office:value="0.21818">
            <text:p>0.21818</text:p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0.8">
            <text:p>0.8</text:p>
          </table:table-cell>
          <table:table-cell office:value-type="float" office:value="0.07273">
            <text:p>0.07273</text:p>
          </table:table-cell>
          <table:table-cell office:value-type="float" office:value="1.2">
            <text:p>1.2</text:p>
          </table:table-cell>
          <table:table-cell office:value-type="float" office:value="0.10909">
            <text:p>0.10909</text:p>
          </table:table-cell>
          <table:table-cell office:value-type="float" office:value="1.6">
            <text:p>1.6</text:p>
          </table:table-cell>
          <table:table-cell office:value-type="float" office:value="0.14545">
            <text:p>0.14545</text:p>
          </table:table-cell>
          <table:table-cell office:value-type="float" office:value="2">
            <text:p>2</text:p>
          </table:table-cell>
          <table:table-cell office:value-type="float" office:value="0.18182">
            <text:p>0.18182</text:p>
          </table:table-cell>
        </table:table-row>
        <table:table-row table:style-name="ro2">
          <table:table-cell office:value-type="string">
            <text:p>попідписувати</text:p>
          </table:table-cell>
          <table:table-cell office:value-type="string">
            <text:p>подписа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228">
            <text:p>228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38462">
            <text:p>0.38462</text:p>
          </table:table-cell>
          <table:table-cell office:value-type="float" office:value="0.4">
            <text:p>0.4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office:value-type="float" office:value="1.4">
            <text:p>1.4</text:p>
          </table:table-cell>
          <table:table-cell office:value-type="float" office:value="0.10769">
            <text:p>0.10769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3.6">
            <text:p>3.6</text:p>
          </table:table-cell>
          <table:table-cell office:value-type="float" office:value="0.27692">
            <text:p>0.27692</text:p>
          </table:table-cell>
          <table:table-cell office:value-type="float" office:value="4.4">
            <text:p>4.4</text:p>
          </table:table-cell>
          <table:table-cell office:value-type="float" office:value="0.33846">
            <text:p>0.33846</text:p>
          </table:table-cell>
        </table:table-row>
        <table:table-row table:style-name="ro2">
          <table:table-cell office:value-type="string">
            <text:p>зараховувати</text:p>
          </table:table-cell>
          <table:table-cell office:value-type="string">
            <text:p>относить</text:p>
          </table:table-cell>
          <table:table-cell office:value-type="string">
            <text:p>VERB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6954">
            <text:p>16954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 office:value-type="float" office:value="20629">
            <text:p>20629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">
            <text:p>251</text:p>
          </table:table-cell>
          <table:table-cell office:value-type="float" office:value="24153">
            <text:p>24153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 office:value-type="float" office:value="23800">
            <text:p>238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 office:value-type="float" office:value="23617">
            <text:p>23617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 office:value-type="float" office:value="21924">
            <text:p>21924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float" office:value="0.83333">
            <text:p>0.83333</text:p>
          </table:table-cell>
          <table:table-cell office:value-type="float" office:value="0.65">
            <text:p>0.65</text:p>
          </table:table-cell>
          <table:table-cell office:value-type="float" office:value="10">
            <text:p>10</text:p>
          </table:table-cell>
          <table:table-cell office:value-type="float" office:value="7.8">
            <text:p>7.8</text:p>
          </table:table-cell>
          <table:table-cell office:value-type="float" office:value="3.8">
            <text:p>3.8</text:p>
          </table:table-cell>
          <table:table-cell office:value-type="float" office:value="0.31667">
            <text:p>0.31667</text:p>
          </table:table-cell>
          <table:table-cell office:value-type="float" office:value="5.6">
            <text:p>5.6</text:p>
          </table:table-cell>
          <table:table-cell office:value-type="float" office:value="0.46667">
            <text:p>0.46667</text:p>
          </table:table-cell>
          <table:table-cell office:value-type="float" office:value="6.6">
            <text:p>6.6</text:p>
          </table:table-cell>
          <table:table-cell office:value-type="float" office:value="0.55">
            <text:p>0.55</text:p>
          </table:table-cell>
          <table:table-cell office:value-type="float" office:value="7.2">
            <text:p>7.2</text:p>
          </table:table-cell>
          <table:table-cell office:value-type="float" office:value="0.6">
            <text:p>0.6</text:p>
          </table:table-cell>
        </table:table-row>
        <table:table-row table:style-name="ro2" table:number-rows-repeated="2">
          <table:table-cell table:number-columns-repeated="59"/>
        </table:table-row>
        <table:table-row table:style-name="ro2">
          <table:table-cell table:number-columns-repeated="3"/>
          <table:table-cell table:formula="of:=SUM([.D2:.D807])" office:value-type="float" office:value="85">
            <text:p>85</text:p>
          </table:table-cell>
          <table:table-cell table:style-name="ce1" table:formula="of:=MEDIAN([.E2:.E807])" office:value-type="float" office:value="4">
            <text:p>4</text:p>
          </table:table-cell>
          <table:table-cell table:style-name="ce1" table:formula="of:=MEDIAN([.F2:.F807])" office:value-type="float" office:value="50">
            <text:p>50</text:p>
          </table:table-cell>
          <table:table-cell table:formula="of:=SUM([.G2:.G807])" office:value-type="float" office:value="206">
            <text:p>206</text:p>
          </table:table-cell>
          <table:table-cell table:formula="of:=SUM([.H2:.H807])" office:value-type="float" office:value="328">
            <text:p>328</text:p>
          </table:table-cell>
          <table:table-cell table:formula="of:=SUM([.I2:.I807])" office:value-type="float" office:value="360">
            <text:p>360</text:p>
          </table:table-cell>
          <table:table-cell table:formula="of:=SUM([.J2:.J807])" office:value-type="float" office:value="382">
            <text:p>382</text:p>
          </table:table-cell>
          <table:table-cell/>
          <table:table-cell table:style-name="ce1" table:formula="of:=MEDIAN([.L2:.L807])" office:value-type="float" office:value="21">
            <text:p>21</text:p>
          </table:table-cell>
          <table:table-cell table:style-name="ce1" table:formula="of:=MEDIAN([.M2:.M807])" office:value-type="float" office:value="87.5">
            <text:p>87.5</text:p>
          </table:table-cell>
          <table:table-cell table:formula="of:=SUM([.N2:.N807])" office:value-type="float" office:value="215">
            <text:p>215</text:p>
          </table:table-cell>
          <table:table-cell table:formula="of:=SUM([.O2:.O807])" office:value-type="float" office:value="289">
            <text:p>289</text:p>
          </table:table-cell>
          <table:table-cell table:formula="of:=SUM([.P2:.P807])" office:value-type="float" office:value="319">
            <text:p>319</text:p>
          </table:table-cell>
          <table:table-cell table:formula="of:=SUM([.Q2:.Q807])" office:value-type="float" office:value="349">
            <text:p>349</text:p>
          </table:table-cell>
          <table:table-cell/>
          <table:table-cell table:style-name="ce1" table:formula="of:=MEDIAN([.S2:.S807])" office:value-type="float" office:value="23">
            <text:p>23</text:p>
          </table:table-cell>
          <table:table-cell table:style-name="ce1" table:formula="of:=MEDIAN([.T2:.T807])" office:value-type="float" office:value="132.5">
            <text:p>132.5</text:p>
          </table:table-cell>
          <table:table-cell table:formula="of:=SUM([.U2:.U807])" office:value-type="float" office:value="215">
            <text:p>215</text:p>
          </table:table-cell>
          <table:table-cell table:formula="of:=SUM([.V2:.V807])" office:value-type="float" office:value="287">
            <text:p>287</text:p>
          </table:table-cell>
          <table:table-cell table:formula="of:=SUM([.W2:.W807])" office:value-type="float" office:value="309">
            <text:p>309</text:p>
          </table:table-cell>
          <table:table-cell table:formula="of:=SUM([.X2:.X807])" office:value-type="float" office:value="338">
            <text:p>338</text:p>
          </table:table-cell>
          <table:table-cell/>
          <table:table-cell table:style-name="ce1" table:formula="of:=MEDIAN([.Z2:.Z807])" office:value-type="float" office:value="20">
            <text:p>20</text:p>
          </table:table-cell>
          <table:table-cell table:style-name="ce1" table:formula="of:=MEDIAN([.AA2:.AA807])" office:value-type="float" office:value="91.5">
            <text:p>91.5</text:p>
          </table:table-cell>
          <table:table-cell table:formula="of:=SUM([.AB2:.AB807])" office:value-type="float" office:value="207">
            <text:p>207</text:p>
          </table:table-cell>
          <table:table-cell table:formula="of:=SUM([.AC2:.AC807])" office:value-type="float" office:value="295">
            <text:p>295</text:p>
          </table:table-cell>
          <table:table-cell table:formula="of:=SUM([.AD2:.AD807])" office:value-type="float" office:value="321">
            <text:p>321</text:p>
          </table:table-cell>
          <table:table-cell table:formula="of:=SUM([.AE2:.AE807])" office:value-type="float" office:value="348">
            <text:p>348</text:p>
          </table:table-cell>
          <table:table-cell/>
          <table:table-cell table:style-name="ce1" table:formula="of:=MEDIAN([.AG2:.AG807])" office:value-type="float" office:value="20">
            <text:p>20</text:p>
          </table:table-cell>
          <table:table-cell table:style-name="ce1" table:formula="of:=MEDIAN([.AH2:.AH807])" office:value-type="float" office:value="87">
            <text:p>87</text:p>
          </table:table-cell>
          <table:table-cell table:formula="of:=SUM([.AI2:.AI807])" office:value-type="float" office:value="212">
            <text:p>212</text:p>
          </table:table-cell>
          <table:table-cell table:formula="of:=SUM([.AJ2:.AJ807])" office:value-type="float" office:value="287">
            <text:p>287</text:p>
          </table:table-cell>
          <table:table-cell table:formula="of:=SUM([.AK2:.AK807])" office:value-type="float" office:value="315">
            <text:p>315</text:p>
          </table:table-cell>
          <table:table-cell table:formula="of:=SUM([.AL2:.AL807])" office:value-type="float" office:value="351">
            <text:p>351</text:p>
          </table:table-cell>
          <table:table-cell/>
          <table:table-cell table:style-name="ce1" table:formula="of:=MEDIAN([.AN2:.AN807])" office:value-type="float" office:value="19">
            <text:p>19</text:p>
          </table:table-cell>
          <table:table-cell table:style-name="ce1" table:formula="of:=MEDIAN([.AO2:.AO807])" office:value-type="float" office:value="84">
            <text:p>84</text:p>
          </table:table-cell>
          <table:table-cell table:formula="of:=SUM([.AP2:.AP807])" office:value-type="float" office:value="219">
            <text:p>219</text:p>
          </table:table-cell>
          <table:table-cell table:formula="of:=SUM([.AQ2:.AQ807])" office:value-type="float" office:value="293">
            <text:p>293</text:p>
          </table:table-cell>
          <table:table-cell table:formula="of:=SUM([.AR2:.AR807])" office:value-type="float" office:value="322">
            <text:p>322</text:p>
          </table:table-cell>
          <table:table-cell table:formula="of:=SUM([.AS2:.AS807])" office:value-type="float" office:value="352">
            <text:p>352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AVERAGE([.E2:.E807])" office:value-type="float" office:value="13.6153846153846">
            <text:p>13.6153846154</text:p>
          </table:table-cell>
          <table:table-cell table:formula="of:=AVERAGE([.F2:.F807])" office:value-type="float" office:value="4811.31141439206">
            <text:p>4811.3114143921</text:p>
          </table:table-cell>
          <table:table-cell table:number-columns-repeated="5"/>
          <table:table-cell table:formula="of:=AVERAGE([.L2:.L807])" office:value-type="float" office:value="67.2307692307692">
            <text:p>67.2307692308</text:p>
          </table:table-cell>
          <table:table-cell table:formula="of:=AVERAGE([.M2:.M807])" office:value-type="float" office:value="4249.95781637717">
            <text:p>4249.9578163772</text:p>
          </table:table-cell>
          <table:table-cell table:number-columns-repeated="5"/>
          <table:table-cell table:formula="of:=AVERAGE([.S2:.S807])" office:value-type="float" office:value="90.8660049627792">
            <text:p>90.8660049628</text:p>
          </table:table-cell>
          <table:table-cell table:formula="of:=AVERAGE([.T2:.T807])" office:value-type="float" office:value="6025.82009925558">
            <text:p>6025.8200992556</text:p>
          </table:table-cell>
          <table:table-cell table:number-columns-repeated="5"/>
          <table:table-cell table:formula="of:=AVERAGE([.Z2:.Z807])" office:value-type="float" office:value="86.9193548387097">
            <text:p>86.9193548387</text:p>
          </table:table-cell>
          <table:table-cell table:formula="of:=AVERAGE([.AA2:.AA807])" office:value-type="float" office:value="5533.70099255583">
            <text:p>5533.7009925558</text:p>
          </table:table-cell>
          <table:table-cell table:number-columns-repeated="5"/>
          <table:table-cell table:formula="of:=AVERAGE([.AG2:.AG807])" office:value-type="float" office:value="87.5868486352357">
            <text:p>87.5868486352</text:p>
          </table:table-cell>
          <table:table-cell table:formula="of:=AVERAGE([.AH2:.AH807])" office:value-type="float" office:value="5024.80148883375">
            <text:p>5024.8014888338</text:p>
          </table:table-cell>
          <table:table-cell table:number-columns-repeated="5"/>
          <table:table-cell table:formula="of:=AVERAGE([.AN2:.AN807])" office:value-type="float" office:value="75.9838709677419">
            <text:p>75.9838709677</text:p>
          </table:table-cell>
          <table:table-cell table:formula="of:=AVERAGE([.AO2:.AO807])" office:value-type="float" office:value="4551.08684863524">
            <text:p>4551.0868486352</text:p>
          </table:table-cell>
          <table:table-cell table:number-columns-repeated="18"/>
        </table:table-row>
        <table:table-row table:style-name="ro2" table:number-rows-repeated="4">
          <table:table-cell table:number-columns-repeated="59"/>
        </table:table-row>
        <table:table-row table:style-name="ro3">
          <table:table-cell table:number-columns-repeated="4"/>
          <table:table-cell table:style-name="ce2" office:value-type="string">
            <text:p>BaseL Lev</text:p>
          </table:table-cell>
          <table:table-cell table:style-name="ce3" office:value-type="float" office:value="4">
            <text:p>4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328">
            <text:p>328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82">
            <text:p>382</text:p>
          </table:table-cell>
          <table:table-cell table:number-columns-repeated="48"/>
        </table:table-row>
        <table:table-row table:style-name="ro3">
          <table:table-cell table:number-columns-repeated="4"/>
          <table:table-cell table:style-name="ce2" office:value-type="string">
            <text:p>Phon Lev H</text:p>
          </table:table-cell>
          <table:table-cell table:style-name="ce4" office:value-type="float" office:value="12">
            <text:p>12</text:p>
          </table:table-cell>
          <table:table-cell table:style-name="ce6" office:value-type="float" office:value="47.5">
            <text:p>47.5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334">
            <text:p>334</text:p>
          </table:table-cell>
          <table:table-cell table:style-name="ce6" office:value-type="float" office:value="359">
            <text:p>359</text:p>
          </table:table-cell>
          <table:table-cell table:style-name="ce6" office:value-type="float" office:value="385">
            <text:p>385</text:p>
          </table:table-cell>
          <table:table-cell table:number-columns-repeated="48"/>
        </table:table-row>
        <table:table-row table:style-name="ro4">
          <table:table-cell table:number-columns-repeated="4"/>
          <table:table-cell table:style-name="ce2" office:value-type="string">
            <text:p>Improvement</text:p>
          </table:table-cell>
          <table:table-cell table:style-name="ce4"/>
          <table:table-cell table:style-name="ce5" table:number-columns-repeated="5"/>
          <table:table-cell table:number-columns-repeated="48"/>
        </table:table-row>
        <table:table-row table:style-name="ro3">
          <table:table-cell table:number-columns-repeated="4"/>
          <table:table-cell table:style-name="ce2" office:value-type="string">
            <text:p>Phon Lev V</text:p>
          </table:table-cell>
          <table:table-cell table:style-name="ce4" office:value-type="float" office:value="21">
            <text:p>21</text:p>
          </table:table-cell>
          <table:table-cell table:style-name="ce5" office:value-type="float" office:value="87.5">
            <text:p>87.5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319">
            <text:p>319</text:p>
          </table:table-cell>
          <table:table-cell table:style-name="ce5" office:value-type="float" office:value="349">
            <text:p>349</text:p>
          </table:table-cell>
          <table:table-cell table:number-columns-repeated="48"/>
        </table:table-row>
        <table:table-row table:style-name="ro5">
          <table:table-cell table:number-columns-repeated="4"/>
          <table:table-cell table:style-name="ce2" office:value-type="string">
            <text:p>Diff</text:p>
          </table:table-cell>
          <table:table-cell table:style-name="ce4"/>
          <table:table-cell table:style-name="ce5" table:number-columns-repeated="5"/>
          <table:table-cell table:number-columns-repeated="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19/04/2017</text:date>, <text:time>17:2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7:20:57</dc:date>
    <dc:creator>Bogdan Babych</dc:creator>
    <meta:document-statistic meta:table-count="1" meta:cell-count="42024" meta:object-count="0"/>
    <meta:generator>OpenOffice/4.1.1$Unix OpenOffice.org_project/411m6$Build-9775</meta:generator>
  </office:meta>
</office:document-meta>
</file>